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00" table:default-cell-style-name="ce1"/>
        <table:table-row table:style-name="ro1">
          <table:table-cell table:style-name="Default" office:value-type="string" calcext:value-type="string">
            <text:p>Echantillon 1</text:p>
          </table:table-cell>
          <table:table-cell table:style-name="Default" office:value-type="string" calcext:value-type="string">
            <text:p>Echantillon 2</text:p>
          </table:table-cell>
          <table:table-cell table:style-name="Default" office:value-type="string" calcext:value-type="string">
            <text:p>Echantillon 3</text:p>
          </table:table-cell>
          <table:table-cell table:style-name="Default" office:value-type="string" calcext:value-type="string">
            <text:p>Echantillon 4</text:p>
          </table:table-cell>
          <table:table-cell table:style-name="Default" office:value-type="string" calcext:value-type="string">
            <text:p>Echantillon 5</text:p>
          </table:table-cell>
          <table:table-cell table:style-name="Default" office:value-type="string" calcext:value-type="string">
            <text:p>Echantillon 6</text:p>
          </table:table-cell>
          <table:table-cell table:style-name="Default" office:value-type="string" calcext:value-type="string">
            <text:p>Echantillon 7</text:p>
          </table:table-cell>
          <table:table-cell table:style-name="Default" office:value-type="string" calcext:value-type="string">
            <text:p>Echantillon 8</text:p>
          </table:table-cell>
          <table:table-cell table:style-name="Default" office:value-type="string" calcext:value-type="string">
            <text:p>Echantillon 9</text:p>
          </table:table-cell>
          <table:table-cell table:style-name="Default" office:value-type="string" calcext:value-type="string">
            <text:p>Echantillon 10</text:p>
          </table:table-cell>
          <table:table-cell table:style-name="Default" office:value-type="string" calcext:value-type="string">
            <text:p>Echantillon 11</text:p>
          </table:table-cell>
          <table:table-cell table:style-name="Default" office:value-type="string" calcext:value-type="string">
            <text:p>Echantillon 12</text:p>
          </table:table-cell>
          <table:table-cell table:style-name="Default" office:value-type="string" calcext:value-type="string">
            <text:p>Echantillon 13</text:p>
          </table:table-cell>
          <table:table-cell table:style-name="Default" office:value-type="string" calcext:value-type="string">
            <text:p>Echantillon 14</text:p>
          </table:table-cell>
          <table:table-cell table:style-name="Default" office:value-type="string" calcext:value-type="string">
            <text:p>Echantillon 15</text:p>
          </table:table-cell>
          <table:table-cell table:style-name="Default" office:value-type="string" calcext:value-type="string">
            <text:p>Echantillon 16</text:p>
          </table:table-cell>
          <table:table-cell table:style-name="Default" office:value-type="string" calcext:value-type="string">
            <text:p>Echantillon 17</text:p>
          </table:table-cell>
          <table:table-cell table:style-name="Default" office:value-type="string" calcext:value-type="string">
            <text:p>Echantillon 18</text:p>
          </table:table-cell>
          <table:table-cell table:style-name="Default" office:value-type="string" calcext:value-type="string">
            <text:p>Echantillon 19</text:p>
          </table:table-cell>
          <table:table-cell table:style-name="Default" office:value-type="string" calcext:value-type="string">
            <text:p>Echantillon 20</text:p>
          </table:table-cell>
          <table:table-cell table:style-name="Default" office:value-type="string" calcext:value-type="string">
            <text:p>Echantillon 21</text:p>
          </table:table-cell>
          <table:table-cell table:style-name="Default" office:value-type="string" calcext:value-type="string">
            <text:p>Echantillon 22</text:p>
          </table:table-cell>
          <table:table-cell table:style-name="Default" office:value-type="string" calcext:value-type="string">
            <text:p>Echantillon 23</text:p>
          </table:table-cell>
          <table:table-cell table:style-name="Default" office:value-type="string" calcext:value-type="string">
            <text:p>Echantillon 24</text:p>
          </table:table-cell>
          <table:table-cell table:style-name="Default" office:value-type="string" calcext:value-type="string">
            <text:p>Echantillon 25</text:p>
          </table:table-cell>
          <table:table-cell table:style-name="Default" office:value-type="string" calcext:value-type="string">
            <text:p>Echantillon 26</text:p>
          </table:table-cell>
          <table:table-cell table:style-name="Default" office:value-type="string" calcext:value-type="string">
            <text:p>Echantillon 27</text:p>
          </table:table-cell>
          <table:table-cell table:style-name="Default" office:value-type="string" calcext:value-type="string">
            <text:p>Echantillon 28</text:p>
          </table:table-cell>
          <table:table-cell table:style-name="Default" office:value-type="string" calcext:value-type="string">
            <text:p>Echantillon 29</text:p>
          </table:table-cell>
          <table:table-cell table:style-name="Default" office:value-type="string" calcext:value-type="string">
            <text:p>Echantillon 30</text:p>
          </table:table-cell>
          <table:table-cell table:style-name="Default" office:value-type="string" calcext:value-type="string">
            <text:p>Echantillon 31</text:p>
          </table:table-cell>
          <table:table-cell table:style-name="Default" office:value-type="string" calcext:value-type="string">
            <text:p>Echantillon 32</text:p>
          </table:table-cell>
          <table:table-cell table:style-name="Default" office:value-type="string" calcext:value-type="string">
            <text:p>Echantillon 33</text:p>
          </table:table-cell>
          <table:table-cell table:style-name="Default" office:value-type="string" calcext:value-type="string">
            <text:p>Echantillon 34</text:p>
          </table:table-cell>
          <table:table-cell table:style-name="Default" office:value-type="string" calcext:value-type="string">
            <text:p>Echantillon 35</text:p>
          </table:table-cell>
          <table:table-cell table:style-name="Default" office:value-type="string" calcext:value-type="string">
            <text:p>Echantillon 36</text:p>
          </table:table-cell>
          <table:table-cell table:style-name="Default" office:value-type="string" calcext:value-type="string">
            <text:p>Echantillon 37</text:p>
          </table:table-cell>
          <table:table-cell table:style-name="Default" office:value-type="string" calcext:value-type="string">
            <text:p>Echantillon 38</text:p>
          </table:table-cell>
          <table:table-cell table:style-name="Default" office:value-type="string" calcext:value-type="string">
            <text:p>Echantillon 39</text:p>
          </table:table-cell>
          <table:table-cell table:style-name="Default" office:value-type="string" calcext:value-type="string">
            <text:p>Echantillon 40</text:p>
          </table:table-cell>
          <table:table-cell table:style-name="Default" office:value-type="string" calcext:value-type="string">
            <text:p>Echantillon 41</text:p>
          </table:table-cell>
          <table:table-cell table:style-name="Default" office:value-type="string" calcext:value-type="string">
            <text:p>Echantillon 42</text:p>
          </table:table-cell>
          <table:table-cell table:style-name="Default" office:value-type="string" calcext:value-type="string">
            <text:p>Echantillon 43</text:p>
          </table:table-cell>
          <table:table-cell table:style-name="Default" office:value-type="string" calcext:value-type="string">
            <text:p>Echantillon 44</text:p>
          </table:table-cell>
          <table:table-cell table:style-name="Default" office:value-type="string" calcext:value-type="string">
            <text:p>Echantillon 45</text:p>
          </table:table-cell>
          <table:table-cell table:style-name="Default" office:value-type="string" calcext:value-type="string">
            <text:p>Echantillon 46</text:p>
          </table:table-cell>
          <table:table-cell table:style-name="Default" office:value-type="string" calcext:value-type="string">
            <text:p>Echantillon 47</text:p>
          </table:table-cell>
          <table:table-cell table:style-name="Default" office:value-type="string" calcext:value-type="string">
            <text:p>Echantillon 48</text:p>
          </table:table-cell>
          <table:table-cell table:style-name="Default" office:value-type="string" calcext:value-type="string">
            <text:p>Echantillon 49</text:p>
          </table:table-cell>
          <table:table-cell table:style-name="Default" office:value-type="string" calcext:value-type="string">
            <text:p>Echantillon 50</text:p>
          </table:table-cell>
          <table:table-cell table:style-name="Default" office:value-type="string" calcext:value-type="string">
            <text:p>Echantillon 51</text:p>
          </table:table-cell>
          <table:table-cell table:style-name="Default" office:value-type="string" calcext:value-type="string">
            <text:p>Echantillon 52</text:p>
          </table:table-cell>
          <table:table-cell table:style-name="Default" office:value-type="string" calcext:value-type="string">
            <text:p>Echantillon 53</text:p>
          </table:table-cell>
          <table:table-cell table:style-name="Default" office:value-type="string" calcext:value-type="string">
            <text:p>Echantillon 54</text:p>
          </table:table-cell>
          <table:table-cell table:style-name="Default" office:value-type="string" calcext:value-type="string">
            <text:p>Echantillon 55</text:p>
          </table:table-cell>
          <table:table-cell table:style-name="Default" office:value-type="string" calcext:value-type="string">
            <text:p>Echantillon 56</text:p>
          </table:table-cell>
          <table:table-cell table:style-name="Default" office:value-type="string" calcext:value-type="string">
            <text:p>Echantillon 57</text:p>
          </table:table-cell>
          <table:table-cell table:style-name="Default" office:value-type="string" calcext:value-type="string">
            <text:p>Echantillon 58</text:p>
          </table:table-cell>
          <table:table-cell table:style-name="Default" office:value-type="string" calcext:value-type="string">
            <text:p>Echantillon 59</text:p>
          </table:table-cell>
          <table:table-cell table:style-name="Default" office:value-type="string" calcext:value-type="string">
            <text:p>Echantillon 60</text:p>
          </table:table-cell>
          <table:table-cell table:style-name="Default" office:value-type="string" calcext:value-type="string">
            <text:p>Echantillon 61</text:p>
          </table:table-cell>
          <table:table-cell table:style-name="Default" office:value-type="string" calcext:value-type="string">
            <text:p>Echantillon 62</text:p>
          </table:table-cell>
          <table:table-cell table:style-name="Default" office:value-type="string" calcext:value-type="string">
            <text:p>Echantillon 63</text:p>
          </table:table-cell>
          <table:table-cell table:style-name="Default" office:value-type="string" calcext:value-type="string">
            <text:p>Echantillon 64</text:p>
          </table:table-cell>
          <table:table-cell table:style-name="Default" office:value-type="string" calcext:value-type="string">
            <text:p>Echantillon 65</text:p>
          </table:table-cell>
          <table:table-cell table:style-name="Default" office:value-type="string" calcext:value-type="string">
            <text:p>Echantillon 66</text:p>
          </table:table-cell>
          <table:table-cell table:style-name="Default" office:value-type="string" calcext:value-type="string">
            <text:p>Echantillon 67</text:p>
          </table:table-cell>
          <table:table-cell table:style-name="Default" office:value-type="string" calcext:value-type="string">
            <text:p>Echantillon 68</text:p>
          </table:table-cell>
          <table:table-cell table:style-name="Default" office:value-type="string" calcext:value-type="string">
            <text:p>Echantillon 69</text:p>
          </table:table-cell>
          <table:table-cell table:style-name="Default" office:value-type="string" calcext:value-type="string">
            <text:p>Echantillon 70</text:p>
          </table:table-cell>
          <table:table-cell table:style-name="Default" office:value-type="string" calcext:value-type="string">
            <text:p>Echantillon 71</text:p>
          </table:table-cell>
          <table:table-cell table:style-name="Default" office:value-type="string" calcext:value-type="string">
            <text:p>Echantillon 72</text:p>
          </table:table-cell>
          <table:table-cell table:style-name="Default" office:value-type="string" calcext:value-type="string">
            <text:p>Echantillon 73</text:p>
          </table:table-cell>
          <table:table-cell table:style-name="Default" office:value-type="string" calcext:value-type="string">
            <text:p>Echantillon 74</text:p>
          </table:table-cell>
          <table:table-cell table:style-name="Default" office:value-type="string" calcext:value-type="string">
            <text:p>Echantillon 75</text:p>
          </table:table-cell>
          <table:table-cell table:style-name="Default" office:value-type="string" calcext:value-type="string">
            <text:p>Echantillon 76</text:p>
          </table:table-cell>
          <table:table-cell table:style-name="Default" office:value-type="string" calcext:value-type="string">
            <text:p>Echantillon 77</text:p>
          </table:table-cell>
          <table:table-cell table:style-name="Default" office:value-type="string" calcext:value-type="string">
            <text:p>Echantillon 78</text:p>
          </table:table-cell>
          <table:table-cell table:style-name="Default" office:value-type="string" calcext:value-type="string">
            <text:p>Echantillon 79</text:p>
          </table:table-cell>
          <table:table-cell table:style-name="Default" office:value-type="string" calcext:value-type="string">
            <text:p>Echantillon 80</text:p>
          </table:table-cell>
          <table:table-cell table:style-name="Default" office:value-type="string" calcext:value-type="string">
            <text:p>Echantillon 81</text:p>
          </table:table-cell>
          <table:table-cell table:style-name="Default" office:value-type="string" calcext:value-type="string">
            <text:p>Echantillon 82</text:p>
          </table:table-cell>
          <table:table-cell table:style-name="Default" office:value-type="string" calcext:value-type="string">
            <text:p>Echantillon 83</text:p>
          </table:table-cell>
          <table:table-cell table:style-name="Default" office:value-type="string" calcext:value-type="string">
            <text:p>Echantillon 84</text:p>
          </table:table-cell>
          <table:table-cell table:style-name="Default" office:value-type="string" calcext:value-type="string">
            <text:p>Echantillon 85</text:p>
          </table:table-cell>
          <table:table-cell table:style-name="Default" office:value-type="string" calcext:value-type="string">
            <text:p>Echantillon 86</text:p>
          </table:table-cell>
          <table:table-cell table:style-name="Default" office:value-type="string" calcext:value-type="string">
            <text:p>Echantillon 87</text:p>
          </table:table-cell>
          <table:table-cell table:style-name="Default" office:value-type="string" calcext:value-type="string">
            <text:p>Echantillon 88</text:p>
          </table:table-cell>
          <table:table-cell table:style-name="Default" office:value-type="string" calcext:value-type="string">
            <text:p>Echantillon 89</text:p>
          </table:table-cell>
          <table:table-cell table:style-name="Default" office:value-type="string" calcext:value-type="string">
            <text:p>Echantillon 90</text:p>
          </table:table-cell>
          <table:table-cell table:style-name="Default" office:value-type="string" calcext:value-type="string">
            <text:p>Echantillon 91</text:p>
          </table:table-cell>
          <table:table-cell table:style-name="Default" office:value-type="string" calcext:value-type="string">
            <text:p>Echantillon 92</text:p>
          </table:table-cell>
          <table:table-cell table:style-name="Default" office:value-type="string" calcext:value-type="string">
            <text:p>Echantillon 93</text:p>
          </table:table-cell>
          <table:table-cell table:style-name="Default" office:value-type="string" calcext:value-type="string">
            <text:p>Echantillon 94</text:p>
          </table:table-cell>
          <table:table-cell table:style-name="Default" office:value-type="string" calcext:value-type="string">
            <text:p>Echantillon 95</text:p>
          </table:table-cell>
          <table:table-cell table:style-name="Default" office:value-type="string" calcext:value-type="string">
            <text:p>Echantillon 96</text:p>
          </table:table-cell>
          <table:table-cell table:style-name="Default" office:value-type="string" calcext:value-type="string">
            <text:p>Echantillon 97</text:p>
          </table:table-cell>
          <table:table-cell table:style-name="Default" office:value-type="string" calcext:value-type="string">
            <text:p>Echantillon 98</text:p>
          </table:table-cell>
          <table:table-cell table:style-name="Default" office:value-type="string" calcext:value-type="string">
            <text:p>Echantillon 99</text:p>
          </table:table-cell>
          <table:table-cell table:style-name="Default" office:value-type="string" calcext:value-type="string">
            <text:p>Echantillon 10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</table:table-row>
        <table:table-row table:style-name="ro1"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0" calcext:value-type="float">
            <text:p>0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  <table:table-cell table:formula="of:=IF(RAND()&lt;0.3;1;0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table:number-columns-repeated="98"/>
        </table:table-row>
        <table:table-row table:style-name="ro1">
          <table:table-cell table:style-name="Default" table:formula="of:=COUNTIF([.A2:.A102];1)/100" office:value-type="float" office:value="0.28" calcext:value-type="float">
            <text:p>0,28</text:p>
          </table:table-cell>
          <table:table-cell table:style-name="Default" table:formula="of:=COUNTIF([.B2:.B102];1)/100" office:value-type="float" office:value="0.37" calcext:value-type="float">
            <text:p>0,37</text:p>
          </table:table-cell>
          <table:table-cell table:style-name="Default" table:formula="of:=COUNTIF([.C2:.C102];1)/100" office:value-type="float" office:value="0.29" calcext:value-type="float">
            <text:p>0,29</text:p>
          </table:table-cell>
          <table:table-cell table:style-name="Default" table:formula="of:=COUNTIF([.D2:.D102];1)/100" office:value-type="float" office:value="0.33" calcext:value-type="float">
            <text:p>0,33</text:p>
          </table:table-cell>
          <table:table-cell table:style-name="Default" table:formula="of:=COUNTIF([.E2:.E102];1)/100" office:value-type="float" office:value="0.26" calcext:value-type="float">
            <text:p>0,26</text:p>
          </table:table-cell>
          <table:table-cell table:style-name="Default" table:formula="of:=COUNTIF([.F2:.F102];1)/100" office:value-type="float" office:value="0.27" calcext:value-type="float">
            <text:p>0,27</text:p>
          </table:table-cell>
          <table:table-cell table:style-name="Default" table:formula="of:=COUNTIF([.G2:.G102];1)/100" office:value-type="float" office:value="0.27" calcext:value-type="float">
            <text:p>0,27</text:p>
          </table:table-cell>
          <table:table-cell table:style-name="Default" table:formula="of:=COUNTIF([.H2:.H102];1)/100" office:value-type="float" office:value="0.33" calcext:value-type="float">
            <text:p>0,33</text:p>
          </table:table-cell>
          <table:table-cell table:style-name="Default" table:formula="of:=COUNTIF([.I2:.I102];1)/100" office:value-type="float" office:value="0.27" calcext:value-type="float">
            <text:p>0,27</text:p>
          </table:table-cell>
          <table:table-cell table:style-name="Default" table:formula="of:=COUNTIF([.J2:.J102];1)/100" office:value-type="float" office:value="0.3" calcext:value-type="float">
            <text:p>0,3</text:p>
          </table:table-cell>
          <table:table-cell table:style-name="Default" table:formula="of:=COUNTIF([.K2:.K102];1)/100" office:value-type="float" office:value="0.28" calcext:value-type="float">
            <text:p>0,28</text:p>
          </table:table-cell>
          <table:table-cell table:style-name="Default" table:formula="of:=COUNTIF([.L2:.L102];1)/100" office:value-type="float" office:value="0.21" calcext:value-type="float">
            <text:p>0,21</text:p>
          </table:table-cell>
          <table:table-cell table:style-name="Default" table:formula="of:=COUNTIF([.M2:.M102];1)/100" office:value-type="float" office:value="0.22" calcext:value-type="float">
            <text:p>0,22</text:p>
          </table:table-cell>
          <table:table-cell table:style-name="Default" table:formula="of:=COUNTIF([.N2:.N102];1)/100" office:value-type="float" office:value="0.34" calcext:value-type="float">
            <text:p>0,34</text:p>
          </table:table-cell>
          <table:table-cell table:style-name="Default" table:formula="of:=COUNTIF([.O2:.O102];1)/100" office:value-type="float" office:value="0.29" calcext:value-type="float">
            <text:p>0,29</text:p>
          </table:table-cell>
          <table:table-cell table:style-name="Default" table:formula="of:=COUNTIF([.P2:.P102];1)/100" office:value-type="float" office:value="0.24" calcext:value-type="float">
            <text:p>0,24</text:p>
          </table:table-cell>
          <table:table-cell table:style-name="Default" table:formula="of:=COUNTIF([.Q2:.Q102];1)/100" office:value-type="float" office:value="0.26" calcext:value-type="float">
            <text:p>0,26</text:p>
          </table:table-cell>
          <table:table-cell table:style-name="Default" table:formula="of:=COUNTIF([.R2:.R102];1)/100" office:value-type="float" office:value="0.27" calcext:value-type="float">
            <text:p>0,27</text:p>
          </table:table-cell>
          <table:table-cell table:style-name="Default" table:formula="of:=COUNTIF([.S2:.S102];1)/100" office:value-type="float" office:value="0.32" calcext:value-type="float">
            <text:p>0,32</text:p>
          </table:table-cell>
          <table:table-cell table:style-name="Default" table:formula="of:=COUNTIF([.T2:.T102];1)/100" office:value-type="float" office:value="0.3" calcext:value-type="float">
            <text:p>0,3</text:p>
          </table:table-cell>
          <table:table-cell table:style-name="Default" table:formula="of:=COUNTIF([.U2:.U102];1)/100" office:value-type="float" office:value="0.32" calcext:value-type="float">
            <text:p>0,32</text:p>
          </table:table-cell>
          <table:table-cell table:style-name="Default" table:formula="of:=COUNTIF([.V2:.V102];1)/100" office:value-type="float" office:value="0.29" calcext:value-type="float">
            <text:p>0,29</text:p>
          </table:table-cell>
          <table:table-cell table:style-name="Default" table:formula="of:=COUNTIF([.W2:.W102];1)/100" office:value-type="float" office:value="0.28" calcext:value-type="float">
            <text:p>0,28</text:p>
          </table:table-cell>
          <table:table-cell table:style-name="Default" table:formula="of:=COUNTIF([.X2:.X102];1)/100" office:value-type="float" office:value="0.34" calcext:value-type="float">
            <text:p>0,34</text:p>
          </table:table-cell>
          <table:table-cell table:style-name="Default" table:formula="of:=COUNTIF([.Y2:.Y102];1)/100" office:value-type="float" office:value="0.28" calcext:value-type="float">
            <text:p>0,28</text:p>
          </table:table-cell>
          <table:table-cell table:style-name="Default" table:formula="of:=COUNTIF([.Z2:.Z102];1)/100" office:value-type="float" office:value="0.35" calcext:value-type="float">
            <text:p>0,35</text:p>
          </table:table-cell>
          <table:table-cell table:style-name="Default" table:formula="of:=COUNTIF([.AA2:.AA102];1)/100" office:value-type="float" office:value="0.42" calcext:value-type="float">
            <text:p>0,42</text:p>
          </table:table-cell>
          <table:table-cell table:style-name="Default" table:formula="of:=COUNTIF([.AB2:.AB102];1)/100" office:value-type="float" office:value="0.22" calcext:value-type="float">
            <text:p>0,22</text:p>
          </table:table-cell>
          <table:table-cell table:style-name="Default" table:formula="of:=COUNTIF([.AC2:.AC102];1)/100" office:value-type="float" office:value="0.3" calcext:value-type="float">
            <text:p>0,3</text:p>
          </table:table-cell>
          <table:table-cell table:style-name="Default" table:formula="of:=COUNTIF([.AD2:.AD102];1)/100" office:value-type="float" office:value="0.33" calcext:value-type="float">
            <text:p>0,33</text:p>
          </table:table-cell>
          <table:table-cell table:style-name="Default" table:formula="of:=COUNTIF([.AE2:.AE102];1)/100" office:value-type="float" office:value="0.31" calcext:value-type="float">
            <text:p>0,31</text:p>
          </table:table-cell>
          <table:table-cell table:style-name="Default" table:formula="of:=COUNTIF([.AF2:.AF102];1)/100" office:value-type="float" office:value="0.32" calcext:value-type="float">
            <text:p>0,32</text:p>
          </table:table-cell>
          <table:table-cell table:style-name="Default" table:formula="of:=COUNTIF([.AG2:.AG102];1)/100" office:value-type="float" office:value="0.37" calcext:value-type="float">
            <text:p>0,37</text:p>
          </table:table-cell>
          <table:table-cell table:style-name="Default" table:formula="of:=COUNTIF([.AH2:.AH102];1)/100" office:value-type="float" office:value="0.27" calcext:value-type="float">
            <text:p>0,27</text:p>
          </table:table-cell>
          <table:table-cell table:style-name="Default" table:formula="of:=COUNTIF([.AI2:.AI102];1)/100" office:value-type="float" office:value="0.26" calcext:value-type="float">
            <text:p>0,26</text:p>
          </table:table-cell>
          <table:table-cell table:style-name="Default" table:formula="of:=COUNTIF([.AJ2:.AJ102];1)/100" office:value-type="float" office:value="0.28" calcext:value-type="float">
            <text:p>0,28</text:p>
          </table:table-cell>
          <table:table-cell table:style-name="Default" table:formula="of:=COUNTIF([.AK2:.AK102];1)/100" office:value-type="float" office:value="0.31" calcext:value-type="float">
            <text:p>0,31</text:p>
          </table:table-cell>
          <table:table-cell table:style-name="Default" table:formula="of:=COUNTIF([.AL2:.AL102];1)/100" office:value-type="float" office:value="0.39" calcext:value-type="float">
            <text:p>0,39</text:p>
          </table:table-cell>
          <table:table-cell table:style-name="Default" table:formula="of:=COUNTIF([.AM2:.AM102];1)/100" office:value-type="float" office:value="0.29" calcext:value-type="float">
            <text:p>0,29</text:p>
          </table:table-cell>
          <table:table-cell table:style-name="Default" table:formula="of:=COUNTIF([.AN2:.AN102];1)/100" office:value-type="float" office:value="0.31" calcext:value-type="float">
            <text:p>0,31</text:p>
          </table:table-cell>
          <table:table-cell table:style-name="Default" table:formula="of:=COUNTIF([.AO2:.AO102];1)/100" office:value-type="float" office:value="0.29" calcext:value-type="float">
            <text:p>0,29</text:p>
          </table:table-cell>
          <table:table-cell table:style-name="Default" table:formula="of:=COUNTIF([.AP2:.AP102];1)/100" office:value-type="float" office:value="0.34" calcext:value-type="float">
            <text:p>0,34</text:p>
          </table:table-cell>
          <table:table-cell table:style-name="Default" table:formula="of:=COUNTIF([.AQ2:.AQ102];1)/100" office:value-type="float" office:value="0.29" calcext:value-type="float">
            <text:p>0,29</text:p>
          </table:table-cell>
          <table:table-cell table:style-name="Default" table:formula="of:=COUNTIF([.AR2:.AR102];1)/100" office:value-type="float" office:value="0.31" calcext:value-type="float">
            <text:p>0,31</text:p>
          </table:table-cell>
          <table:table-cell table:style-name="Default" table:formula="of:=COUNTIF([.AS2:.AS102];1)/100" office:value-type="float" office:value="0.32" calcext:value-type="float">
            <text:p>0,32</text:p>
          </table:table-cell>
          <table:table-cell table:style-name="Default" table:formula="of:=COUNTIF([.AT2:.AT102];1)/100" office:value-type="float" office:value="0.23" calcext:value-type="float">
            <text:p>0,23</text:p>
          </table:table-cell>
          <table:table-cell table:style-name="Default" table:formula="of:=COUNTIF([.AU2:.AU102];1)/100" office:value-type="float" office:value="0.32" calcext:value-type="float">
            <text:p>0,32</text:p>
          </table:table-cell>
          <table:table-cell table:style-name="Default" table:formula="of:=COUNTIF([.AV2:.AV102];1)/100" office:value-type="float" office:value="0.29" calcext:value-type="float">
            <text:p>0,29</text:p>
          </table:table-cell>
          <table:table-cell table:style-name="Default" table:formula="of:=COUNTIF([.AW2:.AW102];1)/100" office:value-type="float" office:value="0.36" calcext:value-type="float">
            <text:p>0,36</text:p>
          </table:table-cell>
          <table:table-cell table:style-name="Default" table:formula="of:=COUNTIF([.AX2:.AX102];1)/100" office:value-type="float" office:value="0.25" calcext:value-type="float">
            <text:p>0,25</text:p>
          </table:table-cell>
          <table:table-cell table:style-name="Default" table:formula="of:=COUNTIF([.AY2:.AY102];1)/100" office:value-type="float" office:value="0.29" calcext:value-type="float">
            <text:p>0,29</text:p>
          </table:table-cell>
          <table:table-cell table:style-name="Default" table:formula="of:=COUNTIF([.AZ2:.AZ102];1)/100" office:value-type="float" office:value="0.21" calcext:value-type="float">
            <text:p>0,21</text:p>
          </table:table-cell>
          <table:table-cell table:style-name="Default" table:formula="of:=COUNTIF([.BA2:.BA102];1)/100" office:value-type="float" office:value="0.25" calcext:value-type="float">
            <text:p>0,25</text:p>
          </table:table-cell>
          <table:table-cell table:style-name="Default" table:formula="of:=COUNTIF([.BB2:.BB102];1)/100" office:value-type="float" office:value="0.21" calcext:value-type="float">
            <text:p>0,21</text:p>
          </table:table-cell>
          <table:table-cell table:style-name="Default" table:formula="of:=COUNTIF([.BC2:.BC102];1)/100" office:value-type="float" office:value="0.35" calcext:value-type="float">
            <text:p>0,35</text:p>
          </table:table-cell>
          <table:table-cell table:style-name="Default" table:formula="of:=COUNTIF([.BD2:.BD102];1)/100" office:value-type="float" office:value="0.25" calcext:value-type="float">
            <text:p>0,25</text:p>
          </table:table-cell>
          <table:table-cell table:style-name="Default" table:formula="of:=COUNTIF([.BE2:.BE102];1)/100" office:value-type="float" office:value="0.38" calcext:value-type="float">
            <text:p>0,38</text:p>
          </table:table-cell>
          <table:table-cell table:style-name="Default" table:formula="of:=COUNTIF([.BF2:.BF102];1)/100" office:value-type="float" office:value="0.34" calcext:value-type="float">
            <text:p>0,34</text:p>
          </table:table-cell>
          <table:table-cell table:style-name="Default" table:formula="of:=COUNTIF([.BG2:.BG102];1)/100" office:value-type="float" office:value="0.3" calcext:value-type="float">
            <text:p>0,3</text:p>
          </table:table-cell>
          <table:table-cell table:style-name="Default" table:formula="of:=COUNTIF([.BH2:.BH102];1)/100" office:value-type="float" office:value="0.32" calcext:value-type="float">
            <text:p>0,32</text:p>
          </table:table-cell>
          <table:table-cell table:style-name="Default" table:formula="of:=COUNTIF([.BI2:.BI102];1)/100" office:value-type="float" office:value="0.24" calcext:value-type="float">
            <text:p>0,24</text:p>
          </table:table-cell>
          <table:table-cell table:style-name="Default" table:formula="of:=COUNTIF([.BJ2:.BJ102];1)/100" office:value-type="float" office:value="0.37" calcext:value-type="float">
            <text:p>0,37</text:p>
          </table:table-cell>
          <table:table-cell table:style-name="Default" table:formula="of:=COUNTIF([.BK2:.BK102];1)/100" office:value-type="float" office:value="0.3" calcext:value-type="float">
            <text:p>0,3</text:p>
          </table:table-cell>
          <table:table-cell table:style-name="Default" table:formula="of:=COUNTIF([.BL2:.BL102];1)/100" office:value-type="float" office:value="0.29" calcext:value-type="float">
            <text:p>0,29</text:p>
          </table:table-cell>
          <table:table-cell table:style-name="Default" table:formula="of:=COUNTIF([.BM2:.BM102];1)/100" office:value-type="float" office:value="0.29" calcext:value-type="float">
            <text:p>0,29</text:p>
          </table:table-cell>
          <table:table-cell table:style-name="Default" table:formula="of:=COUNTIF([.BN2:.BN102];1)/100" office:value-type="float" office:value="0.33" calcext:value-type="float">
            <text:p>0,33</text:p>
          </table:table-cell>
          <table:table-cell table:style-name="Default" table:formula="of:=COUNTIF([.BO2:.BO102];1)/100" office:value-type="float" office:value="0.33" calcext:value-type="float">
            <text:p>0,33</text:p>
          </table:table-cell>
          <table:table-cell table:style-name="Default" table:formula="of:=COUNTIF([.BP2:.BP102];1)/100" office:value-type="float" office:value="0.33" calcext:value-type="float">
            <text:p>0,33</text:p>
          </table:table-cell>
          <table:table-cell table:style-name="Default" table:formula="of:=COUNTIF([.BQ2:.BQ102];1)/100" office:value-type="float" office:value="0.39" calcext:value-type="float">
            <text:p>0,39</text:p>
          </table:table-cell>
          <table:table-cell table:style-name="Default" table:formula="of:=COUNTIF([.BR2:.BR102];1)/100" office:value-type="float" office:value="0.29" calcext:value-type="float">
            <text:p>0,29</text:p>
          </table:table-cell>
          <table:table-cell table:style-name="Default" table:formula="of:=COUNTIF([.BS2:.BS102];1)/100" office:value-type="float" office:value="0.26" calcext:value-type="float">
            <text:p>0,26</text:p>
          </table:table-cell>
          <table:table-cell table:style-name="Default" table:formula="of:=COUNTIF([.BT2:.BT102];1)/100" office:value-type="float" office:value="0.35" calcext:value-type="float">
            <text:p>0,35</text:p>
          </table:table-cell>
          <table:table-cell table:style-name="Default" table:formula="of:=COUNTIF([.BU2:.BU102];1)/100" office:value-type="float" office:value="0.31" calcext:value-type="float">
            <text:p>0,31</text:p>
          </table:table-cell>
          <table:table-cell table:style-name="Default" table:formula="of:=COUNTIF([.BV2:.BV102];1)/100" office:value-type="float" office:value="0.31" calcext:value-type="float">
            <text:p>0,31</text:p>
          </table:table-cell>
          <table:table-cell table:style-name="Default" table:formula="of:=COUNTIF([.BW2:.BW102];1)/100" office:value-type="float" office:value="0.2" calcext:value-type="float">
            <text:p>0,2</text:p>
          </table:table-cell>
          <table:table-cell table:style-name="Default" table:formula="of:=COUNTIF([.BX2:.BX102];1)/100" office:value-type="float" office:value="0.32" calcext:value-type="float">
            <text:p>0,32</text:p>
          </table:table-cell>
          <table:table-cell table:style-name="Default" table:formula="of:=COUNTIF([.BY2:.BY102];1)/100" office:value-type="float" office:value="0.25" calcext:value-type="float">
            <text:p>0,25</text:p>
          </table:table-cell>
          <table:table-cell table:style-name="Default" table:formula="of:=COUNTIF([.BZ2:.BZ102];1)/100" office:value-type="float" office:value="0.32" calcext:value-type="float">
            <text:p>0,32</text:p>
          </table:table-cell>
          <table:table-cell table:style-name="Default" table:formula="of:=COUNTIF([.CA2:.CA102];1)/100" office:value-type="float" office:value="0.3" calcext:value-type="float">
            <text:p>0,3</text:p>
          </table:table-cell>
          <table:table-cell table:style-name="Default" table:formula="of:=COUNTIF([.CB2:.CB102];1)/100" office:value-type="float" office:value="0.34" calcext:value-type="float">
            <text:p>0,34</text:p>
          </table:table-cell>
          <table:table-cell table:style-name="Default" table:formula="of:=COUNTIF([.CC2:.CC102];1)/100" office:value-type="float" office:value="0.23" calcext:value-type="float">
            <text:p>0,23</text:p>
          </table:table-cell>
          <table:table-cell table:style-name="Default" table:formula="of:=COUNTIF([.CD2:.CD102];1)/100" office:value-type="float" office:value="0.39" calcext:value-type="float">
            <text:p>0,39</text:p>
          </table:table-cell>
          <table:table-cell table:style-name="Default" table:formula="of:=COUNTIF([.CE2:.CE102];1)/100" office:value-type="float" office:value="0.24" calcext:value-type="float">
            <text:p>0,24</text:p>
          </table:table-cell>
          <table:table-cell table:style-name="Default" table:formula="of:=COUNTIF([.CF2:.CF102];1)/100" office:value-type="float" office:value="0.31" calcext:value-type="float">
            <text:p>0,31</text:p>
          </table:table-cell>
          <table:table-cell table:style-name="Default" table:formula="of:=COUNTIF([.CG2:.CG102];1)/100" office:value-type="float" office:value="0.27" calcext:value-type="float">
            <text:p>0,27</text:p>
          </table:table-cell>
          <table:table-cell table:style-name="Default" table:formula="of:=COUNTIF([.CH2:.CH102];1)/100" office:value-type="float" office:value="0.27" calcext:value-type="float">
            <text:p>0,27</text:p>
          </table:table-cell>
          <table:table-cell table:style-name="Default" table:formula="of:=COUNTIF([.CI2:.CI102];1)/100" office:value-type="float" office:value="0.28" calcext:value-type="float">
            <text:p>0,28</text:p>
          </table:table-cell>
          <table:table-cell table:style-name="Default" table:formula="of:=COUNTIF([.CJ2:.CJ102];1)/100" office:value-type="float" office:value="0.27" calcext:value-type="float">
            <text:p>0,27</text:p>
          </table:table-cell>
          <table:table-cell table:style-name="Default" table:formula="of:=COUNTIF([.CK2:.CK102];1)/100" office:value-type="float" office:value="0.37" calcext:value-type="float">
            <text:p>0,37</text:p>
          </table:table-cell>
          <table:table-cell table:style-name="Default" table:formula="of:=COUNTIF([.CL2:.CL102];1)/100" office:value-type="float" office:value="0.31" calcext:value-type="float">
            <text:p>0,31</text:p>
          </table:table-cell>
          <table:table-cell table:style-name="Default" table:formula="of:=COUNTIF([.CM2:.CM102];1)/100" office:value-type="float" office:value="0.24" calcext:value-type="float">
            <text:p>0,24</text:p>
          </table:table-cell>
          <table:table-cell table:style-name="Default" table:formula="of:=COUNTIF([.CN2:.CN102];1)/100" office:value-type="float" office:value="0.24" calcext:value-type="float">
            <text:p>0,24</text:p>
          </table:table-cell>
          <table:table-cell table:style-name="Default" table:formula="of:=COUNTIF([.CO2:.CO102];1)/100" office:value-type="float" office:value="0.38" calcext:value-type="float">
            <text:p>0,38</text:p>
          </table:table-cell>
          <table:table-cell table:style-name="Default" table:formula="of:=COUNTIF([.CP2:.CP102];1)/100" office:value-type="float" office:value="0.24" calcext:value-type="float">
            <text:p>0,24</text:p>
          </table:table-cell>
          <table:table-cell table:style-name="Default" table:formula="of:=COUNTIF([.CQ2:.CQ102];1)/100" office:value-type="float" office:value="0.31" calcext:value-type="float">
            <text:p>0,31</text:p>
          </table:table-cell>
          <table:table-cell table:style-name="Default" table:formula="of:=COUNTIF([.CR2:.CR102];1)/100" office:value-type="float" office:value="0.25" calcext:value-type="float">
            <text:p>0,25</text:p>
          </table:table-cell>
          <table:table-cell table:style-name="Default" table:formula="of:=COUNTIF([.CS2:.CS102];1)/100" office:value-type="float" office:value="0.3" calcext:value-type="float">
            <text:p>0,3</text:p>
          </table:table-cell>
          <table:table-cell table:style-name="Default" table:formula="of:=COUNTIF([.CT2:.CT102];1)/100" office:value-type="float" office:value="0.32" calcext:value-type="float">
            <text:p>0,32</text:p>
          </table:table-cell>
          <table:table-cell table:style-name="Default" table:formula="of:=COUNTIF([.CU2:.CU102];1)/100" office:value-type="float" office:value="0.3" calcext:value-type="float">
            <text:p>0,3</text:p>
          </table:table-cell>
          <table:table-cell table:style-name="Default" table:formula="of:=COUNTIF([.CV2:.CV102];1)/100" office:value-type="float" office:value="0.3" calcext:value-type="float">
            <text:p>0,3</text:p>
          </table:table-cell>
        </table:table-row>
        <table:table-row table:style-name="ro1">
          <table:table-cell table:style-name="Default" office:value-type="string" calcext:value-type="string">
            <text:p>Alpha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table:number-columns-repeated="98"/>
        </table:table-row>
        <table:table-row table:style-name="ro1">
          <table:table-cell table:style-name="Default" office:value-type="string" calcext:value-type="string">
            <text:p>Ecartype</text:p>
          </table:table-cell>
          <table:table-cell table:style-name="Default" table:number-columns-repeated="99"/>
        </table:table-row>
        <table:table-row table:style-name="ro1">
          <table:table-cell table:style-name="Default" table:formula="of:=AVEDEV([.A2:.A102])" office:value-type="float" office:value="0.400745024997549" calcext:value-type="float">
            <text:p>0,400745024997549</text:p>
          </table:table-cell>
          <table:table-cell table:style-name="Default" table:formula="of:=AVEDEV([.B2:.B102])" office:value-type="float" office:value="0.464268208999118" calcext:value-type="float">
            <text:p>0,464268208999118</text:p>
          </table:table-cell>
          <table:table-cell table:style-name="Default" table:formula="of:=AVEDEV([.C2:.C102])" office:value-type="float" office:value="0.40937163023233" calcext:value-type="float">
            <text:p>0,40937163023233</text:p>
          </table:table-cell>
          <table:table-cell table:style-name="Default" table:formula="of:=AVEDEV([.D2:.D102])" office:value-type="float" office:value="0.439956866973826" calcext:value-type="float">
            <text:p>0,439956866973826</text:p>
          </table:table-cell>
          <table:table-cell table:style-name="Default" table:formula="of:=AVEDEV([.E2:.E102])" office:value-type="float" office:value="0.382315459268699" calcext:value-type="float">
            <text:p>0,382315459268699</text:p>
          </table:table-cell>
          <table:table-cell table:style-name="Default" table:formula="of:=AVEDEV([.F2:.F102])" office:value-type="float" office:value="0.391726301343006" calcext:value-type="float">
            <text:p>0,391726301343006</text:p>
          </table:table-cell>
          <table:table-cell table:style-name="Default" table:formula="of:=AVEDEV([.G2:.G102])" office:value-type="float" office:value="0.391726301343006" calcext:value-type="float">
            <text:p>0,391726301343006</text:p>
          </table:table-cell>
          <table:table-cell table:style-name="Default" table:formula="of:=AVEDEV([.H2:.H102])" office:value-type="float" office:value="0.439956866973826" calcext:value-type="float">
            <text:p>0,439956866973826</text:p>
          </table:table-cell>
          <table:table-cell table:style-name="Default" table:formula="of:=AVEDEV([.I2:.I102])" office:value-type="float" office:value="0.391726301343006" calcext:value-type="float">
            <text:p>0,391726301343006</text:p>
          </table:table-cell>
          <table:table-cell table:style-name="Default" table:formula="of:=AVEDEV([.J2:.J102])" office:value-type="float" office:value="0.417606117047348" calcext:value-type="float">
            <text:p>0,417606117047348</text:p>
          </table:table-cell>
          <table:table-cell table:style-name="Default" table:formula="of:=AVEDEV([.K2:.K102])" office:value-type="float" office:value="0.400745024997549" calcext:value-type="float">
            <text:p>0,400745024997549</text:p>
          </table:table-cell>
          <table:table-cell table:style-name="Default" table:formula="of:=AVEDEV([.L2:.L102])" office:value-type="float" office:value="0.329379472600725" calcext:value-type="float">
            <text:p>0,329379472600725</text:p>
          </table:table-cell>
          <table:table-cell table:style-name="Default" table:formula="of:=AVEDEV([.M2:.M102])" office:value-type="float" office:value="0.340750906773846" calcext:value-type="float">
            <text:p>0,340750906773846</text:p>
          </table:table-cell>
          <table:table-cell table:style-name="Default" table:formula="of:=AVEDEV([.N2:.N102])" office:value-type="float" office:value="0.446622880109793" calcext:value-type="float">
            <text:p>0,446622880109793</text:p>
          </table:table-cell>
          <table:table-cell table:style-name="Default" table:formula="of:=AVEDEV([.O2:.O102])" office:value-type="float" office:value="0.40937163023233" calcext:value-type="float">
            <text:p>0,40937163023233</text:p>
          </table:table-cell>
          <table:table-cell table:style-name="Default" table:formula="of:=AVEDEV([.P2:.P102])" office:value-type="float" office:value="0.362317419860798" calcext:value-type="float">
            <text:p>0,362317419860798</text:p>
          </table:table-cell>
          <table:table-cell table:style-name="Default" table:formula="of:=AVEDEV([.Q2:.Q102])" office:value-type="float" office:value="0.382315459268699" calcext:value-type="float">
            <text:p>0,382315459268699</text:p>
          </table:table-cell>
          <table:table-cell table:style-name="Default" table:formula="of:=AVEDEV([.R2:.R102])" office:value-type="float" office:value="0.391726301343006" calcext:value-type="float">
            <text:p>0,391726301343006</text:p>
          </table:table-cell>
          <table:table-cell table:style-name="Default" table:formula="of:=AVEDEV([.S2:.S102])" office:value-type="float" office:value="0.432898735418096" calcext:value-type="float">
            <text:p>0,432898735418096</text:p>
          </table:table-cell>
          <table:table-cell table:style-name="Default" table:formula="of:=AVEDEV([.T2:.T102])" office:value-type="float" office:value="0.417606117047348" calcext:value-type="float">
            <text:p>0,417606117047348</text:p>
          </table:table-cell>
          <table:table-cell table:style-name="Default" table:formula="of:=AVEDEV([.U2:.U102])" office:value-type="float" office:value="0.432898735418096" calcext:value-type="float">
            <text:p>0,432898735418096</text:p>
          </table:table-cell>
          <table:table-cell table:style-name="Default" table:formula="of:=AVEDEV([.V2:.V102])" office:value-type="float" office:value="0.40937163023233" calcext:value-type="float">
            <text:p>0,40937163023233</text:p>
          </table:table-cell>
          <table:table-cell table:style-name="Default" table:formula="of:=AVEDEV([.W2:.W102])" office:value-type="float" office:value="0.400745024997549" calcext:value-type="float">
            <text:p>0,400745024997549</text:p>
          </table:table-cell>
          <table:table-cell table:style-name="Default" table:formula="of:=AVEDEV([.X2:.X102])" office:value-type="float" office:value="0.446622880109793" calcext:value-type="float">
            <text:p>0,446622880109793</text:p>
          </table:table-cell>
          <table:table-cell table:style-name="Default" table:formula="of:=AVEDEV([.Y2:.Y102])" office:value-type="float" office:value="0.400745024997549" calcext:value-type="float">
            <text:p>0,400745024997549</text:p>
          </table:table-cell>
          <table:table-cell table:style-name="Default" table:formula="of:=AVEDEV([.Z2:.Z102])" office:value-type="float" office:value="0.452896774825997" calcext:value-type="float">
            <text:p>0,452896774825997</text:p>
          </table:table-cell>
          <table:table-cell table:style-name="Default" table:formula="of:=AVEDEV([.AA2:.AA102])" office:value-type="float" office:value="0.48583472208607" calcext:value-type="float">
            <text:p>0,48583472208607</text:p>
          </table:table-cell>
          <table:table-cell table:style-name="Default" table:formula="of:=AVEDEV([.AB2:.AB102])" office:value-type="float" office:value="0.340750906773846" calcext:value-type="float">
            <text:p>0,340750906773846</text:p>
          </table:table-cell>
          <table:table-cell table:style-name="Default" table:formula="of:=AVEDEV([.AC2:.AC102])" office:value-type="float" office:value="0.417606117047348" calcext:value-type="float">
            <text:p>0,417606117047348</text:p>
          </table:table-cell>
          <table:table-cell table:style-name="Default" table:formula="of:=AVEDEV([.AD2:.AD102])" office:value-type="float" office:value="0.439956866973826" calcext:value-type="float">
            <text:p>0,439956866973826</text:p>
          </table:table-cell>
          <table:table-cell table:style-name="Default" table:formula="of:=AVEDEV([.AE2:.AE102])" office:value-type="float" office:value="0.425448485442604" calcext:value-type="float">
            <text:p>0,425448485442604</text:p>
          </table:table-cell>
          <table:table-cell table:style-name="Default" table:formula="of:=AVEDEV([.AF2:.AF102])" office:value-type="float" office:value="0.432898735418096" calcext:value-type="float">
            <text:p>0,432898735418096</text:p>
          </table:table-cell>
          <table:table-cell table:style-name="Default" table:formula="of:=AVEDEV([.AG2:.AG102])" office:value-type="float" office:value="0.464268208999118" calcext:value-type="float">
            <text:p>0,464268208999118</text:p>
          </table:table-cell>
          <table:table-cell table:style-name="Default" table:formula="of:=AVEDEV([.AH2:.AH102])" office:value-type="float" office:value="0.391726301343006" calcext:value-type="float">
            <text:p>0,391726301343006</text:p>
          </table:table-cell>
          <table:table-cell table:style-name="Default" table:formula="of:=AVEDEV([.AI2:.AI102])" office:value-type="float" office:value="0.382315459268699" calcext:value-type="float">
            <text:p>0,382315459268699</text:p>
          </table:table-cell>
          <table:table-cell table:style-name="Default" table:formula="of:=AVEDEV([.AJ2:.AJ102])" office:value-type="float" office:value="0.400745024997549" calcext:value-type="float">
            <text:p>0,400745024997549</text:p>
          </table:table-cell>
          <table:table-cell table:style-name="Default" table:formula="of:=AVEDEV([.AK2:.AK102])" office:value-type="float" office:value="0.425448485442604" calcext:value-type="float">
            <text:p>0,425448485442604</text:p>
          </table:table-cell>
          <table:table-cell table:style-name="Default" table:formula="of:=AVEDEV([.AL2:.AL102])" office:value-type="float" office:value="0.474071169493187" calcext:value-type="float">
            <text:p>0,474071169493187</text:p>
          </table:table-cell>
          <table:table-cell table:style-name="Default" table:formula="of:=AVEDEV([.AM2:.AM102])" office:value-type="float" office:value="0.40937163023233" calcext:value-type="float">
            <text:p>0,40937163023233</text:p>
          </table:table-cell>
          <table:table-cell table:style-name="Default" table:formula="of:=AVEDEV([.AN2:.AN102])" office:value-type="float" office:value="0.425448485442604" calcext:value-type="float">
            <text:p>0,425448485442604</text:p>
          </table:table-cell>
          <table:table-cell table:style-name="Default" table:formula="of:=AVEDEV([.AO2:.AO102])" office:value-type="float" office:value="0.40937163023233" calcext:value-type="float">
            <text:p>0,40937163023233</text:p>
          </table:table-cell>
          <table:table-cell table:style-name="Default" table:formula="of:=AVEDEV([.AP2:.AP102])" office:value-type="float" office:value="0.446622880109793" calcext:value-type="float">
            <text:p>0,446622880109793</text:p>
          </table:table-cell>
          <table:table-cell table:style-name="Default" table:formula="of:=AVEDEV([.AQ2:.AQ102])" office:value-type="float" office:value="0.40937163023233" calcext:value-type="float">
            <text:p>0,40937163023233</text:p>
          </table:table-cell>
          <table:table-cell table:style-name="Default" table:formula="of:=AVEDEV([.AR2:.AR102])" office:value-type="float" office:value="0.425448485442604" calcext:value-type="float">
            <text:p>0,425448485442604</text:p>
          </table:table-cell>
          <table:table-cell table:style-name="Default" table:formula="of:=AVEDEV([.AS2:.AS102])" office:value-type="float" office:value="0.432898735418096" calcext:value-type="float">
            <text:p>0,432898735418096</text:p>
          </table:table-cell>
          <table:table-cell table:style-name="Default" table:formula="of:=AVEDEV([.AT2:.AT102])" office:value-type="float" office:value="0.351730222527203" calcext:value-type="float">
            <text:p>0,351730222527203</text:p>
          </table:table-cell>
          <table:table-cell table:style-name="Default" table:formula="of:=AVEDEV([.AU2:.AU102])" office:value-type="float" office:value="0.432898735418096" calcext:value-type="float">
            <text:p>0,432898735418096</text:p>
          </table:table-cell>
          <table:table-cell table:style-name="Default" table:formula="of:=AVEDEV([.AV2:.AV102])" office:value-type="float" office:value="0.40937163023233" calcext:value-type="float">
            <text:p>0,40937163023233</text:p>
          </table:table-cell>
          <table:table-cell table:style-name="Default" table:formula="of:=AVEDEV([.AW2:.AW102])" office:value-type="float" office:value="0.458778551122439" calcext:value-type="float">
            <text:p>0,458778551122439</text:p>
          </table:table-cell>
          <table:table-cell table:style-name="Default" table:formula="of:=AVEDEV([.AX2:.AX102])" office:value-type="float" office:value="0.37251249877463" calcext:value-type="float">
            <text:p>0,37251249877463</text:p>
          </table:table-cell>
          <table:table-cell table:style-name="Default" table:formula="of:=AVEDEV([.AY2:.AY102])" office:value-type="float" office:value="0.40937163023233" calcext:value-type="float">
            <text:p>0,40937163023233</text:p>
          </table:table-cell>
          <table:table-cell table:style-name="Default" table:formula="of:=AVEDEV([.AZ2:.AZ102])" office:value-type="float" office:value="0.329379472600725" calcext:value-type="float">
            <text:p>0,329379472600725</text:p>
          </table:table-cell>
          <table:table-cell table:style-name="Default" table:formula="of:=AVEDEV([.BA2:.BA102])" office:value-type="float" office:value="0.37251249877463" calcext:value-type="float">
            <text:p>0,37251249877463</text:p>
          </table:table-cell>
          <table:table-cell table:style-name="Default" table:formula="of:=AVEDEV([.BB2:.BB102])" office:value-type="float" office:value="0.329379472600725" calcext:value-type="float">
            <text:p>0,329379472600725</text:p>
          </table:table-cell>
          <table:table-cell table:style-name="Default" table:formula="of:=AVEDEV([.BC2:.BC102])" office:value-type="float" office:value="0.452896774825997" calcext:value-type="float">
            <text:p>0,452896774825997</text:p>
          </table:table-cell>
          <table:table-cell table:style-name="Default" table:formula="of:=AVEDEV([.BD2:.BD102])" office:value-type="float" office:value="0.37251249877463" calcext:value-type="float">
            <text:p>0,37251249877463</text:p>
          </table:table-cell>
          <table:table-cell table:style-name="Default" table:formula="of:=AVEDEV([.BE2:.BE102])" office:value-type="float" office:value="0.469365748456034" calcext:value-type="float">
            <text:p>0,469365748456034</text:p>
          </table:table-cell>
          <table:table-cell table:style-name="Default" table:formula="of:=AVEDEV([.BF2:.BF102])" office:value-type="float" office:value="0.446622880109793" calcext:value-type="float">
            <text:p>0,446622880109793</text:p>
          </table:table-cell>
          <table:table-cell table:style-name="Default" table:formula="of:=AVEDEV([.BG2:.BG102])" office:value-type="float" office:value="0.417606117047348" calcext:value-type="float">
            <text:p>0,417606117047348</text:p>
          </table:table-cell>
          <table:table-cell table:style-name="Default" table:formula="of:=AVEDEV([.BH2:.BH102])" office:value-type="float" office:value="0.432898735418096" calcext:value-type="float">
            <text:p>0,432898735418096</text:p>
          </table:table-cell>
          <table:table-cell table:style-name="Default" table:formula="of:=AVEDEV([.BI2:.BI102])" office:value-type="float" office:value="0.362317419860798" calcext:value-type="float">
            <text:p>0,362317419860798</text:p>
          </table:table-cell>
          <table:table-cell table:style-name="Default" table:formula="of:=AVEDEV([.BJ2:.BJ102])" office:value-type="float" office:value="0.464268208999118" calcext:value-type="float">
            <text:p>0,464268208999118</text:p>
          </table:table-cell>
          <table:table-cell table:style-name="Default" table:formula="of:=AVEDEV([.BK2:.BK102])" office:value-type="float" office:value="0.417606117047348" calcext:value-type="float">
            <text:p>0,417606117047348</text:p>
          </table:table-cell>
          <table:table-cell table:style-name="Default" table:formula="of:=AVEDEV([.BL2:.BL102])" office:value-type="float" office:value="0.40937163023233" calcext:value-type="float">
            <text:p>0,40937163023233</text:p>
          </table:table-cell>
          <table:table-cell table:style-name="Default" table:formula="of:=AVEDEV([.BM2:.BM102])" office:value-type="float" office:value="0.40937163023233" calcext:value-type="float">
            <text:p>0,40937163023233</text:p>
          </table:table-cell>
          <table:table-cell table:style-name="Default" table:formula="of:=AVEDEV([.BN2:.BN102])" office:value-type="float" office:value="0.439956866973826" calcext:value-type="float">
            <text:p>0,439956866973826</text:p>
          </table:table-cell>
          <table:table-cell table:style-name="Default" table:formula="of:=AVEDEV([.BO2:.BO102])" office:value-type="float" office:value="0.439956866973826" calcext:value-type="float">
            <text:p>0,439956866973826</text:p>
          </table:table-cell>
          <table:table-cell table:style-name="Default" table:formula="of:=AVEDEV([.BP2:.BP102])" office:value-type="float" office:value="0.439956866973826" calcext:value-type="float">
            <text:p>0,439956866973826</text:p>
          </table:table-cell>
          <table:table-cell table:style-name="Default" table:formula="of:=AVEDEV([.BQ2:.BQ102])" office:value-type="float" office:value="0.474071169493187" calcext:value-type="float">
            <text:p>0,474071169493187</text:p>
          </table:table-cell>
          <table:table-cell table:style-name="Default" table:formula="of:=AVEDEV([.BR2:.BR102])" office:value-type="float" office:value="0.40937163023233" calcext:value-type="float">
            <text:p>0,40937163023233</text:p>
          </table:table-cell>
          <table:table-cell table:style-name="Default" table:formula="of:=AVEDEV([.BS2:.BS102])" office:value-type="float" office:value="0.382315459268699" calcext:value-type="float">
            <text:p>0,382315459268699</text:p>
          </table:table-cell>
          <table:table-cell table:style-name="Default" table:formula="of:=AVEDEV([.BT2:.BT102])" office:value-type="float" office:value="0.452896774825997" calcext:value-type="float">
            <text:p>0,452896774825997</text:p>
          </table:table-cell>
          <table:table-cell table:style-name="Default" table:formula="of:=AVEDEV([.BU2:.BU102])" office:value-type="float" office:value="0.425448485442604" calcext:value-type="float">
            <text:p>0,425448485442604</text:p>
          </table:table-cell>
          <table:table-cell table:style-name="Default" table:formula="of:=AVEDEV([.BV2:.BV102])" office:value-type="float" office:value="0.425448485442604" calcext:value-type="float">
            <text:p>0,425448485442604</text:p>
          </table:table-cell>
          <table:table-cell table:style-name="Default" table:formula="of:=AVEDEV([.BW2:.BW102])" office:value-type="float" office:value="0.317615920007842" calcext:value-type="float">
            <text:p>0,317615920007842</text:p>
          </table:table-cell>
          <table:table-cell table:style-name="Default" table:formula="of:=AVEDEV([.BX2:.BX102])" office:value-type="float" office:value="0.432898735418096" calcext:value-type="float">
            <text:p>0,432898735418096</text:p>
          </table:table-cell>
          <table:table-cell table:style-name="Default" table:formula="of:=AVEDEV([.BY2:.BY102])" office:value-type="float" office:value="0.37251249877463" calcext:value-type="float">
            <text:p>0,37251249877463</text:p>
          </table:table-cell>
          <table:table-cell table:style-name="Default" table:formula="of:=AVEDEV([.BZ2:.BZ102])" office:value-type="float" office:value="0.432898735418096" calcext:value-type="float">
            <text:p>0,432898735418096</text:p>
          </table:table-cell>
          <table:table-cell table:style-name="Default" table:formula="of:=AVEDEV([.CA2:.CA102])" office:value-type="float" office:value="0.417606117047348" calcext:value-type="float">
            <text:p>0,417606117047348</text:p>
          </table:table-cell>
          <table:table-cell table:style-name="Default" table:formula="of:=AVEDEV([.CB2:.CB102])" office:value-type="float" office:value="0.446622880109793" calcext:value-type="float">
            <text:p>0,446622880109793</text:p>
          </table:table-cell>
          <table:table-cell table:style-name="Default" table:formula="of:=AVEDEV([.CC2:.CC102])" office:value-type="float" office:value="0.351730222527203" calcext:value-type="float">
            <text:p>0,351730222527203</text:p>
          </table:table-cell>
          <table:table-cell table:style-name="Default" table:formula="of:=AVEDEV([.CD2:.CD102])" office:value-type="float" office:value="0.474071169493187" calcext:value-type="float">
            <text:p>0,474071169493187</text:p>
          </table:table-cell>
          <table:table-cell table:style-name="Default" table:formula="of:=AVEDEV([.CE2:.CE102])" office:value-type="float" office:value="0.362317419860798" calcext:value-type="float">
            <text:p>0,362317419860798</text:p>
          </table:table-cell>
          <table:table-cell table:style-name="Default" table:formula="of:=AVEDEV([.CF2:.CF102])" office:value-type="float" office:value="0.425448485442604" calcext:value-type="float">
            <text:p>0,425448485442604</text:p>
          </table:table-cell>
          <table:table-cell table:style-name="Default" table:formula="of:=AVEDEV([.CG2:.CG102])" office:value-type="float" office:value="0.391726301343006" calcext:value-type="float">
            <text:p>0,391726301343006</text:p>
          </table:table-cell>
          <table:table-cell table:style-name="Default" table:formula="of:=AVEDEV([.CH2:.CH102])" office:value-type="float" office:value="0.391726301343006" calcext:value-type="float">
            <text:p>0,391726301343006</text:p>
          </table:table-cell>
          <table:table-cell table:style-name="Default" table:formula="of:=AVEDEV([.CI2:.CI102])" office:value-type="float" office:value="0.400745024997549" calcext:value-type="float">
            <text:p>0,400745024997549</text:p>
          </table:table-cell>
          <table:table-cell table:style-name="Default" table:formula="of:=AVEDEV([.CJ2:.CJ102])" office:value-type="float" office:value="0.391726301343006" calcext:value-type="float">
            <text:p>0,391726301343006</text:p>
          </table:table-cell>
          <table:table-cell table:style-name="Default" table:formula="of:=AVEDEV([.CK2:.CK102])" office:value-type="float" office:value="0.464268208999118" calcext:value-type="float">
            <text:p>0,464268208999118</text:p>
          </table:table-cell>
          <table:table-cell table:style-name="Default" table:formula="of:=AVEDEV([.CL2:.CL102])" office:value-type="float" office:value="0.425448485442604" calcext:value-type="float">
            <text:p>0,425448485442604</text:p>
          </table:table-cell>
          <table:table-cell table:style-name="Default" table:formula="of:=AVEDEV([.CM2:.CM102])" office:value-type="float" office:value="0.362317419860798" calcext:value-type="float">
            <text:p>0,362317419860798</text:p>
          </table:table-cell>
          <table:table-cell table:style-name="Default" table:formula="of:=AVEDEV([.CN2:.CN102])" office:value-type="float" office:value="0.362317419860798" calcext:value-type="float">
            <text:p>0,362317419860798</text:p>
          </table:table-cell>
          <table:table-cell table:style-name="Default" table:formula="of:=AVEDEV([.CO2:.CO102])" office:value-type="float" office:value="0.469365748456034" calcext:value-type="float">
            <text:p>0,469365748456034</text:p>
          </table:table-cell>
          <table:table-cell table:style-name="Default" table:formula="of:=AVEDEV([.CP2:.CP102])" office:value-type="float" office:value="0.362317419860798" calcext:value-type="float">
            <text:p>0,362317419860798</text:p>
          </table:table-cell>
          <table:table-cell table:style-name="Default" table:formula="of:=AVEDEV([.CQ2:.CQ102])" office:value-type="float" office:value="0.425448485442604" calcext:value-type="float">
            <text:p>0,425448485442604</text:p>
          </table:table-cell>
          <table:table-cell table:style-name="Default" table:formula="of:=AVEDEV([.CR2:.CR102])" office:value-type="float" office:value="0.37251249877463" calcext:value-type="float">
            <text:p>0,37251249877463</text:p>
          </table:table-cell>
          <table:table-cell table:style-name="Default" table:formula="of:=AVEDEV([.CS2:.CS102])" office:value-type="float" office:value="0.417606117047348" calcext:value-type="float">
            <text:p>0,417606117047348</text:p>
          </table:table-cell>
          <table:table-cell table:style-name="Default" table:formula="of:=AVEDEV([.CT2:.CT102])" office:value-type="float" office:value="0.432898735418096" calcext:value-type="float">
            <text:p>0,432898735418096</text:p>
          </table:table-cell>
          <table:table-cell table:style-name="Default" table:formula="of:=AVEDEV([.CU2:.CU102])" office:value-type="float" office:value="0.417606117047348" calcext:value-type="float">
            <text:p>0,417606117047348</text:p>
          </table:table-cell>
          <table:table-cell table:style-name="Default" table:formula="of:=AVEDEV([.CV2:.CV102])" office:value-type="float" office:value="0.417606117047348" calcext:value-type="float">
            <text:p>0,417606117047348</text:p>
          </table:table-cell>
        </table:table-row>
        <table:table-row table:style-name="ro1">
          <table:table-cell table:style-name="Default" office:value-type="string" calcext:value-type="string">
            <text:p>Intervalle</text:p>
          </table:table-cell>
          <table:table-cell table:style-name="Default" table:number-columns-repeated="99"/>
        </table:table-row>
        <table:table-row table:style-name="ro1">
          <table:table-cell table:style-name="Default" table:formula="of:=CONFIDENCE(0.05;[.A107];100)" office:value-type="float" office:value="0.07854458159788" calcext:value-type="float">
            <text:p>0,07854458159788</text:p>
          </table:table-cell>
          <table:table-cell table:style-name="Default" table:formula="of:=CONFIDENCE(0.05;[.B107];100)" office:value-type="float" office:value="0.0909948968805185" calcext:value-type="float">
            <text:p>0,0909948968805185</text:p>
          </table:table-cell>
          <table:table-cell table:style-name="Default" table:formula="of:=CONFIDENCE(0.05;[.C107];100)" office:value-type="float" office:value="0.0802353651547815" calcext:value-type="float">
            <text:p>0,0802353651547815</text:p>
          </table:table-cell>
          <table:table-cell table:style-name="Default" table:formula="of:=CONFIDENCE(0.05;[.D107];100)" office:value-type="float" office:value="0.0862299614019779" calcext:value-type="float">
            <text:p>0,0862299614019779</text:p>
          </table:table-cell>
          <table:table-cell table:style-name="Default" table:formula="of:=CONFIDENCE(0.05;[.E107];100)" office:value-type="float" office:value="0.074932453089954" calcext:value-type="float">
            <text:p>0,074932453089954</text:p>
          </table:table-cell>
          <table:table-cell table:style-name="Default" table:formula="of:=CONFIDENCE(0.05;[.F107];100)" office:value-type="float" office:value="0.0767769442429375" calcext:value-type="float">
            <text:p>0,0767769442429375</text:p>
          </table:table-cell>
          <table:table-cell table:style-name="Default" table:formula="of:=CONFIDENCE(0.05;[.G107];100)" office:value-type="float" office:value="0.0767769442429375" calcext:value-type="float">
            <text:p>0,0767769442429375</text:p>
          </table:table-cell>
          <table:table-cell table:style-name="Default" table:formula="of:=CONFIDENCE(0.05;[.H107];100)" office:value-type="float" office:value="0.0862299614019779" calcext:value-type="float">
            <text:p>0,0862299614019779</text:p>
          </table:table-cell>
          <table:table-cell table:style-name="Default" table:formula="of:=CONFIDENCE(0.05;[.I107];100)" office:value-type="float" office:value="0.0767769442429375" calcext:value-type="float">
            <text:p>0,0767769442429375</text:p>
          </table:table-cell>
          <table:table-cell table:style-name="Default" table:formula="of:=CONFIDENCE(0.05;[.J107];100)" office:value-type="float" office:value="0.0818492949136421" calcext:value-type="float">
            <text:p>0,0818492949136421</text:p>
          </table:table-cell>
          <table:table-cell table:style-name="Default" table:formula="of:=CONFIDENCE(0.05;[.K107];100)" office:value-type="float" office:value="0.07854458159788" calcext:value-type="float">
            <text:p>0,07854458159788</text:p>
          </table:table-cell>
          <table:table-cell table:style-name="Default" table:formula="of:=CONFIDENCE(0.05;[.L107];100)" office:value-type="float" office:value="0.0645571903544219" calcext:value-type="float">
            <text:p>0,0645571903544219</text:p>
          </table:table-cell>
          <table:table-cell table:style-name="Default" table:formula="of:=CONFIDENCE(0.05;[.M107];100)" office:value-type="float" office:value="0.0667859504976103" calcext:value-type="float">
            <text:p>0,0667859504976103</text:p>
          </table:table-cell>
          <table:table-cell table:style-name="Default" table:formula="of:=CONFIDENCE(0.05;[.N107];100)" office:value-type="float" office:value="0.0875364759686745" calcext:value-type="float">
            <text:p>0,0875364759686745</text:p>
          </table:table-cell>
          <table:table-cell table:style-name="Default" table:formula="of:=CONFIDENCE(0.05;[.O107];100)" office:value-type="float" office:value="0.0802353651547815" calcext:value-type="float">
            <text:p>0,0802353651547815</text:p>
          </table:table-cell>
          <table:table-cell table:style-name="Default" table:formula="of:=CONFIDENCE(0.05;[.P107];100)" office:value-type="float" office:value="0.0710129093898641" calcext:value-type="float">
            <text:p>0,0710129093898641</text:p>
          </table:table-cell>
          <table:table-cell table:style-name="Default" table:formula="of:=CONFIDENCE(0.05;[.Q107];100)" office:value-type="float" office:value="0.074932453089954" calcext:value-type="float">
            <text:p>0,074932453089954</text:p>
          </table:table-cell>
          <table:table-cell table:style-name="Default" table:formula="of:=CONFIDENCE(0.05;[.R107];100)" office:value-type="float" office:value="0.0767769442429375" calcext:value-type="float">
            <text:p>0,0767769442429375</text:p>
          </table:table-cell>
          <table:table-cell table:style-name="Default" table:formula="of:=CONFIDENCE(0.05;[.S107];100)" office:value-type="float" office:value="0.0848465930372402" calcext:value-type="float">
            <text:p>0,0848465930372402</text:p>
          </table:table-cell>
          <table:table-cell table:style-name="Default" table:formula="of:=CONFIDENCE(0.05;[.T107];100)" office:value-type="float" office:value="0.0818492949136421" calcext:value-type="float">
            <text:p>0,0818492949136421</text:p>
          </table:table-cell>
          <table:table-cell table:style-name="Default" table:formula="of:=CONFIDENCE(0.05;[.U107];100)" office:value-type="float" office:value="0.0848465930372402" calcext:value-type="float">
            <text:p>0,0848465930372402</text:p>
          </table:table-cell>
          <table:table-cell table:style-name="Default" table:formula="of:=CONFIDENCE(0.05;[.V107];100)" office:value-type="float" office:value="0.0802353651547815" calcext:value-type="float">
            <text:p>0,0802353651547815</text:p>
          </table:table-cell>
          <table:table-cell table:style-name="Default" table:formula="of:=CONFIDENCE(0.05;[.W107];100)" office:value-type="float" office:value="0.07854458159788" calcext:value-type="float">
            <text:p>0,07854458159788</text:p>
          </table:table-cell>
          <table:table-cell table:style-name="Default" table:formula="of:=CONFIDENCE(0.05;[.X107];100)" office:value-type="float" office:value="0.0875364759686745" calcext:value-type="float">
            <text:p>0,0875364759686745</text:p>
          </table:table-cell>
          <table:table-cell table:style-name="Default" table:formula="of:=CONFIDENCE(0.05;[.Y107];100)" office:value-type="float" office:value="0.07854458159788" calcext:value-type="float">
            <text:p>0,07854458159788</text:p>
          </table:table-cell>
          <table:table-cell table:style-name="Default" table:formula="of:=CONFIDENCE(0.05;[.Z107];100)" office:value-type="float" office:value="0.0887661367373301" calcext:value-type="float">
            <text:p>0,0887661367373301</text:p>
          </table:table-cell>
          <table:table-cell table:style-name="Default" table:formula="of:=CONFIDENCE(0.05;[.AA107];100)" office:value-type="float" office:value="0.0952218557727723" calcext:value-type="float">
            <text:p>0,0952218557727723</text:p>
          </table:table-cell>
          <table:table-cell table:style-name="Default" table:formula="of:=CONFIDENCE(0.05;[.AB107];100)" office:value-type="float" office:value="0.0667859504976103" calcext:value-type="float">
            <text:p>0,0667859504976103</text:p>
          </table:table-cell>
          <table:table-cell table:style-name="Default" table:formula="of:=CONFIDENCE(0.05;[.AC107];100)" office:value-type="float" office:value="0.0818492949136421" calcext:value-type="float">
            <text:p>0,0818492949136421</text:p>
          </table:table-cell>
          <table:table-cell table:style-name="Default" table:formula="of:=CONFIDENCE(0.05;[.AD107];100)" office:value-type="float" office:value="0.0862299614019779" calcext:value-type="float">
            <text:p>0,0862299614019779</text:p>
          </table:table-cell>
          <table:table-cell table:style-name="Default" table:formula="of:=CONFIDENCE(0.05;[.AE107];100)" office:value-type="float" office:value="0.0833863708744616" calcext:value-type="float">
            <text:p>0,0833863708744616</text:p>
          </table:table-cell>
          <table:table-cell table:style-name="Default" table:formula="of:=CONFIDENCE(0.05;[.AF107];100)" office:value-type="float" office:value="0.0848465930372402" calcext:value-type="float">
            <text:p>0,0848465930372402</text:p>
          </table:table-cell>
          <table:table-cell table:style-name="Default" table:formula="of:=CONFIDENCE(0.05;[.AG107];100)" office:value-type="float" office:value="0.0909948968805185" calcext:value-type="float">
            <text:p>0,0909948968805185</text:p>
          </table:table-cell>
          <table:table-cell table:style-name="Default" table:formula="of:=CONFIDENCE(0.05;[.AH107];100)" office:value-type="float" office:value="0.0767769442429375" calcext:value-type="float">
            <text:p>0,0767769442429375</text:p>
          </table:table-cell>
          <table:table-cell table:style-name="Default" table:formula="of:=CONFIDENCE(0.05;[.AI107];100)" office:value-type="float" office:value="0.074932453089954" calcext:value-type="float">
            <text:p>0,074932453089954</text:p>
          </table:table-cell>
          <table:table-cell table:style-name="Default" table:formula="of:=CONFIDENCE(0.05;[.AJ107];100)" office:value-type="float" office:value="0.07854458159788" calcext:value-type="float">
            <text:p>0,07854458159788</text:p>
          </table:table-cell>
          <table:table-cell table:style-name="Default" table:formula="of:=CONFIDENCE(0.05;[.AK107];100)" office:value-type="float" office:value="0.0833863708744616" calcext:value-type="float">
            <text:p>0,0833863708744616</text:p>
          </table:table-cell>
          <table:table-cell table:style-name="Default" table:formula="of:=CONFIDENCE(0.05;[.AL107];100)" office:value-type="float" office:value="0.092916241831543" calcext:value-type="float">
            <text:p>0,092916241831543</text:p>
          </table:table-cell>
          <table:table-cell table:style-name="Default" table:formula="of:=CONFIDENCE(0.05;[.AM107];100)" office:value-type="float" office:value="0.0802353651547815" calcext:value-type="float">
            <text:p>0,0802353651547815</text:p>
          </table:table-cell>
          <table:table-cell table:style-name="Default" table:formula="of:=CONFIDENCE(0.05;[.AN107];100)" office:value-type="float" office:value="0.0833863708744616" calcext:value-type="float">
            <text:p>0,0833863708744616</text:p>
          </table:table-cell>
          <table:table-cell table:style-name="Default" table:formula="of:=CONFIDENCE(0.05;[.AO107];100)" office:value-type="float" office:value="0.0802353651547815" calcext:value-type="float">
            <text:p>0,0802353651547815</text:p>
          </table:table-cell>
          <table:table-cell table:style-name="Default" table:formula="of:=CONFIDENCE(0.05;[.AP107];100)" office:value-type="float" office:value="0.0875364759686745" calcext:value-type="float">
            <text:p>0,0875364759686745</text:p>
          </table:table-cell>
          <table:table-cell table:style-name="Default" table:formula="of:=CONFIDENCE(0.05;[.AQ107];100)" office:value-type="float" office:value="0.0802353651547815" calcext:value-type="float">
            <text:p>0,0802353651547815</text:p>
          </table:table-cell>
          <table:table-cell table:style-name="Default" table:formula="of:=CONFIDENCE(0.05;[.AR107];100)" office:value-type="float" office:value="0.0833863708744616" calcext:value-type="float">
            <text:p>0,0833863708744616</text:p>
          </table:table-cell>
          <table:table-cell table:style-name="Default" table:formula="of:=CONFIDENCE(0.05;[.AS107];100)" office:value-type="float" office:value="0.0848465930372402" calcext:value-type="float">
            <text:p>0,0848465930372402</text:p>
          </table:table-cell>
          <table:table-cell table:style-name="Default" table:formula="of:=CONFIDENCE(0.05;[.AT107];100)" office:value-type="float" office:value="0.0689378568427577" calcext:value-type="float">
            <text:p>0,0689378568427577</text:p>
          </table:table-cell>
          <table:table-cell table:style-name="Default" table:formula="of:=CONFIDENCE(0.05;[.AU107];100)" office:value-type="float" office:value="0.0848465930372402" calcext:value-type="float">
            <text:p>0,0848465930372402</text:p>
          </table:table-cell>
          <table:table-cell table:style-name="Default" table:formula="of:=CONFIDENCE(0.05;[.AV107];100)" office:value-type="float" office:value="0.0802353651547815" calcext:value-type="float">
            <text:p>0,0802353651547815</text:p>
          </table:table-cell>
          <table:table-cell table:style-name="Default" table:formula="of:=CONFIDENCE(0.05;[.AW107];100)" office:value-type="float" office:value="0.0899189437079448" calcext:value-type="float">
            <text:p>0,0899189437079448</text:p>
          </table:table-cell>
          <table:table-cell table:style-name="Default" table:formula="of:=CONFIDENCE(0.05;[.AX107];100)" office:value-type="float" office:value="0.0730111081389296" calcext:value-type="float">
            <text:p>0,0730111081389296</text:p>
          </table:table-cell>
          <table:table-cell table:style-name="Default" table:formula="of:=CONFIDENCE(0.05;[.AY107];100)" office:value-type="float" office:value="0.0802353651547815" calcext:value-type="float">
            <text:p>0,0802353651547815</text:p>
          </table:table-cell>
          <table:table-cell table:style-name="Default" table:formula="of:=CONFIDENCE(0.05;[.AZ107];100)" office:value-type="float" office:value="0.0645571903544219" calcext:value-type="float">
            <text:p>0,0645571903544219</text:p>
          </table:table-cell>
          <table:table-cell table:style-name="Default" table:formula="of:=CONFIDENCE(0.05;[.BA107];100)" office:value-type="float" office:value="0.0730111081389296" calcext:value-type="float">
            <text:p>0,0730111081389296</text:p>
          </table:table-cell>
          <table:table-cell table:style-name="Default" table:formula="of:=CONFIDENCE(0.05;[.BB107];100)" office:value-type="float" office:value="0.0645571903544219" calcext:value-type="float">
            <text:p>0,0645571903544219</text:p>
          </table:table-cell>
          <table:table-cell table:style-name="Default" table:formula="of:=CONFIDENCE(0.05;[.BC107];100)" office:value-type="float" office:value="0.0887661367373301" calcext:value-type="float">
            <text:p>0,0887661367373301</text:p>
          </table:table-cell>
          <table:table-cell table:style-name="Default" table:formula="of:=CONFIDENCE(0.05;[.BD107];100)" office:value-type="float" office:value="0.0730111081389296" calcext:value-type="float">
            <text:p>0,0730111081389296</text:p>
          </table:table-cell>
          <table:table-cell table:style-name="Default" table:formula="of:=CONFIDENCE(0.05;[.BE107];100)" office:value-type="float" office:value="0.0919939962550512" calcext:value-type="float">
            <text:p>0,0919939962550512</text:p>
          </table:table-cell>
          <table:table-cell table:style-name="Default" table:formula="of:=CONFIDENCE(0.05;[.BF107];100)" office:value-type="float" office:value="0.0875364759686745" calcext:value-type="float">
            <text:p>0,0875364759686745</text:p>
          </table:table-cell>
          <table:table-cell table:style-name="Default" table:formula="of:=CONFIDENCE(0.05;[.BG107];100)" office:value-type="float" office:value="0.0818492949136421" calcext:value-type="float">
            <text:p>0,0818492949136421</text:p>
          </table:table-cell>
          <table:table-cell table:style-name="Default" table:formula="of:=CONFIDENCE(0.05;[.BH107];100)" office:value-type="float" office:value="0.0848465930372402" calcext:value-type="float">
            <text:p>0,0848465930372402</text:p>
          </table:table-cell>
          <table:table-cell table:style-name="Default" table:formula="of:=CONFIDENCE(0.05;[.BI107];100)" office:value-type="float" office:value="0.0710129093898641" calcext:value-type="float">
            <text:p>0,0710129093898641</text:p>
          </table:table-cell>
          <table:table-cell table:style-name="Default" table:formula="of:=CONFIDENCE(0.05;[.BJ107];100)" office:value-type="float" office:value="0.0909948968805185" calcext:value-type="float">
            <text:p>0,0909948968805185</text:p>
          </table:table-cell>
          <table:table-cell table:style-name="Default" table:formula="of:=CONFIDENCE(0.05;[.BK107];100)" office:value-type="float" office:value="0.0818492949136421" calcext:value-type="float">
            <text:p>0,0818492949136421</text:p>
          </table:table-cell>
          <table:table-cell table:style-name="Default" table:formula="of:=CONFIDENCE(0.05;[.BL107];100)" office:value-type="float" office:value="0.0802353651547815" calcext:value-type="float">
            <text:p>0,0802353651547815</text:p>
          </table:table-cell>
          <table:table-cell table:style-name="Default" table:formula="of:=CONFIDENCE(0.05;[.BM107];100)" office:value-type="float" office:value="0.0802353651547815" calcext:value-type="float">
            <text:p>0,0802353651547815</text:p>
          </table:table-cell>
          <table:table-cell table:style-name="Default" table:formula="of:=CONFIDENCE(0.05;[.BN107];100)" office:value-type="float" office:value="0.0862299614019779" calcext:value-type="float">
            <text:p>0,0862299614019779</text:p>
          </table:table-cell>
          <table:table-cell table:style-name="Default" table:formula="of:=CONFIDENCE(0.05;[.BO107];100)" office:value-type="float" office:value="0.0862299614019779" calcext:value-type="float">
            <text:p>0,0862299614019779</text:p>
          </table:table-cell>
          <table:table-cell table:style-name="Default" table:formula="of:=CONFIDENCE(0.05;[.BP107];100)" office:value-type="float" office:value="0.0862299614019779" calcext:value-type="float">
            <text:p>0,0862299614019779</text:p>
          </table:table-cell>
          <table:table-cell table:style-name="Default" table:formula="of:=CONFIDENCE(0.05;[.BQ107];100)" office:value-type="float" office:value="0.092916241831543" calcext:value-type="float">
            <text:p>0,092916241831543</text:p>
          </table:table-cell>
          <table:table-cell table:style-name="Default" table:formula="of:=CONFIDENCE(0.05;[.BR107];100)" office:value-type="float" office:value="0.0802353651547815" calcext:value-type="float">
            <text:p>0,0802353651547815</text:p>
          </table:table-cell>
          <table:table-cell table:style-name="Default" table:formula="of:=CONFIDENCE(0.05;[.BS107];100)" office:value-type="float" office:value="0.074932453089954" calcext:value-type="float">
            <text:p>0,074932453089954</text:p>
          </table:table-cell>
          <table:table-cell table:style-name="Default" table:formula="of:=CONFIDENCE(0.05;[.BT107];100)" office:value-type="float" office:value="0.0887661367373301" calcext:value-type="float">
            <text:p>0,0887661367373301</text:p>
          </table:table-cell>
          <table:table-cell table:style-name="Default" table:formula="of:=CONFIDENCE(0.05;[.BU107];100)" office:value-type="float" office:value="0.0833863708744616" calcext:value-type="float">
            <text:p>0,0833863708744616</text:p>
          </table:table-cell>
          <table:table-cell table:style-name="Default" table:formula="of:=CONFIDENCE(0.05;[.BV107];100)" office:value-type="float" office:value="0.0833863708744616" calcext:value-type="float">
            <text:p>0,0833863708744616</text:p>
          </table:table-cell>
          <table:table-cell table:style-name="Default" table:formula="of:=CONFIDENCE(0.05;[.BW107];100)" office:value-type="float" office:value="0.0622515764131926" calcext:value-type="float">
            <text:p>0,0622515764131926</text:p>
          </table:table-cell>
          <table:table-cell table:style-name="Default" table:formula="of:=CONFIDENCE(0.05;[.BX107];100)" office:value-type="float" office:value="0.0848465930372402" calcext:value-type="float">
            <text:p>0,0848465930372402</text:p>
          </table:table-cell>
          <table:table-cell table:style-name="Default" table:formula="of:=CONFIDENCE(0.05;[.BY107];100)" office:value-type="float" office:value="0.0730111081389296" calcext:value-type="float">
            <text:p>0,0730111081389296</text:p>
          </table:table-cell>
          <table:table-cell table:style-name="Default" table:formula="of:=CONFIDENCE(0.05;[.BZ107];100)" office:value-type="float" office:value="0.0848465930372402" calcext:value-type="float">
            <text:p>0,0848465930372402</text:p>
          </table:table-cell>
          <table:table-cell table:style-name="Default" table:formula="of:=CONFIDENCE(0.05;[.CA107];100)" office:value-type="float" office:value="0.0818492949136421" calcext:value-type="float">
            <text:p>0,0818492949136421</text:p>
          </table:table-cell>
          <table:table-cell table:style-name="Default" table:formula="of:=CONFIDENCE(0.05;[.CB107];100)" office:value-type="float" office:value="0.0875364759686745" calcext:value-type="float">
            <text:p>0,0875364759686745</text:p>
          </table:table-cell>
          <table:table-cell table:style-name="Default" table:formula="of:=CONFIDENCE(0.05;[.CC107];100)" office:value-type="float" office:value="0.0689378568427577" calcext:value-type="float">
            <text:p>0,0689378568427577</text:p>
          </table:table-cell>
          <table:table-cell table:style-name="Default" table:formula="of:=CONFIDENCE(0.05;[.CD107];100)" office:value-type="float" office:value="0.092916241831543" calcext:value-type="float">
            <text:p>0,092916241831543</text:p>
          </table:table-cell>
          <table:table-cell table:style-name="Default" table:formula="of:=CONFIDENCE(0.05;[.CE107];100)" office:value-type="float" office:value="0.0710129093898641" calcext:value-type="float">
            <text:p>0,0710129093898641</text:p>
          </table:table-cell>
          <table:table-cell table:style-name="Default" table:formula="of:=CONFIDENCE(0.05;[.CF107];100)" office:value-type="float" office:value="0.0833863708744616" calcext:value-type="float">
            <text:p>0,0833863708744616</text:p>
          </table:table-cell>
          <table:table-cell table:style-name="Default" table:formula="of:=CONFIDENCE(0.05;[.CG107];100)" office:value-type="float" office:value="0.0767769442429375" calcext:value-type="float">
            <text:p>0,0767769442429375</text:p>
          </table:table-cell>
          <table:table-cell table:style-name="Default" table:formula="of:=CONFIDENCE(0.05;[.CH107];100)" office:value-type="float" office:value="0.0767769442429375" calcext:value-type="float">
            <text:p>0,0767769442429375</text:p>
          </table:table-cell>
          <table:table-cell table:style-name="Default" table:formula="of:=CONFIDENCE(0.05;[.CI107];100)" office:value-type="float" office:value="0.07854458159788" calcext:value-type="float">
            <text:p>0,07854458159788</text:p>
          </table:table-cell>
          <table:table-cell table:style-name="Default" table:formula="of:=CONFIDENCE(0.05;[.CJ107];100)" office:value-type="float" office:value="0.0767769442429375" calcext:value-type="float">
            <text:p>0,0767769442429375</text:p>
          </table:table-cell>
          <table:table-cell table:style-name="Default" table:formula="of:=CONFIDENCE(0.05;[.CK107];100)" office:value-type="float" office:value="0.0909948968805185" calcext:value-type="float">
            <text:p>0,0909948968805185</text:p>
          </table:table-cell>
          <table:table-cell table:style-name="Default" table:formula="of:=CONFIDENCE(0.05;[.CL107];100)" office:value-type="float" office:value="0.0833863708744616" calcext:value-type="float">
            <text:p>0,0833863708744616</text:p>
          </table:table-cell>
          <table:table-cell table:style-name="Default" table:formula="of:=CONFIDENCE(0.05;[.CM107];100)" office:value-type="float" office:value="0.0710129093898641" calcext:value-type="float">
            <text:p>0,0710129093898641</text:p>
          </table:table-cell>
          <table:table-cell table:style-name="Default" table:formula="of:=CONFIDENCE(0.05;[.CN107];100)" office:value-type="float" office:value="0.0710129093898641" calcext:value-type="float">
            <text:p>0,0710129093898641</text:p>
          </table:table-cell>
          <table:table-cell table:style-name="Default" table:formula="of:=CONFIDENCE(0.05;[.CO107];100)" office:value-type="float" office:value="0.0919939962550512" calcext:value-type="float">
            <text:p>0,0919939962550512</text:p>
          </table:table-cell>
          <table:table-cell table:style-name="Default" table:formula="of:=CONFIDENCE(0.05;[.CP107];100)" office:value-type="float" office:value="0.0710129093898641" calcext:value-type="float">
            <text:p>0,0710129093898641</text:p>
          </table:table-cell>
          <table:table-cell table:style-name="Default" table:formula="of:=CONFIDENCE(0.05;[.CQ107];100)" office:value-type="float" office:value="0.0833863708744616" calcext:value-type="float">
            <text:p>0,0833863708744616</text:p>
          </table:table-cell>
          <table:table-cell table:style-name="Default" table:formula="of:=CONFIDENCE(0.05;[.CR107];100)" office:value-type="float" office:value="0.0730111081389296" calcext:value-type="float">
            <text:p>0,0730111081389296</text:p>
          </table:table-cell>
          <table:table-cell table:style-name="Default" table:formula="of:=CONFIDENCE(0.05;[.CS107];100)" office:value-type="float" office:value="0.0818492949136421" calcext:value-type="float">
            <text:p>0,0818492949136421</text:p>
          </table:table-cell>
          <table:table-cell table:style-name="Default" table:formula="of:=CONFIDENCE(0.05;[.CT107];100)" office:value-type="float" office:value="0.0848465930372402" calcext:value-type="float">
            <text:p>0,0848465930372402</text:p>
          </table:table-cell>
          <table:table-cell table:style-name="Default" table:formula="of:=CONFIDENCE(0.05;[.CU107];100)" office:value-type="float" office:value="0.0818492949136421" calcext:value-type="float">
            <text:p>0,0818492949136421</text:p>
          </table:table-cell>
          <table:table-cell table:style-name="Default" table:formula="of:=CONFIDENCE(0.05;[.CV107];100)" office:value-type="float" office:value="0.0818492949136421" calcext:value-type="float">
            <text:p>0,0818492949136421</text:p>
          </table:table-cell>
        </table:table-row>
        <table:table-row table:style-name="ro1">
          <table:table-cell table:style-name="Default" office:value-type="string" calcext:value-type="string">
            <text:p>A=</text:p>
          </table:table-cell>
          <table:table-cell table:style-name="Default" table:number-columns-repeated="99"/>
        </table:table-row>
        <table:table-row table:style-name="ro1">
          <table:table-cell table:style-name="Default" table:formula="of:=[.A104]-[.A109]" office:value-type="float" office:value="0.20145541840212" calcext:value-type="float">
            <text:p>0,20145541840212</text:p>
          </table:table-cell>
          <table:table-cell table:style-name="Default" table:formula="of:=[.B104]-[.B109]" office:value-type="float" office:value="0.279005103119481" calcext:value-type="float">
            <text:p>0,279005103119481</text:p>
          </table:table-cell>
          <table:table-cell table:style-name="Default" table:formula="of:=[.C104]-[.C109]" office:value-type="float" office:value="0.209764634845218" calcext:value-type="float">
            <text:p>0,209764634845218</text:p>
          </table:table-cell>
          <table:table-cell table:style-name="Default" table:formula="of:=[.D104]-[.D109]" office:value-type="float" office:value="0.243770038598022" calcext:value-type="float">
            <text:p>0,243770038598022</text:p>
          </table:table-cell>
          <table:table-cell table:style-name="Default" table:formula="of:=[.E104]-[.E109]" office:value-type="float" office:value="0.185067546910046" calcext:value-type="float">
            <text:p>0,185067546910046</text:p>
          </table:table-cell>
          <table:table-cell table:style-name="Default" table:formula="of:=[.F104]-[.F109]" office:value-type="float" office:value="0.193223055757063" calcext:value-type="float">
            <text:p>0,193223055757063</text:p>
          </table:table-cell>
          <table:table-cell table:style-name="Default" table:formula="of:=[.G104]-[.G109]" office:value-type="float" office:value="0.193223055757063" calcext:value-type="float">
            <text:p>0,193223055757063</text:p>
          </table:table-cell>
          <table:table-cell table:style-name="Default" table:formula="of:=[.H104]-[.H109]" office:value-type="float" office:value="0.243770038598022" calcext:value-type="float">
            <text:p>0,243770038598022</text:p>
          </table:table-cell>
          <table:table-cell table:style-name="Default" table:formula="of:=[.I104]-[.I109]" office:value-type="float" office:value="0.193223055757063" calcext:value-type="float">
            <text:p>0,193223055757063</text:p>
          </table:table-cell>
          <table:table-cell table:style-name="Default" table:formula="of:=[.J104]-[.J109]" office:value-type="float" office:value="0.218150705086358" calcext:value-type="float">
            <text:p>0,218150705086358</text:p>
          </table:table-cell>
          <table:table-cell table:style-name="Default" table:formula="of:=[.K104]-[.K109]" office:value-type="float" office:value="0.20145541840212" calcext:value-type="float">
            <text:p>0,20145541840212</text:p>
          </table:table-cell>
          <table:table-cell table:style-name="Default" table:formula="of:=[.L104]-[.L109]" office:value-type="float" office:value="0.145442809645578" calcext:value-type="float">
            <text:p>0,145442809645578</text:p>
          </table:table-cell>
          <table:table-cell table:style-name="Default" table:formula="of:=[.M104]-[.M109]" office:value-type="float" office:value="0.15321404950239" calcext:value-type="float">
            <text:p>0,15321404950239</text:p>
          </table:table-cell>
          <table:table-cell table:style-name="Default" table:formula="of:=[.N104]-[.N109]" office:value-type="float" office:value="0.252463524031326" calcext:value-type="float">
            <text:p>0,252463524031326</text:p>
          </table:table-cell>
          <table:table-cell table:style-name="Default" table:formula="of:=[.O104]-[.O109]" office:value-type="float" office:value="0.209764634845218" calcext:value-type="float">
            <text:p>0,209764634845218</text:p>
          </table:table-cell>
          <table:table-cell table:style-name="Default" table:formula="of:=[.P104]-[.P109]" office:value-type="float" office:value="0.168987090610136" calcext:value-type="float">
            <text:p>0,168987090610136</text:p>
          </table:table-cell>
          <table:table-cell table:style-name="Default" table:formula="of:=[.Q104]-[.Q109]" office:value-type="float" office:value="0.185067546910046" calcext:value-type="float">
            <text:p>0,185067546910046</text:p>
          </table:table-cell>
          <table:table-cell table:style-name="Default" table:formula="of:=[.R104]-[.R109]" office:value-type="float" office:value="0.193223055757063" calcext:value-type="float">
            <text:p>0,193223055757063</text:p>
          </table:table-cell>
          <table:table-cell table:style-name="Default" table:formula="of:=[.S104]-[.S109]" office:value-type="float" office:value="0.23515340696276" calcext:value-type="float">
            <text:p>0,23515340696276</text:p>
          </table:table-cell>
          <table:table-cell table:style-name="Default" table:formula="of:=[.T104]-[.T109]" office:value-type="float" office:value="0.218150705086358" calcext:value-type="float">
            <text:p>0,218150705086358</text:p>
          </table:table-cell>
          <table:table-cell table:style-name="Default" table:formula="of:=[.U104]-[.U109]" office:value-type="float" office:value="0.23515340696276" calcext:value-type="float">
            <text:p>0,23515340696276</text:p>
          </table:table-cell>
          <table:table-cell table:style-name="Default" table:formula="of:=[.V104]-[.V109]" office:value-type="float" office:value="0.209764634845218" calcext:value-type="float">
            <text:p>0,209764634845218</text:p>
          </table:table-cell>
          <table:table-cell table:style-name="Default" table:formula="of:=[.W104]-[.W109]" office:value-type="float" office:value="0.20145541840212" calcext:value-type="float">
            <text:p>0,20145541840212</text:p>
          </table:table-cell>
          <table:table-cell table:style-name="Default" table:formula="of:=[.X104]-[.X109]" office:value-type="float" office:value="0.252463524031326" calcext:value-type="float">
            <text:p>0,252463524031326</text:p>
          </table:table-cell>
          <table:table-cell table:style-name="Default" table:formula="of:=[.Y104]-[.Y109]" office:value-type="float" office:value="0.20145541840212" calcext:value-type="float">
            <text:p>0,20145541840212</text:p>
          </table:table-cell>
          <table:table-cell table:style-name="Default" table:formula="of:=[.Z104]-[.Z109]" office:value-type="float" office:value="0.26123386326267" calcext:value-type="float">
            <text:p>0,26123386326267</text:p>
          </table:table-cell>
          <table:table-cell table:style-name="Default" table:formula="of:=[.AA104]-[.AA109]" office:value-type="float" office:value="0.324778144227228" calcext:value-type="float">
            <text:p>0,324778144227228</text:p>
          </table:table-cell>
          <table:table-cell table:style-name="Default" table:formula="of:=[.AB104]-[.AB109]" office:value-type="float" office:value="0.15321404950239" calcext:value-type="float">
            <text:p>0,15321404950239</text:p>
          </table:table-cell>
          <table:table-cell table:style-name="Default" table:formula="of:=[.AC104]-[.AC109]" office:value-type="float" office:value="0.218150705086358" calcext:value-type="float">
            <text:p>0,218150705086358</text:p>
          </table:table-cell>
          <table:table-cell table:style-name="Default" table:formula="of:=[.AD104]-[.AD109]" office:value-type="float" office:value="0.243770038598022" calcext:value-type="float">
            <text:p>0,243770038598022</text:p>
          </table:table-cell>
          <table:table-cell table:style-name="Default" table:formula="of:=[.AE104]-[.AE109]" office:value-type="float" office:value="0.226613629125538" calcext:value-type="float">
            <text:p>0,226613629125538</text:p>
          </table:table-cell>
          <table:table-cell table:style-name="Default" table:formula="of:=[.AF104]-[.AF109]" office:value-type="float" office:value="0.23515340696276" calcext:value-type="float">
            <text:p>0,23515340696276</text:p>
          </table:table-cell>
          <table:table-cell table:style-name="Default" table:formula="of:=[.AG104]-[.AG109]" office:value-type="float" office:value="0.279005103119481" calcext:value-type="float">
            <text:p>0,279005103119481</text:p>
          </table:table-cell>
          <table:table-cell table:style-name="Default" table:formula="of:=[.AH104]-[.AH109]" office:value-type="float" office:value="0.193223055757063" calcext:value-type="float">
            <text:p>0,193223055757063</text:p>
          </table:table-cell>
          <table:table-cell table:style-name="Default" table:formula="of:=[.AI104]-[.AI109]" office:value-type="float" office:value="0.185067546910046" calcext:value-type="float">
            <text:p>0,185067546910046</text:p>
          </table:table-cell>
          <table:table-cell table:style-name="Default" table:formula="of:=[.AJ104]-[.AJ109]" office:value-type="float" office:value="0.20145541840212" calcext:value-type="float">
            <text:p>0,20145541840212</text:p>
          </table:table-cell>
          <table:table-cell table:style-name="Default" table:formula="of:=[.AK104]-[.AK109]" office:value-type="float" office:value="0.226613629125538" calcext:value-type="float">
            <text:p>0,226613629125538</text:p>
          </table:table-cell>
          <table:table-cell table:style-name="Default" table:formula="of:=[.AL104]-[.AL109]" office:value-type="float" office:value="0.297083758168457" calcext:value-type="float">
            <text:p>0,297083758168457</text:p>
          </table:table-cell>
          <table:table-cell table:style-name="Default" table:formula="of:=[.AM104]-[.AM109]" office:value-type="float" office:value="0.209764634845218" calcext:value-type="float">
            <text:p>0,209764634845218</text:p>
          </table:table-cell>
          <table:table-cell table:style-name="Default" table:formula="of:=[.AN104]-[.AN109]" office:value-type="float" office:value="0.226613629125538" calcext:value-type="float">
            <text:p>0,226613629125538</text:p>
          </table:table-cell>
          <table:table-cell table:style-name="Default" table:formula="of:=[.AO104]-[.AO109]" office:value-type="float" office:value="0.209764634845218" calcext:value-type="float">
            <text:p>0,209764634845218</text:p>
          </table:table-cell>
          <table:table-cell table:style-name="Default" table:formula="of:=[.AP104]-[.AP109]" office:value-type="float" office:value="0.252463524031326" calcext:value-type="float">
            <text:p>0,252463524031326</text:p>
          </table:table-cell>
          <table:table-cell table:style-name="Default" table:formula="of:=[.AQ104]-[.AQ109]" office:value-type="float" office:value="0.209764634845218" calcext:value-type="float">
            <text:p>0,209764634845218</text:p>
          </table:table-cell>
          <table:table-cell table:style-name="Default" table:formula="of:=[.AR104]-[.AR109]" office:value-type="float" office:value="0.226613629125538" calcext:value-type="float">
            <text:p>0,226613629125538</text:p>
          </table:table-cell>
          <table:table-cell table:style-name="Default" table:formula="of:=[.AS104]-[.AS109]" office:value-type="float" office:value="0.23515340696276" calcext:value-type="float">
            <text:p>0,23515340696276</text:p>
          </table:table-cell>
          <table:table-cell table:style-name="Default" table:formula="of:=[.AT104]-[.AT109]" office:value-type="float" office:value="0.161062143157242" calcext:value-type="float">
            <text:p>0,161062143157242</text:p>
          </table:table-cell>
          <table:table-cell table:style-name="Default" table:formula="of:=[.AU104]-[.AU109]" office:value-type="float" office:value="0.23515340696276" calcext:value-type="float">
            <text:p>0,23515340696276</text:p>
          </table:table-cell>
          <table:table-cell table:style-name="Default" table:formula="of:=[.AV104]-[.AV109]" office:value-type="float" office:value="0.209764634845218" calcext:value-type="float">
            <text:p>0,209764634845218</text:p>
          </table:table-cell>
          <table:table-cell table:style-name="Default" table:formula="of:=[.AW104]-[.AW109]" office:value-type="float" office:value="0.270081056292055" calcext:value-type="float">
            <text:p>0,270081056292055</text:p>
          </table:table-cell>
          <table:table-cell table:style-name="Default" table:formula="of:=[.AX104]-[.AX109]" office:value-type="float" office:value="0.17698889186107" calcext:value-type="float">
            <text:p>0,17698889186107</text:p>
          </table:table-cell>
          <table:table-cell table:style-name="Default" table:formula="of:=[.AY104]-[.AY109]" office:value-type="float" office:value="0.209764634845218" calcext:value-type="float">
            <text:p>0,209764634845218</text:p>
          </table:table-cell>
          <table:table-cell table:style-name="Default" table:formula="of:=[.AZ104]-[.AZ109]" office:value-type="float" office:value="0.145442809645578" calcext:value-type="float">
            <text:p>0,145442809645578</text:p>
          </table:table-cell>
          <table:table-cell table:style-name="Default" table:formula="of:=[.BA104]-[.BA109]" office:value-type="float" office:value="0.17698889186107" calcext:value-type="float">
            <text:p>0,17698889186107</text:p>
          </table:table-cell>
          <table:table-cell table:style-name="Default" table:formula="of:=[.BB104]-[.BB109]" office:value-type="float" office:value="0.145442809645578" calcext:value-type="float">
            <text:p>0,145442809645578</text:p>
          </table:table-cell>
          <table:table-cell table:style-name="Default" table:formula="of:=[.BC104]-[.BC109]" office:value-type="float" office:value="0.26123386326267" calcext:value-type="float">
            <text:p>0,26123386326267</text:p>
          </table:table-cell>
          <table:table-cell table:style-name="Default" table:formula="of:=[.BD104]-[.BD109]" office:value-type="float" office:value="0.17698889186107" calcext:value-type="float">
            <text:p>0,17698889186107</text:p>
          </table:table-cell>
          <table:table-cell table:style-name="Default" table:formula="of:=[.BE104]-[.BE109]" office:value-type="float" office:value="0.288006003744949" calcext:value-type="float">
            <text:p>0,288006003744949</text:p>
          </table:table-cell>
          <table:table-cell table:style-name="Default" table:formula="of:=[.BF104]-[.BF109]" office:value-type="float" office:value="0.252463524031326" calcext:value-type="float">
            <text:p>0,252463524031326</text:p>
          </table:table-cell>
          <table:table-cell table:style-name="Default" table:formula="of:=[.BG104]-[.BG109]" office:value-type="float" office:value="0.218150705086358" calcext:value-type="float">
            <text:p>0,218150705086358</text:p>
          </table:table-cell>
          <table:table-cell table:style-name="Default" table:formula="of:=[.BH104]-[.BH109]" office:value-type="float" office:value="0.23515340696276" calcext:value-type="float">
            <text:p>0,23515340696276</text:p>
          </table:table-cell>
          <table:table-cell table:style-name="Default" table:formula="of:=[.BI104]-[.BI109]" office:value-type="float" office:value="0.168987090610136" calcext:value-type="float">
            <text:p>0,168987090610136</text:p>
          </table:table-cell>
          <table:table-cell table:style-name="Default" table:formula="of:=[.BJ104]-[.BJ109]" office:value-type="float" office:value="0.279005103119481" calcext:value-type="float">
            <text:p>0,279005103119481</text:p>
          </table:table-cell>
          <table:table-cell table:style-name="Default" table:formula="of:=[.BK104]-[.BK109]" office:value-type="float" office:value="0.218150705086358" calcext:value-type="float">
            <text:p>0,218150705086358</text:p>
          </table:table-cell>
          <table:table-cell table:style-name="Default" table:formula="of:=[.BL104]-[.BL109]" office:value-type="float" office:value="0.209764634845218" calcext:value-type="float">
            <text:p>0,209764634845218</text:p>
          </table:table-cell>
          <table:table-cell table:style-name="Default" table:formula="of:=[.BM104]-[.BM109]" office:value-type="float" office:value="0.209764634845218" calcext:value-type="float">
            <text:p>0,209764634845218</text:p>
          </table:table-cell>
          <table:table-cell table:style-name="Default" table:formula="of:=[.BN104]-[.BN109]" office:value-type="float" office:value="0.243770038598022" calcext:value-type="float">
            <text:p>0,243770038598022</text:p>
          </table:table-cell>
          <table:table-cell table:style-name="Default" table:formula="of:=[.BO104]-[.BO109]" office:value-type="float" office:value="0.243770038598022" calcext:value-type="float">
            <text:p>0,243770038598022</text:p>
          </table:table-cell>
          <table:table-cell table:style-name="Default" table:formula="of:=[.BP104]-[.BP109]" office:value-type="float" office:value="0.243770038598022" calcext:value-type="float">
            <text:p>0,243770038598022</text:p>
          </table:table-cell>
          <table:table-cell table:style-name="Default" table:formula="of:=[.BQ104]-[.BQ109]" office:value-type="float" office:value="0.297083758168457" calcext:value-type="float">
            <text:p>0,297083758168457</text:p>
          </table:table-cell>
          <table:table-cell table:style-name="Default" table:formula="of:=[.BR104]-[.BR109]" office:value-type="float" office:value="0.209764634845218" calcext:value-type="float">
            <text:p>0,209764634845218</text:p>
          </table:table-cell>
          <table:table-cell table:style-name="Default" table:formula="of:=[.BS104]-[.BS109]" office:value-type="float" office:value="0.185067546910046" calcext:value-type="float">
            <text:p>0,185067546910046</text:p>
          </table:table-cell>
          <table:table-cell table:style-name="Default" table:formula="of:=[.BT104]-[.BT109]" office:value-type="float" office:value="0.26123386326267" calcext:value-type="float">
            <text:p>0,26123386326267</text:p>
          </table:table-cell>
          <table:table-cell table:style-name="Default" table:formula="of:=[.BU104]-[.BU109]" office:value-type="float" office:value="0.226613629125538" calcext:value-type="float">
            <text:p>0,226613629125538</text:p>
          </table:table-cell>
          <table:table-cell table:style-name="Default" table:formula="of:=[.BV104]-[.BV109]" office:value-type="float" office:value="0.226613629125538" calcext:value-type="float">
            <text:p>0,226613629125538</text:p>
          </table:table-cell>
          <table:table-cell table:style-name="Default" table:formula="of:=[.BW104]-[.BW109]" office:value-type="float" office:value="0.137748423586807" calcext:value-type="float">
            <text:p>0,137748423586807</text:p>
          </table:table-cell>
          <table:table-cell table:style-name="Default" table:formula="of:=[.BX104]-[.BX109]" office:value-type="float" office:value="0.23515340696276" calcext:value-type="float">
            <text:p>0,23515340696276</text:p>
          </table:table-cell>
          <table:table-cell table:style-name="Default" table:formula="of:=[.BY104]-[.BY109]" office:value-type="float" office:value="0.17698889186107" calcext:value-type="float">
            <text:p>0,17698889186107</text:p>
          </table:table-cell>
          <table:table-cell table:style-name="Default" table:formula="of:=[.BZ104]-[.BZ109]" office:value-type="float" office:value="0.23515340696276" calcext:value-type="float">
            <text:p>0,23515340696276</text:p>
          </table:table-cell>
          <table:table-cell table:style-name="Default" table:formula="of:=[.CA104]-[.CA109]" office:value-type="float" office:value="0.218150705086358" calcext:value-type="float">
            <text:p>0,218150705086358</text:p>
          </table:table-cell>
          <table:table-cell table:style-name="Default" table:formula="of:=[.CB104]-[.CB109]" office:value-type="float" office:value="0.252463524031326" calcext:value-type="float">
            <text:p>0,252463524031326</text:p>
          </table:table-cell>
          <table:table-cell table:style-name="Default" table:formula="of:=[.CC104]-[.CC109]" office:value-type="float" office:value="0.161062143157242" calcext:value-type="float">
            <text:p>0,161062143157242</text:p>
          </table:table-cell>
          <table:table-cell table:style-name="Default" table:formula="of:=[.CD104]-[.CD109]" office:value-type="float" office:value="0.297083758168457" calcext:value-type="float">
            <text:p>0,297083758168457</text:p>
          </table:table-cell>
          <table:table-cell table:style-name="Default" table:formula="of:=[.CE104]-[.CE109]" office:value-type="float" office:value="0.168987090610136" calcext:value-type="float">
            <text:p>0,168987090610136</text:p>
          </table:table-cell>
          <table:table-cell table:style-name="Default" table:formula="of:=[.CF104]-[.CF109]" office:value-type="float" office:value="0.226613629125538" calcext:value-type="float">
            <text:p>0,226613629125538</text:p>
          </table:table-cell>
          <table:table-cell table:style-name="Default" table:formula="of:=[.CG104]-[.CG109]" office:value-type="float" office:value="0.193223055757063" calcext:value-type="float">
            <text:p>0,193223055757063</text:p>
          </table:table-cell>
          <table:table-cell table:style-name="Default" table:formula="of:=[.CH104]-[.CH109]" office:value-type="float" office:value="0.193223055757063" calcext:value-type="float">
            <text:p>0,193223055757063</text:p>
          </table:table-cell>
          <table:table-cell table:style-name="Default" table:formula="of:=[.CI104]-[.CI109]" office:value-type="float" office:value="0.20145541840212" calcext:value-type="float">
            <text:p>0,20145541840212</text:p>
          </table:table-cell>
          <table:table-cell table:style-name="Default" table:formula="of:=[.CJ104]-[.CJ109]" office:value-type="float" office:value="0.193223055757063" calcext:value-type="float">
            <text:p>0,193223055757063</text:p>
          </table:table-cell>
          <table:table-cell table:style-name="Default" table:formula="of:=[.CK104]-[.CK109]" office:value-type="float" office:value="0.279005103119481" calcext:value-type="float">
            <text:p>0,279005103119481</text:p>
          </table:table-cell>
          <table:table-cell table:style-name="Default" table:formula="of:=[.CL104]-[.CL109]" office:value-type="float" office:value="0.226613629125538" calcext:value-type="float">
            <text:p>0,226613629125538</text:p>
          </table:table-cell>
          <table:table-cell table:style-name="Default" table:formula="of:=[.CM104]-[.CM109]" office:value-type="float" office:value="0.168987090610136" calcext:value-type="float">
            <text:p>0,168987090610136</text:p>
          </table:table-cell>
          <table:table-cell table:style-name="Default" table:formula="of:=[.CN104]-[.CN109]" office:value-type="float" office:value="0.168987090610136" calcext:value-type="float">
            <text:p>0,168987090610136</text:p>
          </table:table-cell>
          <table:table-cell table:style-name="Default" table:formula="of:=[.CO104]-[.CO109]" office:value-type="float" office:value="0.288006003744949" calcext:value-type="float">
            <text:p>0,288006003744949</text:p>
          </table:table-cell>
          <table:table-cell table:style-name="Default" table:formula="of:=[.CP104]-[.CP109]" office:value-type="float" office:value="0.168987090610136" calcext:value-type="float">
            <text:p>0,168987090610136</text:p>
          </table:table-cell>
          <table:table-cell table:style-name="Default" table:formula="of:=[.CQ104]-[.CQ109]" office:value-type="float" office:value="0.226613629125538" calcext:value-type="float">
            <text:p>0,226613629125538</text:p>
          </table:table-cell>
          <table:table-cell table:style-name="Default" table:formula="of:=[.CR104]-[.CR109]" office:value-type="float" office:value="0.17698889186107" calcext:value-type="float">
            <text:p>0,17698889186107</text:p>
          </table:table-cell>
          <table:table-cell table:style-name="Default" table:formula="of:=[.CS104]-[.CS109]" office:value-type="float" office:value="0.218150705086358" calcext:value-type="float">
            <text:p>0,218150705086358</text:p>
          </table:table-cell>
          <table:table-cell table:style-name="Default" table:formula="of:=[.CT104]-[.CT109]" office:value-type="float" office:value="0.23515340696276" calcext:value-type="float">
            <text:p>0,23515340696276</text:p>
          </table:table-cell>
          <table:table-cell table:style-name="Default" table:formula="of:=[.CU104]-[.CU109]" office:value-type="float" office:value="0.218150705086358" calcext:value-type="float">
            <text:p>0,218150705086358</text:p>
          </table:table-cell>
          <table:table-cell table:style-name="Default" table:formula="of:=[.CV104]-[.CV109]" office:value-type="float" office:value="0.218150705086358" calcext:value-type="float">
            <text:p>0,218150705086358</text:p>
          </table:table-cell>
        </table:table-row>
        <table:table-row table:style-name="ro1">
          <table:table-cell table:style-name="Default" office:value-type="string" calcext:value-type="string">
            <text:p>B=</text:p>
          </table:table-cell>
          <table:table-cell table:style-name="Default" table:number-columns-repeated="99"/>
        </table:table-row>
        <table:table-row table:style-name="ro1">
          <table:table-cell table:style-name="Default" table:formula="of:=[.A104]+[.A109]" office:value-type="float" office:value="0.35854458159788" calcext:value-type="float">
            <text:p>0,35854458159788</text:p>
          </table:table-cell>
          <table:table-cell table:style-name="Default" table:formula="of:=[.B104]+[.B109]" office:value-type="float" office:value="0.460994896880519" calcext:value-type="float">
            <text:p>0,460994896880519</text:p>
          </table:table-cell>
          <table:table-cell table:style-name="Default" table:formula="of:=[.C104]+[.C109]" office:value-type="float" office:value="0.370235365154782" calcext:value-type="float">
            <text:p>0,370235365154782</text:p>
          </table:table-cell>
          <table:table-cell table:style-name="Default" table:formula="of:=[.D104]+[.D109]" office:value-type="float" office:value="0.416229961401978" calcext:value-type="float">
            <text:p>0,416229961401978</text:p>
          </table:table-cell>
          <table:table-cell table:style-name="Default" table:formula="of:=[.E104]+[.E109]" office:value-type="float" office:value="0.334932453089954" calcext:value-type="float">
            <text:p>0,334932453089954</text:p>
          </table:table-cell>
          <table:table-cell table:style-name="Default" table:formula="of:=[.F104]+[.F109]" office:value-type="float" office:value="0.346776944242938" calcext:value-type="float">
            <text:p>0,346776944242938</text:p>
          </table:table-cell>
          <table:table-cell table:style-name="Default" table:formula="of:=[.G104]+[.G109]" office:value-type="float" office:value="0.346776944242938" calcext:value-type="float">
            <text:p>0,346776944242938</text:p>
          </table:table-cell>
          <table:table-cell table:style-name="Default" table:formula="of:=[.H104]+[.H109]" office:value-type="float" office:value="0.416229961401978" calcext:value-type="float">
            <text:p>0,416229961401978</text:p>
          </table:table-cell>
          <table:table-cell table:style-name="Default" table:formula="of:=[.I104]+[.I109]" office:value-type="float" office:value="0.346776944242938" calcext:value-type="float">
            <text:p>0,346776944242938</text:p>
          </table:table-cell>
          <table:table-cell table:style-name="Default" table:formula="of:=[.J104]+[.J109]" office:value-type="float" office:value="0.381849294913642" calcext:value-type="float">
            <text:p>0,381849294913642</text:p>
          </table:table-cell>
          <table:table-cell table:style-name="Default" table:formula="of:=[.K104]+[.K109]" office:value-type="float" office:value="0.35854458159788" calcext:value-type="float">
            <text:p>0,35854458159788</text:p>
          </table:table-cell>
          <table:table-cell table:style-name="Default" table:formula="of:=[.L104]+[.L109]" office:value-type="float" office:value="0.274557190354422" calcext:value-type="float">
            <text:p>0,274557190354422</text:p>
          </table:table-cell>
          <table:table-cell table:style-name="Default" table:formula="of:=[.M104]+[.M109]" office:value-type="float" office:value="0.28678595049761" calcext:value-type="float">
            <text:p>0,28678595049761</text:p>
          </table:table-cell>
          <table:table-cell table:style-name="Default" table:formula="of:=[.N104]+[.N109]" office:value-type="float" office:value="0.427536475968675" calcext:value-type="float">
            <text:p>0,427536475968675</text:p>
          </table:table-cell>
          <table:table-cell table:style-name="Default" table:formula="of:=[.O104]+[.O109]" office:value-type="float" office:value="0.370235365154782" calcext:value-type="float">
            <text:p>0,370235365154782</text:p>
          </table:table-cell>
          <table:table-cell table:style-name="Default" table:formula="of:=[.P104]+[.P109]" office:value-type="float" office:value="0.311012909389864" calcext:value-type="float">
            <text:p>0,311012909389864</text:p>
          </table:table-cell>
          <table:table-cell table:style-name="Default" table:formula="of:=[.Q104]+[.Q109]" office:value-type="float" office:value="0.334932453089954" calcext:value-type="float">
            <text:p>0,334932453089954</text:p>
          </table:table-cell>
          <table:table-cell table:style-name="Default" table:formula="of:=[.R104]+[.R109]" office:value-type="float" office:value="0.346776944242938" calcext:value-type="float">
            <text:p>0,346776944242938</text:p>
          </table:table-cell>
          <table:table-cell table:style-name="Default" table:formula="of:=[.S104]+[.S109]" office:value-type="float" office:value="0.40484659303724" calcext:value-type="float">
            <text:p>0,40484659303724</text:p>
          </table:table-cell>
          <table:table-cell table:style-name="Default" table:formula="of:=[.T104]+[.T109]" office:value-type="float" office:value="0.381849294913642" calcext:value-type="float">
            <text:p>0,381849294913642</text:p>
          </table:table-cell>
          <table:table-cell table:style-name="Default" table:formula="of:=[.U104]+[.U109]" office:value-type="float" office:value="0.40484659303724" calcext:value-type="float">
            <text:p>0,40484659303724</text:p>
          </table:table-cell>
          <table:table-cell table:style-name="Default" table:formula="of:=[.V104]+[.V109]" office:value-type="float" office:value="0.370235365154782" calcext:value-type="float">
            <text:p>0,370235365154782</text:p>
          </table:table-cell>
          <table:table-cell table:style-name="Default" table:formula="of:=[.W104]+[.W109]" office:value-type="float" office:value="0.35854458159788" calcext:value-type="float">
            <text:p>0,35854458159788</text:p>
          </table:table-cell>
          <table:table-cell table:style-name="Default" table:formula="of:=[.X104]+[.X109]" office:value-type="float" office:value="0.427536475968675" calcext:value-type="float">
            <text:p>0,427536475968675</text:p>
          </table:table-cell>
          <table:table-cell table:style-name="Default" table:formula="of:=[.Y104]+[.Y109]" office:value-type="float" office:value="0.35854458159788" calcext:value-type="float">
            <text:p>0,35854458159788</text:p>
          </table:table-cell>
          <table:table-cell table:style-name="Default" table:formula="of:=[.Z104]+[.Z109]" office:value-type="float" office:value="0.43876613673733" calcext:value-type="float">
            <text:p>0,43876613673733</text:p>
          </table:table-cell>
          <table:table-cell table:style-name="Default" table:formula="of:=[.AA104]+[.AA109]" office:value-type="float" office:value="0.515221855772772" calcext:value-type="float">
            <text:p>0,515221855772772</text:p>
          </table:table-cell>
          <table:table-cell table:style-name="Default" table:formula="of:=[.AB104]+[.AB109]" office:value-type="float" office:value="0.28678595049761" calcext:value-type="float">
            <text:p>0,28678595049761</text:p>
          </table:table-cell>
          <table:table-cell table:style-name="Default" table:formula="of:=[.AC104]+[.AC109]" office:value-type="float" office:value="0.381849294913642" calcext:value-type="float">
            <text:p>0,381849294913642</text:p>
          </table:table-cell>
          <table:table-cell table:style-name="Default" table:formula="of:=[.AD104]+[.AD109]" office:value-type="float" office:value="0.416229961401978" calcext:value-type="float">
            <text:p>0,416229961401978</text:p>
          </table:table-cell>
          <table:table-cell table:style-name="Default" table:formula="of:=[.AE104]+[.AE109]" office:value-type="float" office:value="0.393386370874462" calcext:value-type="float">
            <text:p>0,393386370874462</text:p>
          </table:table-cell>
          <table:table-cell table:style-name="Default" table:formula="of:=[.AF104]+[.AF109]" office:value-type="float" office:value="0.40484659303724" calcext:value-type="float">
            <text:p>0,40484659303724</text:p>
          </table:table-cell>
          <table:table-cell table:style-name="Default" table:formula="of:=[.AG104]+[.AG109]" office:value-type="float" office:value="0.460994896880519" calcext:value-type="float">
            <text:p>0,460994896880519</text:p>
          </table:table-cell>
          <table:table-cell table:style-name="Default" table:formula="of:=[.AH104]+[.AH109]" office:value-type="float" office:value="0.346776944242938" calcext:value-type="float">
            <text:p>0,346776944242938</text:p>
          </table:table-cell>
          <table:table-cell table:style-name="Default" table:formula="of:=[.AI104]+[.AI109]" office:value-type="float" office:value="0.334932453089954" calcext:value-type="float">
            <text:p>0,334932453089954</text:p>
          </table:table-cell>
          <table:table-cell table:style-name="Default" table:formula="of:=[.AJ104]+[.AJ109]" office:value-type="float" office:value="0.35854458159788" calcext:value-type="float">
            <text:p>0,35854458159788</text:p>
          </table:table-cell>
          <table:table-cell table:style-name="Default" table:formula="of:=[.AK104]+[.AK109]" office:value-type="float" office:value="0.393386370874462" calcext:value-type="float">
            <text:p>0,393386370874462</text:p>
          </table:table-cell>
          <table:table-cell table:style-name="Default" table:formula="of:=[.AL104]+[.AL109]" office:value-type="float" office:value="0.482916241831543" calcext:value-type="float">
            <text:p>0,482916241831543</text:p>
          </table:table-cell>
          <table:table-cell table:style-name="Default" table:formula="of:=[.AM104]+[.AM109]" office:value-type="float" office:value="0.370235365154782" calcext:value-type="float">
            <text:p>0,370235365154782</text:p>
          </table:table-cell>
          <table:table-cell table:style-name="Default" table:formula="of:=[.AN104]+[.AN109]" office:value-type="float" office:value="0.393386370874462" calcext:value-type="float">
            <text:p>0,393386370874462</text:p>
          </table:table-cell>
          <table:table-cell table:style-name="Default" table:formula="of:=[.AO104]+[.AO109]" office:value-type="float" office:value="0.370235365154782" calcext:value-type="float">
            <text:p>0,370235365154782</text:p>
          </table:table-cell>
          <table:table-cell table:style-name="Default" table:formula="of:=[.AP104]+[.AP109]" office:value-type="float" office:value="0.427536475968675" calcext:value-type="float">
            <text:p>0,427536475968675</text:p>
          </table:table-cell>
          <table:table-cell table:style-name="Default" table:formula="of:=[.AQ104]+[.AQ109]" office:value-type="float" office:value="0.370235365154782" calcext:value-type="float">
            <text:p>0,370235365154782</text:p>
          </table:table-cell>
          <table:table-cell table:style-name="Default" table:formula="of:=[.AR104]+[.AR109]" office:value-type="float" office:value="0.393386370874462" calcext:value-type="float">
            <text:p>0,393386370874462</text:p>
          </table:table-cell>
          <table:table-cell table:style-name="Default" table:formula="of:=[.AS104]+[.AS109]" office:value-type="float" office:value="0.40484659303724" calcext:value-type="float">
            <text:p>0,40484659303724</text:p>
          </table:table-cell>
          <table:table-cell table:style-name="Default" table:formula="of:=[.AT104]+[.AT109]" office:value-type="float" office:value="0.298937856842758" calcext:value-type="float">
            <text:p>0,298937856842758</text:p>
          </table:table-cell>
          <table:table-cell table:style-name="Default" table:formula="of:=[.AU104]+[.AU109]" office:value-type="float" office:value="0.40484659303724" calcext:value-type="float">
            <text:p>0,40484659303724</text:p>
          </table:table-cell>
          <table:table-cell table:style-name="Default" table:formula="of:=[.AV104]+[.AV109]" office:value-type="float" office:value="0.370235365154782" calcext:value-type="float">
            <text:p>0,370235365154782</text:p>
          </table:table-cell>
          <table:table-cell table:style-name="Default" table:formula="of:=[.AW104]+[.AW109]" office:value-type="float" office:value="0.449918943707945" calcext:value-type="float">
            <text:p>0,449918943707945</text:p>
          </table:table-cell>
          <table:table-cell table:style-name="Default" table:formula="of:=[.AX104]+[.AX109]" office:value-type="float" office:value="0.32301110813893" calcext:value-type="float">
            <text:p>0,32301110813893</text:p>
          </table:table-cell>
          <table:table-cell table:style-name="Default" table:formula="of:=[.AY104]+[.AY109]" office:value-type="float" office:value="0.370235365154782" calcext:value-type="float">
            <text:p>0,370235365154782</text:p>
          </table:table-cell>
          <table:table-cell table:style-name="Default" table:formula="of:=[.AZ104]+[.AZ109]" office:value-type="float" office:value="0.274557190354422" calcext:value-type="float">
            <text:p>0,274557190354422</text:p>
          </table:table-cell>
          <table:table-cell table:style-name="Default" table:formula="of:=[.BA104]+[.BA109]" office:value-type="float" office:value="0.32301110813893" calcext:value-type="float">
            <text:p>0,32301110813893</text:p>
          </table:table-cell>
          <table:table-cell table:style-name="Default" table:formula="of:=[.BB104]+[.BB109]" office:value-type="float" office:value="0.274557190354422" calcext:value-type="float">
            <text:p>0,274557190354422</text:p>
          </table:table-cell>
          <table:table-cell table:style-name="Default" table:formula="of:=[.BC104]+[.BC109]" office:value-type="float" office:value="0.43876613673733" calcext:value-type="float">
            <text:p>0,43876613673733</text:p>
          </table:table-cell>
          <table:table-cell table:style-name="Default" table:formula="of:=[.BD104]+[.BD109]" office:value-type="float" office:value="0.32301110813893" calcext:value-type="float">
            <text:p>0,32301110813893</text:p>
          </table:table-cell>
          <table:table-cell table:style-name="Default" table:formula="of:=[.BE104]+[.BE109]" office:value-type="float" office:value="0.471993996255051" calcext:value-type="float">
            <text:p>0,471993996255051</text:p>
          </table:table-cell>
          <table:table-cell table:style-name="Default" table:formula="of:=[.BF104]+[.BF109]" office:value-type="float" office:value="0.427536475968675" calcext:value-type="float">
            <text:p>0,427536475968675</text:p>
          </table:table-cell>
          <table:table-cell table:style-name="Default" table:formula="of:=[.BG104]+[.BG109]" office:value-type="float" office:value="0.381849294913642" calcext:value-type="float">
            <text:p>0,381849294913642</text:p>
          </table:table-cell>
          <table:table-cell table:style-name="Default" table:formula="of:=[.BH104]+[.BH109]" office:value-type="float" office:value="0.40484659303724" calcext:value-type="float">
            <text:p>0,40484659303724</text:p>
          </table:table-cell>
          <table:table-cell table:style-name="Default" table:formula="of:=[.BI104]+[.BI109]" office:value-type="float" office:value="0.311012909389864" calcext:value-type="float">
            <text:p>0,311012909389864</text:p>
          </table:table-cell>
          <table:table-cell table:style-name="Default" table:formula="of:=[.BJ104]+[.BJ109]" office:value-type="float" office:value="0.460994896880519" calcext:value-type="float">
            <text:p>0,460994896880519</text:p>
          </table:table-cell>
          <table:table-cell table:style-name="Default" table:formula="of:=[.BK104]+[.BK109]" office:value-type="float" office:value="0.381849294913642" calcext:value-type="float">
            <text:p>0,381849294913642</text:p>
          </table:table-cell>
          <table:table-cell table:style-name="Default" table:formula="of:=[.BL104]+[.BL109]" office:value-type="float" office:value="0.370235365154782" calcext:value-type="float">
            <text:p>0,370235365154782</text:p>
          </table:table-cell>
          <table:table-cell table:style-name="Default" table:formula="of:=[.BM104]+[.BM109]" office:value-type="float" office:value="0.370235365154782" calcext:value-type="float">
            <text:p>0,370235365154782</text:p>
          </table:table-cell>
          <table:table-cell table:style-name="Default" table:formula="of:=[.BN104]+[.BN109]" office:value-type="float" office:value="0.416229961401978" calcext:value-type="float">
            <text:p>0,416229961401978</text:p>
          </table:table-cell>
          <table:table-cell table:style-name="Default" table:formula="of:=[.BO104]+[.BO109]" office:value-type="float" office:value="0.416229961401978" calcext:value-type="float">
            <text:p>0,416229961401978</text:p>
          </table:table-cell>
          <table:table-cell table:style-name="Default" table:formula="of:=[.BP104]+[.BP109]" office:value-type="float" office:value="0.416229961401978" calcext:value-type="float">
            <text:p>0,416229961401978</text:p>
          </table:table-cell>
          <table:table-cell table:style-name="Default" table:formula="of:=[.BQ104]+[.BQ109]" office:value-type="float" office:value="0.482916241831543" calcext:value-type="float">
            <text:p>0,482916241831543</text:p>
          </table:table-cell>
          <table:table-cell table:style-name="Default" table:formula="of:=[.BR104]+[.BR109]" office:value-type="float" office:value="0.370235365154782" calcext:value-type="float">
            <text:p>0,370235365154782</text:p>
          </table:table-cell>
          <table:table-cell table:style-name="Default" table:formula="of:=[.BS104]+[.BS109]" office:value-type="float" office:value="0.334932453089954" calcext:value-type="float">
            <text:p>0,334932453089954</text:p>
          </table:table-cell>
          <table:table-cell table:style-name="Default" table:formula="of:=[.BT104]+[.BT109]" office:value-type="float" office:value="0.43876613673733" calcext:value-type="float">
            <text:p>0,43876613673733</text:p>
          </table:table-cell>
          <table:table-cell table:style-name="Default" table:formula="of:=[.BU104]+[.BU109]" office:value-type="float" office:value="0.393386370874462" calcext:value-type="float">
            <text:p>0,393386370874462</text:p>
          </table:table-cell>
          <table:table-cell table:style-name="Default" table:formula="of:=[.BV104]+[.BV109]" office:value-type="float" office:value="0.393386370874462" calcext:value-type="float">
            <text:p>0,393386370874462</text:p>
          </table:table-cell>
          <table:table-cell table:style-name="Default" table:formula="of:=[.BW104]+[.BW109]" office:value-type="float" office:value="0.262251576413193" calcext:value-type="float">
            <text:p>0,262251576413193</text:p>
          </table:table-cell>
          <table:table-cell table:style-name="Default" table:formula="of:=[.BX104]+[.BX109]" office:value-type="float" office:value="0.40484659303724" calcext:value-type="float">
            <text:p>0,40484659303724</text:p>
          </table:table-cell>
          <table:table-cell table:style-name="Default" table:formula="of:=[.BY104]+[.BY109]" office:value-type="float" office:value="0.32301110813893" calcext:value-type="float">
            <text:p>0,32301110813893</text:p>
          </table:table-cell>
          <table:table-cell table:style-name="Default" table:formula="of:=[.BZ104]+[.BZ109]" office:value-type="float" office:value="0.40484659303724" calcext:value-type="float">
            <text:p>0,40484659303724</text:p>
          </table:table-cell>
          <table:table-cell table:style-name="Default" table:formula="of:=[.CA104]+[.CA109]" office:value-type="float" office:value="0.381849294913642" calcext:value-type="float">
            <text:p>0,381849294913642</text:p>
          </table:table-cell>
          <table:table-cell table:style-name="Default" table:formula="of:=[.CB104]+[.CB109]" office:value-type="float" office:value="0.427536475968675" calcext:value-type="float">
            <text:p>0,427536475968675</text:p>
          </table:table-cell>
          <table:table-cell table:style-name="Default" table:formula="of:=[.CC104]+[.CC109]" office:value-type="float" office:value="0.298937856842758" calcext:value-type="float">
            <text:p>0,298937856842758</text:p>
          </table:table-cell>
          <table:table-cell table:style-name="Default" table:formula="of:=[.CD104]+[.CD109]" office:value-type="float" office:value="0.482916241831543" calcext:value-type="float">
            <text:p>0,482916241831543</text:p>
          </table:table-cell>
          <table:table-cell table:style-name="Default" table:formula="of:=[.CE104]+[.CE109]" office:value-type="float" office:value="0.311012909389864" calcext:value-type="float">
            <text:p>0,311012909389864</text:p>
          </table:table-cell>
          <table:table-cell table:style-name="Default" table:formula="of:=[.CF104]+[.CF109]" office:value-type="float" office:value="0.393386370874462" calcext:value-type="float">
            <text:p>0,393386370874462</text:p>
          </table:table-cell>
          <table:table-cell table:style-name="Default" table:formula="of:=[.CG104]+[.CG109]" office:value-type="float" office:value="0.346776944242938" calcext:value-type="float">
            <text:p>0,346776944242938</text:p>
          </table:table-cell>
          <table:table-cell table:style-name="Default" table:formula="of:=[.CH104]+[.CH109]" office:value-type="float" office:value="0.346776944242938" calcext:value-type="float">
            <text:p>0,346776944242938</text:p>
          </table:table-cell>
          <table:table-cell table:style-name="Default" table:formula="of:=[.CI104]+[.CI109]" office:value-type="float" office:value="0.35854458159788" calcext:value-type="float">
            <text:p>0,35854458159788</text:p>
          </table:table-cell>
          <table:table-cell table:style-name="Default" table:formula="of:=[.CJ104]+[.CJ109]" office:value-type="float" office:value="0.346776944242938" calcext:value-type="float">
            <text:p>0,346776944242938</text:p>
          </table:table-cell>
          <table:table-cell table:style-name="Default" table:formula="of:=[.CK104]+[.CK109]" office:value-type="float" office:value="0.460994896880519" calcext:value-type="float">
            <text:p>0,460994896880519</text:p>
          </table:table-cell>
          <table:table-cell table:style-name="Default" table:formula="of:=[.CL104]+[.CL109]" office:value-type="float" office:value="0.393386370874462" calcext:value-type="float">
            <text:p>0,393386370874462</text:p>
          </table:table-cell>
          <table:table-cell table:style-name="Default" table:formula="of:=[.CM104]+[.CM109]" office:value-type="float" office:value="0.311012909389864" calcext:value-type="float">
            <text:p>0,311012909389864</text:p>
          </table:table-cell>
          <table:table-cell table:style-name="Default" table:formula="of:=[.CN104]+[.CN109]" office:value-type="float" office:value="0.311012909389864" calcext:value-type="float">
            <text:p>0,311012909389864</text:p>
          </table:table-cell>
          <table:table-cell table:style-name="Default" table:formula="of:=[.CO104]+[.CO109]" office:value-type="float" office:value="0.471993996255051" calcext:value-type="float">
            <text:p>0,471993996255051</text:p>
          </table:table-cell>
          <table:table-cell table:style-name="Default" table:formula="of:=[.CP104]+[.CP109]" office:value-type="float" office:value="0.311012909389864" calcext:value-type="float">
            <text:p>0,311012909389864</text:p>
          </table:table-cell>
          <table:table-cell table:style-name="Default" table:formula="of:=[.CQ104]+[.CQ109]" office:value-type="float" office:value="0.393386370874462" calcext:value-type="float">
            <text:p>0,393386370874462</text:p>
          </table:table-cell>
          <table:table-cell table:style-name="Default" table:formula="of:=[.CR104]+[.CR109]" office:value-type="float" office:value="0.32301110813893" calcext:value-type="float">
            <text:p>0,32301110813893</text:p>
          </table:table-cell>
          <table:table-cell table:style-name="Default" table:formula="of:=[.CS104]+[.CS109]" office:value-type="float" office:value="0.381849294913642" calcext:value-type="float">
            <text:p>0,381849294913642</text:p>
          </table:table-cell>
          <table:table-cell table:style-name="Default" table:formula="of:=[.CT104]+[.CT109]" office:value-type="float" office:value="0.40484659303724" calcext:value-type="float">
            <text:p>0,40484659303724</text:p>
          </table:table-cell>
          <table:table-cell table:style-name="Default" table:formula="of:=[.CU104]+[.CU109]" office:value-type="float" office:value="0.381849294913642" calcext:value-type="float">
            <text:p>0,381849294913642</text:p>
          </table:table-cell>
          <table:table-cell table:style-name="Default" table:formula="of:=[.CV104]+[.CV109]" office:value-type="float" office:value="0.381849294913642" calcext:value-type="float">
            <text:p>0,381849294913642</text:p>
          </table:table-cell>
        </table:table-row>
        <table:table-row table:style-name="ro1">
          <table:table-cell table:style-name="Default" office:value-type="string" calcext:value-type="string">
            <text:p>p&gt;A</text:p>
          </table:table-cell>
          <table:table-cell table:style-name="Default" table:number-columns-repeated="99"/>
        </table:table-row>
        <table:table-row table:style-name="ro1">
          <table:table-cell table:style-name="Default" table:formula="of:=IF(0.3&gt;[.A111];1;0)" office:value-type="float" office:value="1" calcext:value-type="float">
            <text:p>1</text:p>
          </table:table-cell>
          <table:table-cell table:style-name="Default" table:formula="of:=IF(0.3&gt;[.B111];1;0)" office:value-type="float" office:value="1" calcext:value-type="float">
            <text:p>1</text:p>
          </table:table-cell>
          <table:table-cell table:style-name="Default" table:formula="of:=IF(0.3&gt;[.C111];1;0)" office:value-type="float" office:value="1" calcext:value-type="float">
            <text:p>1</text:p>
          </table:table-cell>
          <table:table-cell table:style-name="Default" table:formula="of:=IF(0.3&gt;[.D111];1;0)" office:value-type="float" office:value="1" calcext:value-type="float">
            <text:p>1</text:p>
          </table:table-cell>
          <table:table-cell table:style-name="Default" table:formula="of:=IF(0.3&gt;[.E111];1;0)" office:value-type="float" office:value="1" calcext:value-type="float">
            <text:p>1</text:p>
          </table:table-cell>
          <table:table-cell table:style-name="Default" table:formula="of:=IF(0.3&gt;[.F111];1;0)" office:value-type="float" office:value="1" calcext:value-type="float">
            <text:p>1</text:p>
          </table:table-cell>
          <table:table-cell table:style-name="Default" table:formula="of:=IF(0.3&gt;[.G111];1;0)" office:value-type="float" office:value="1" calcext:value-type="float">
            <text:p>1</text:p>
          </table:table-cell>
          <table:table-cell table:style-name="Default" table:formula="of:=IF(0.3&gt;[.H111];1;0)" office:value-type="float" office:value="1" calcext:value-type="float">
            <text:p>1</text:p>
          </table:table-cell>
          <table:table-cell table:style-name="Default" table:formula="of:=IF(0.3&gt;[.I111];1;0)" office:value-type="float" office:value="1" calcext:value-type="float">
            <text:p>1</text:p>
          </table:table-cell>
          <table:table-cell table:style-name="Default" table:formula="of:=IF(0.3&gt;[.J111];1;0)" office:value-type="float" office:value="1" calcext:value-type="float">
            <text:p>1</text:p>
          </table:table-cell>
          <table:table-cell table:style-name="Default" table:formula="of:=IF(0.3&gt;[.K111];1;0)" office:value-type="float" office:value="1" calcext:value-type="float">
            <text:p>1</text:p>
          </table:table-cell>
          <table:table-cell table:style-name="Default" table:formula="of:=IF(0.3&gt;[.L111];1;0)" office:value-type="float" office:value="1" calcext:value-type="float">
            <text:p>1</text:p>
          </table:table-cell>
          <table:table-cell table:style-name="Default" table:formula="of:=IF(0.3&gt;[.M111];1;0)" office:value-type="float" office:value="1" calcext:value-type="float">
            <text:p>1</text:p>
          </table:table-cell>
          <table:table-cell table:style-name="Default" table:formula="of:=IF(0.3&gt;[.N111];1;0)" office:value-type="float" office:value="1" calcext:value-type="float">
            <text:p>1</text:p>
          </table:table-cell>
          <table:table-cell table:style-name="Default" table:formula="of:=IF(0.3&gt;[.O111];1;0)" office:value-type="float" office:value="1" calcext:value-type="float">
            <text:p>1</text:p>
          </table:table-cell>
          <table:table-cell table:style-name="Default" table:formula="of:=IF(0.3&gt;[.P111];1;0)" office:value-type="float" office:value="1" calcext:value-type="float">
            <text:p>1</text:p>
          </table:table-cell>
          <table:table-cell table:style-name="Default" table:formula="of:=IF(0.3&gt;[.Q111];1;0)" office:value-type="float" office:value="1" calcext:value-type="float">
            <text:p>1</text:p>
          </table:table-cell>
          <table:table-cell table:style-name="Default" table:formula="of:=IF(0.3&gt;[.R111];1;0)" office:value-type="float" office:value="1" calcext:value-type="float">
            <text:p>1</text:p>
          </table:table-cell>
          <table:table-cell table:style-name="Default" table:formula="of:=IF(0.3&gt;[.S111];1;0)" office:value-type="float" office:value="1" calcext:value-type="float">
            <text:p>1</text:p>
          </table:table-cell>
          <table:table-cell table:style-name="Default" table:formula="of:=IF(0.3&gt;[.T111];1;0)" office:value-type="float" office:value="1" calcext:value-type="float">
            <text:p>1</text:p>
          </table:table-cell>
          <table:table-cell table:style-name="Default" table:formula="of:=IF(0.3&gt;[.U111];1;0)" office:value-type="float" office:value="1" calcext:value-type="float">
            <text:p>1</text:p>
          </table:table-cell>
          <table:table-cell table:style-name="Default" table:formula="of:=IF(0.3&gt;[.V111];1;0)" office:value-type="float" office:value="1" calcext:value-type="float">
            <text:p>1</text:p>
          </table:table-cell>
          <table:table-cell table:style-name="Default" table:formula="of:=IF(0.3&gt;[.W111];1;0)" office:value-type="float" office:value="1" calcext:value-type="float">
            <text:p>1</text:p>
          </table:table-cell>
          <table:table-cell table:style-name="Default" table:formula="of:=IF(0.3&gt;[.X111];1;0)" office:value-type="float" office:value="1" calcext:value-type="float">
            <text:p>1</text:p>
          </table:table-cell>
          <table:table-cell table:style-name="Default" table:formula="of:=IF(0.3&gt;[.Y111];1;0)" office:value-type="float" office:value="1" calcext:value-type="float">
            <text:p>1</text:p>
          </table:table-cell>
          <table:table-cell table:style-name="Default" table:formula="of:=IF(0.3&gt;[.Z111];1;0)" office:value-type="float" office:value="1" calcext:value-type="float">
            <text:p>1</text:p>
          </table:table-cell>
          <table:table-cell table:style-name="Default" table:formula="of:=IF(0.3&gt;[.AA111];1;0)" office:value-type="float" office:value="0" calcext:value-type="float">
            <text:p>0</text:p>
          </table:table-cell>
          <table:table-cell table:style-name="Default" table:formula="of:=IF(0.3&gt;[.AB111];1;0)" office:value-type="float" office:value="1" calcext:value-type="float">
            <text:p>1</text:p>
          </table:table-cell>
          <table:table-cell table:style-name="Default" table:formula="of:=IF(0.3&gt;[.AC111];1;0)" office:value-type="float" office:value="1" calcext:value-type="float">
            <text:p>1</text:p>
          </table:table-cell>
          <table:table-cell table:style-name="Default" table:formula="of:=IF(0.3&gt;[.AD111];1;0)" office:value-type="float" office:value="1" calcext:value-type="float">
            <text:p>1</text:p>
          </table:table-cell>
          <table:table-cell table:style-name="Default" table:formula="of:=IF(0.3&gt;[.AE111];1;0)" office:value-type="float" office:value="1" calcext:value-type="float">
            <text:p>1</text:p>
          </table:table-cell>
          <table:table-cell table:style-name="Default" table:formula="of:=IF(0.3&gt;[.AF111];1;0)" office:value-type="float" office:value="1" calcext:value-type="float">
            <text:p>1</text:p>
          </table:table-cell>
          <table:table-cell table:style-name="Default" table:formula="of:=IF(0.3&gt;[.AG111];1;0)" office:value-type="float" office:value="1" calcext:value-type="float">
            <text:p>1</text:p>
          </table:table-cell>
          <table:table-cell table:style-name="Default" table:formula="of:=IF(0.3&gt;[.AH111];1;0)" office:value-type="float" office:value="1" calcext:value-type="float">
            <text:p>1</text:p>
          </table:table-cell>
          <table:table-cell table:style-name="Default" table:formula="of:=IF(0.3&gt;[.AI111];1;0)" office:value-type="float" office:value="1" calcext:value-type="float">
            <text:p>1</text:p>
          </table:table-cell>
          <table:table-cell table:style-name="Default" table:formula="of:=IF(0.3&gt;[.AJ111];1;0)" office:value-type="float" office:value="1" calcext:value-type="float">
            <text:p>1</text:p>
          </table:table-cell>
          <table:table-cell table:style-name="Default" table:formula="of:=IF(0.3&gt;[.AK111];1;0)" office:value-type="float" office:value="1" calcext:value-type="float">
            <text:p>1</text:p>
          </table:table-cell>
          <table:table-cell table:style-name="Default" table:formula="of:=IF(0.3&gt;[.AL111];1;0)" office:value-type="float" office:value="1" calcext:value-type="float">
            <text:p>1</text:p>
          </table:table-cell>
          <table:table-cell table:style-name="Default" table:formula="of:=IF(0.3&gt;[.AM111];1;0)" office:value-type="float" office:value="1" calcext:value-type="float">
            <text:p>1</text:p>
          </table:table-cell>
          <table:table-cell table:style-name="Default" table:formula="of:=IF(0.3&gt;[.AN111];1;0)" office:value-type="float" office:value="1" calcext:value-type="float">
            <text:p>1</text:p>
          </table:table-cell>
          <table:table-cell table:style-name="Default" table:formula="of:=IF(0.3&gt;[.AO111];1;0)" office:value-type="float" office:value="1" calcext:value-type="float">
            <text:p>1</text:p>
          </table:table-cell>
          <table:table-cell table:style-name="Default" table:formula="of:=IF(0.3&gt;[.AP111];1;0)" office:value-type="float" office:value="1" calcext:value-type="float">
            <text:p>1</text:p>
          </table:table-cell>
          <table:table-cell table:style-name="Default" table:formula="of:=IF(0.3&gt;[.AQ111];1;0)" office:value-type="float" office:value="1" calcext:value-type="float">
            <text:p>1</text:p>
          </table:table-cell>
          <table:table-cell table:style-name="Default" table:formula="of:=IF(0.3&gt;[.AR111];1;0)" office:value-type="float" office:value="1" calcext:value-type="float">
            <text:p>1</text:p>
          </table:table-cell>
          <table:table-cell table:style-name="Default" table:formula="of:=IF(0.3&gt;[.AS111];1;0)" office:value-type="float" office:value="1" calcext:value-type="float">
            <text:p>1</text:p>
          </table:table-cell>
          <table:table-cell table:style-name="Default" table:formula="of:=IF(0.3&gt;[.AT111];1;0)" office:value-type="float" office:value="1" calcext:value-type="float">
            <text:p>1</text:p>
          </table:table-cell>
          <table:table-cell table:style-name="Default" table:formula="of:=IF(0.3&gt;[.AU111];1;0)" office:value-type="float" office:value="1" calcext:value-type="float">
            <text:p>1</text:p>
          </table:table-cell>
          <table:table-cell table:style-name="Default" table:formula="of:=IF(0.3&gt;[.AV111];1;0)" office:value-type="float" office:value="1" calcext:value-type="float">
            <text:p>1</text:p>
          </table:table-cell>
          <table:table-cell table:style-name="Default" table:formula="of:=IF(0.3&gt;[.AW111];1;0)" office:value-type="float" office:value="1" calcext:value-type="float">
            <text:p>1</text:p>
          </table:table-cell>
          <table:table-cell table:style-name="Default" table:formula="of:=IF(0.3&gt;[.AX111];1;0)" office:value-type="float" office:value="1" calcext:value-type="float">
            <text:p>1</text:p>
          </table:table-cell>
          <table:table-cell table:style-name="Default" table:formula="of:=IF(0.3&gt;[.AY111];1;0)" office:value-type="float" office:value="1" calcext:value-type="float">
            <text:p>1</text:p>
          </table:table-cell>
          <table:table-cell table:style-name="Default" table:formula="of:=IF(0.3&gt;[.AZ111];1;0)" office:value-type="float" office:value="1" calcext:value-type="float">
            <text:p>1</text:p>
          </table:table-cell>
          <table:table-cell table:style-name="Default" table:formula="of:=IF(0.3&gt;[.BA111];1;0)" office:value-type="float" office:value="1" calcext:value-type="float">
            <text:p>1</text:p>
          </table:table-cell>
          <table:table-cell table:style-name="Default" table:formula="of:=IF(0.3&gt;[.BB111];1;0)" office:value-type="float" office:value="1" calcext:value-type="float">
            <text:p>1</text:p>
          </table:table-cell>
          <table:table-cell table:style-name="Default" table:formula="of:=IF(0.3&gt;[.BC111];1;0)" office:value-type="float" office:value="1" calcext:value-type="float">
            <text:p>1</text:p>
          </table:table-cell>
          <table:table-cell table:style-name="Default" table:formula="of:=IF(0.3&gt;[.BD111];1;0)" office:value-type="float" office:value="1" calcext:value-type="float">
            <text:p>1</text:p>
          </table:table-cell>
          <table:table-cell table:style-name="Default" table:formula="of:=IF(0.3&gt;[.BE111];1;0)" office:value-type="float" office:value="1" calcext:value-type="float">
            <text:p>1</text:p>
          </table:table-cell>
          <table:table-cell table:style-name="Default" table:formula="of:=IF(0.3&gt;[.BF111];1;0)" office:value-type="float" office:value="1" calcext:value-type="float">
            <text:p>1</text:p>
          </table:table-cell>
          <table:table-cell table:style-name="Default" table:formula="of:=IF(0.3&gt;[.BG111];1;0)" office:value-type="float" office:value="1" calcext:value-type="float">
            <text:p>1</text:p>
          </table:table-cell>
          <table:table-cell table:style-name="Default" table:formula="of:=IF(0.3&gt;[.BH111];1;0)" office:value-type="float" office:value="1" calcext:value-type="float">
            <text:p>1</text:p>
          </table:table-cell>
          <table:table-cell table:style-name="Default" table:formula="of:=IF(0.3&gt;[.BI111];1;0)" office:value-type="float" office:value="1" calcext:value-type="float">
            <text:p>1</text:p>
          </table:table-cell>
          <table:table-cell table:style-name="Default" table:formula="of:=IF(0.3&gt;[.BJ111];1;0)" office:value-type="float" office:value="1" calcext:value-type="float">
            <text:p>1</text:p>
          </table:table-cell>
          <table:table-cell table:style-name="Default" table:formula="of:=IF(0.3&gt;[.BK111];1;0)" office:value-type="float" office:value="1" calcext:value-type="float">
            <text:p>1</text:p>
          </table:table-cell>
          <table:table-cell table:style-name="Default" table:formula="of:=IF(0.3&gt;[.BL111];1;0)" office:value-type="float" office:value="1" calcext:value-type="float">
            <text:p>1</text:p>
          </table:table-cell>
          <table:table-cell table:style-name="Default" table:formula="of:=IF(0.3&gt;[.BM111];1;0)" office:value-type="float" office:value="1" calcext:value-type="float">
            <text:p>1</text:p>
          </table:table-cell>
          <table:table-cell table:style-name="Default" table:formula="of:=IF(0.3&gt;[.BN111];1;0)" office:value-type="float" office:value="1" calcext:value-type="float">
            <text:p>1</text:p>
          </table:table-cell>
          <table:table-cell table:style-name="Default" table:formula="of:=IF(0.3&gt;[.BO111];1;0)" office:value-type="float" office:value="1" calcext:value-type="float">
            <text:p>1</text:p>
          </table:table-cell>
          <table:table-cell table:style-name="Default" table:formula="of:=IF(0.3&gt;[.BP111];1;0)" office:value-type="float" office:value="1" calcext:value-type="float">
            <text:p>1</text:p>
          </table:table-cell>
          <table:table-cell table:style-name="Default" table:formula="of:=IF(0.3&gt;[.BQ111];1;0)" office:value-type="float" office:value="1" calcext:value-type="float">
            <text:p>1</text:p>
          </table:table-cell>
          <table:table-cell table:style-name="Default" table:formula="of:=IF(0.3&gt;[.BR111];1;0)" office:value-type="float" office:value="1" calcext:value-type="float">
            <text:p>1</text:p>
          </table:table-cell>
          <table:table-cell table:style-name="Default" table:formula="of:=IF(0.3&gt;[.BS111];1;0)" office:value-type="float" office:value="1" calcext:value-type="float">
            <text:p>1</text:p>
          </table:table-cell>
          <table:table-cell table:style-name="Default" table:formula="of:=IF(0.3&gt;[.BT111];1;0)" office:value-type="float" office:value="1" calcext:value-type="float">
            <text:p>1</text:p>
          </table:table-cell>
          <table:table-cell table:style-name="Default" table:formula="of:=IF(0.3&gt;[.BU111];1;0)" office:value-type="float" office:value="1" calcext:value-type="float">
            <text:p>1</text:p>
          </table:table-cell>
          <table:table-cell table:style-name="Default" table:formula="of:=IF(0.3&gt;[.BV111];1;0)" office:value-type="float" office:value="1" calcext:value-type="float">
            <text:p>1</text:p>
          </table:table-cell>
          <table:table-cell table:style-name="Default" table:formula="of:=IF(0.3&gt;[.BW111];1;0)" office:value-type="float" office:value="1" calcext:value-type="float">
            <text:p>1</text:p>
          </table:table-cell>
          <table:table-cell table:style-name="Default" table:formula="of:=IF(0.3&gt;[.BX111];1;0)" office:value-type="float" office:value="1" calcext:value-type="float">
            <text:p>1</text:p>
          </table:table-cell>
          <table:table-cell table:style-name="Default" table:formula="of:=IF(0.3&gt;[.BY111];1;0)" office:value-type="float" office:value="1" calcext:value-type="float">
            <text:p>1</text:p>
          </table:table-cell>
          <table:table-cell table:style-name="Default" table:formula="of:=IF(0.3&gt;[.BZ111];1;0)" office:value-type="float" office:value="1" calcext:value-type="float">
            <text:p>1</text:p>
          </table:table-cell>
          <table:table-cell table:style-name="Default" table:formula="of:=IF(0.3&gt;[.CA111];1;0)" office:value-type="float" office:value="1" calcext:value-type="float">
            <text:p>1</text:p>
          </table:table-cell>
          <table:table-cell table:style-name="Default" table:formula="of:=IF(0.3&gt;[.CB111];1;0)" office:value-type="float" office:value="1" calcext:value-type="float">
            <text:p>1</text:p>
          </table:table-cell>
          <table:table-cell table:style-name="Default" table:formula="of:=IF(0.3&gt;[.CC111];1;0)" office:value-type="float" office:value="1" calcext:value-type="float">
            <text:p>1</text:p>
          </table:table-cell>
          <table:table-cell table:style-name="Default" table:formula="of:=IF(0.3&gt;[.CD111];1;0)" office:value-type="float" office:value="1" calcext:value-type="float">
            <text:p>1</text:p>
          </table:table-cell>
          <table:table-cell table:style-name="Default" table:formula="of:=IF(0.3&gt;[.CE111];1;0)" office:value-type="float" office:value="1" calcext:value-type="float">
            <text:p>1</text:p>
          </table:table-cell>
          <table:table-cell table:style-name="Default" table:formula="of:=IF(0.3&gt;[.CF111];1;0)" office:value-type="float" office:value="1" calcext:value-type="float">
            <text:p>1</text:p>
          </table:table-cell>
          <table:table-cell table:style-name="Default" table:formula="of:=IF(0.3&gt;[.CG111];1;0)" office:value-type="float" office:value="1" calcext:value-type="float">
            <text:p>1</text:p>
          </table:table-cell>
          <table:table-cell table:style-name="Default" table:formula="of:=IF(0.3&gt;[.CH111];1;0)" office:value-type="float" office:value="1" calcext:value-type="float">
            <text:p>1</text:p>
          </table:table-cell>
          <table:table-cell table:style-name="Default" table:formula="of:=IF(0.3&gt;[.CI111];1;0)" office:value-type="float" office:value="1" calcext:value-type="float">
            <text:p>1</text:p>
          </table:table-cell>
          <table:table-cell table:style-name="Default" table:formula="of:=IF(0.3&gt;[.CJ111];1;0)" office:value-type="float" office:value="1" calcext:value-type="float">
            <text:p>1</text:p>
          </table:table-cell>
          <table:table-cell table:style-name="Default" table:formula="of:=IF(0.3&gt;[.CK111];1;0)" office:value-type="float" office:value="1" calcext:value-type="float">
            <text:p>1</text:p>
          </table:table-cell>
          <table:table-cell table:style-name="Default" table:formula="of:=IF(0.3&gt;[.CL111];1;0)" office:value-type="float" office:value="1" calcext:value-type="float">
            <text:p>1</text:p>
          </table:table-cell>
          <table:table-cell table:style-name="Default" table:formula="of:=IF(0.3&gt;[.CM111];1;0)" office:value-type="float" office:value="1" calcext:value-type="float">
            <text:p>1</text:p>
          </table:table-cell>
          <table:table-cell table:style-name="Default" table:formula="of:=IF(0.3&gt;[.CN111];1;0)" office:value-type="float" office:value="1" calcext:value-type="float">
            <text:p>1</text:p>
          </table:table-cell>
          <table:table-cell table:style-name="Default" table:formula="of:=IF(0.3&gt;[.CO111];1;0)" office:value-type="float" office:value="1" calcext:value-type="float">
            <text:p>1</text:p>
          </table:table-cell>
          <table:table-cell table:style-name="Default" table:formula="of:=IF(0.3&gt;[.CP111];1;0)" office:value-type="float" office:value="1" calcext:value-type="float">
            <text:p>1</text:p>
          </table:table-cell>
          <table:table-cell table:style-name="Default" table:formula="of:=IF(0.3&gt;[.CQ111];1;0)" office:value-type="float" office:value="1" calcext:value-type="float">
            <text:p>1</text:p>
          </table:table-cell>
          <table:table-cell table:style-name="Default" table:formula="of:=IF(0.3&gt;[.CR111];1;0)" office:value-type="float" office:value="1" calcext:value-type="float">
            <text:p>1</text:p>
          </table:table-cell>
          <table:table-cell table:style-name="Default" table:formula="of:=IF(0.3&gt;[.CS111];1;0)" office:value-type="float" office:value="1" calcext:value-type="float">
            <text:p>1</text:p>
          </table:table-cell>
          <table:table-cell table:style-name="Default" table:formula="of:=IF(0.3&gt;[.CT111];1;0)" office:value-type="float" office:value="1" calcext:value-type="float">
            <text:p>1</text:p>
          </table:table-cell>
          <table:table-cell table:style-name="Default" table:formula="of:=IF(0.3&gt;[.CU111];1;0)" office:value-type="float" office:value="1" calcext:value-type="float">
            <text:p>1</text:p>
          </table:table-cell>
          <table:table-cell table:style-name="Default" table:formula="of:=IF(0.3&gt;[.CV111];1;0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&lt;B</text:p>
          </table:table-cell>
          <table:table-cell table:style-name="Default" table:number-columns-repeated="99"/>
        </table:table-row>
        <table:table-row table:style-name="ro1">
          <table:table-cell table:style-name="Default" table:formula="of:=IF(0.3&lt;[.A113];1;0)" office:value-type="float" office:value="1" calcext:value-type="float">
            <text:p>1</text:p>
          </table:table-cell>
          <table:table-cell table:style-name="Default" table:formula="of:=IF(0.3&lt;[.B113];1;0)" office:value-type="float" office:value="1" calcext:value-type="float">
            <text:p>1</text:p>
          </table:table-cell>
          <table:table-cell table:style-name="Default" table:formula="of:=IF(0.3&lt;[.C113];1;0)" office:value-type="float" office:value="1" calcext:value-type="float">
            <text:p>1</text:p>
          </table:table-cell>
          <table:table-cell table:style-name="Default" table:formula="of:=IF(0.3&lt;[.D113];1;0)" office:value-type="float" office:value="1" calcext:value-type="float">
            <text:p>1</text:p>
          </table:table-cell>
          <table:table-cell table:style-name="Default" table:formula="of:=IF(0.3&lt;[.E113];1;0)" office:value-type="float" office:value="1" calcext:value-type="float">
            <text:p>1</text:p>
          </table:table-cell>
          <table:table-cell table:style-name="Default" table:formula="of:=IF(0.3&lt;[.F113];1;0)" office:value-type="float" office:value="1" calcext:value-type="float">
            <text:p>1</text:p>
          </table:table-cell>
          <table:table-cell table:style-name="Default" table:formula="of:=IF(0.3&lt;[.G113];1;0)" office:value-type="float" office:value="1" calcext:value-type="float">
            <text:p>1</text:p>
          </table:table-cell>
          <table:table-cell table:style-name="Default" table:formula="of:=IF(0.3&lt;[.H113];1;0)" office:value-type="float" office:value="1" calcext:value-type="float">
            <text:p>1</text:p>
          </table:table-cell>
          <table:table-cell table:style-name="Default" table:formula="of:=IF(0.3&lt;[.I113];1;0)" office:value-type="float" office:value="1" calcext:value-type="float">
            <text:p>1</text:p>
          </table:table-cell>
          <table:table-cell table:style-name="Default" table:formula="of:=IF(0.3&lt;[.J113];1;0)" office:value-type="float" office:value="1" calcext:value-type="float">
            <text:p>1</text:p>
          </table:table-cell>
          <table:table-cell table:style-name="Default" table:formula="of:=IF(0.3&lt;[.K113];1;0)" office:value-type="float" office:value="1" calcext:value-type="float">
            <text:p>1</text:p>
          </table:table-cell>
          <table:table-cell table:style-name="Default" table:formula="of:=IF(0.3&lt;[.L113];1;0)" office:value-type="float" office:value="0" calcext:value-type="float">
            <text:p>0</text:p>
          </table:table-cell>
          <table:table-cell table:style-name="Default" table:formula="of:=IF(0.3&lt;[.M113];1;0)" office:value-type="float" office:value="0" calcext:value-type="float">
            <text:p>0</text:p>
          </table:table-cell>
          <table:table-cell table:style-name="Default" table:formula="of:=IF(0.3&lt;[.N113];1;0)" office:value-type="float" office:value="1" calcext:value-type="float">
            <text:p>1</text:p>
          </table:table-cell>
          <table:table-cell table:style-name="Default" table:formula="of:=IF(0.3&lt;[.O113];1;0)" office:value-type="float" office:value="1" calcext:value-type="float">
            <text:p>1</text:p>
          </table:table-cell>
          <table:table-cell table:style-name="Default" table:formula="of:=IF(0.3&lt;[.P113];1;0)" office:value-type="float" office:value="1" calcext:value-type="float">
            <text:p>1</text:p>
          </table:table-cell>
          <table:table-cell table:style-name="Default" table:formula="of:=IF(0.3&lt;[.Q113];1;0)" office:value-type="float" office:value="1" calcext:value-type="float">
            <text:p>1</text:p>
          </table:table-cell>
          <table:table-cell table:style-name="Default" table:formula="of:=IF(0.3&lt;[.R113];1;0)" office:value-type="float" office:value="1" calcext:value-type="float">
            <text:p>1</text:p>
          </table:table-cell>
          <table:table-cell table:style-name="Default" table:formula="of:=IF(0.3&lt;[.S113];1;0)" office:value-type="float" office:value="1" calcext:value-type="float">
            <text:p>1</text:p>
          </table:table-cell>
          <table:table-cell table:style-name="Default" table:formula="of:=IF(0.3&lt;[.T113];1;0)" office:value-type="float" office:value="1" calcext:value-type="float">
            <text:p>1</text:p>
          </table:table-cell>
          <table:table-cell table:style-name="Default" table:formula="of:=IF(0.3&lt;[.U113];1;0)" office:value-type="float" office:value="1" calcext:value-type="float">
            <text:p>1</text:p>
          </table:table-cell>
          <table:table-cell table:style-name="Default" table:formula="of:=IF(0.3&lt;[.V113];1;0)" office:value-type="float" office:value="1" calcext:value-type="float">
            <text:p>1</text:p>
          </table:table-cell>
          <table:table-cell table:style-name="Default" table:formula="of:=IF(0.3&lt;[.W113];1;0)" office:value-type="float" office:value="1" calcext:value-type="float">
            <text:p>1</text:p>
          </table:table-cell>
          <table:table-cell table:style-name="Default" table:formula="of:=IF(0.3&lt;[.X113];1;0)" office:value-type="float" office:value="1" calcext:value-type="float">
            <text:p>1</text:p>
          </table:table-cell>
          <table:table-cell table:style-name="Default" table:formula="of:=IF(0.3&lt;[.Y113];1;0)" office:value-type="float" office:value="1" calcext:value-type="float">
            <text:p>1</text:p>
          </table:table-cell>
          <table:table-cell table:style-name="Default" table:formula="of:=IF(0.3&lt;[.Z113];1;0)" office:value-type="float" office:value="1" calcext:value-type="float">
            <text:p>1</text:p>
          </table:table-cell>
          <table:table-cell table:style-name="Default" table:formula="of:=IF(0.3&lt;[.AA113];1;0)" office:value-type="float" office:value="1" calcext:value-type="float">
            <text:p>1</text:p>
          </table:table-cell>
          <table:table-cell table:style-name="Default" table:formula="of:=IF(0.3&lt;[.AB113];1;0)" office:value-type="float" office:value="0" calcext:value-type="float">
            <text:p>0</text:p>
          </table:table-cell>
          <table:table-cell table:style-name="Default" table:formula="of:=IF(0.3&lt;[.AC113];1;0)" office:value-type="float" office:value="1" calcext:value-type="float">
            <text:p>1</text:p>
          </table:table-cell>
          <table:table-cell table:style-name="Default" table:formula="of:=IF(0.3&lt;[.AD113];1;0)" office:value-type="float" office:value="1" calcext:value-type="float">
            <text:p>1</text:p>
          </table:table-cell>
          <table:table-cell table:style-name="Default" table:formula="of:=IF(0.3&lt;[.AE113];1;0)" office:value-type="float" office:value="1" calcext:value-type="float">
            <text:p>1</text:p>
          </table:table-cell>
          <table:table-cell table:style-name="Default" table:formula="of:=IF(0.3&lt;[.AF113];1;0)" office:value-type="float" office:value="1" calcext:value-type="float">
            <text:p>1</text:p>
          </table:table-cell>
          <table:table-cell table:style-name="Default" table:formula="of:=IF(0.3&lt;[.AG113];1;0)" office:value-type="float" office:value="1" calcext:value-type="float">
            <text:p>1</text:p>
          </table:table-cell>
          <table:table-cell table:style-name="Default" table:formula="of:=IF(0.3&lt;[.AH113];1;0)" office:value-type="float" office:value="1" calcext:value-type="float">
            <text:p>1</text:p>
          </table:table-cell>
          <table:table-cell table:style-name="Default" table:formula="of:=IF(0.3&lt;[.AI113];1;0)" office:value-type="float" office:value="1" calcext:value-type="float">
            <text:p>1</text:p>
          </table:table-cell>
          <table:table-cell table:style-name="Default" table:formula="of:=IF(0.3&lt;[.AJ113];1;0)" office:value-type="float" office:value="1" calcext:value-type="float">
            <text:p>1</text:p>
          </table:table-cell>
          <table:table-cell table:style-name="Default" table:formula="of:=IF(0.3&lt;[.AK113];1;0)" office:value-type="float" office:value="1" calcext:value-type="float">
            <text:p>1</text:p>
          </table:table-cell>
          <table:table-cell table:style-name="Default" table:formula="of:=IF(0.3&lt;[.AL113];1;0)" office:value-type="float" office:value="1" calcext:value-type="float">
            <text:p>1</text:p>
          </table:table-cell>
          <table:table-cell table:style-name="Default" table:formula="of:=IF(0.3&lt;[.AM113];1;0)" office:value-type="float" office:value="1" calcext:value-type="float">
            <text:p>1</text:p>
          </table:table-cell>
          <table:table-cell table:style-name="Default" table:formula="of:=IF(0.3&lt;[.AN113];1;0)" office:value-type="float" office:value="1" calcext:value-type="float">
            <text:p>1</text:p>
          </table:table-cell>
          <table:table-cell table:style-name="Default" table:formula="of:=IF(0.3&lt;[.AO113];1;0)" office:value-type="float" office:value="1" calcext:value-type="float">
            <text:p>1</text:p>
          </table:table-cell>
          <table:table-cell table:style-name="Default" table:formula="of:=IF(0.3&lt;[.AP113];1;0)" office:value-type="float" office:value="1" calcext:value-type="float">
            <text:p>1</text:p>
          </table:table-cell>
          <table:table-cell table:style-name="Default" table:formula="of:=IF(0.3&lt;[.AQ113];1;0)" office:value-type="float" office:value="1" calcext:value-type="float">
            <text:p>1</text:p>
          </table:table-cell>
          <table:table-cell table:style-name="Default" table:formula="of:=IF(0.3&lt;[.AR113];1;0)" office:value-type="float" office:value="1" calcext:value-type="float">
            <text:p>1</text:p>
          </table:table-cell>
          <table:table-cell table:style-name="Default" table:formula="of:=IF(0.3&lt;[.AS113];1;0)" office:value-type="float" office:value="1" calcext:value-type="float">
            <text:p>1</text:p>
          </table:table-cell>
          <table:table-cell table:style-name="Default" table:formula="of:=IF(0.3&lt;[.AT113];1;0)" office:value-type="float" office:value="0" calcext:value-type="float">
            <text:p>0</text:p>
          </table:table-cell>
          <table:table-cell table:style-name="Default" table:formula="of:=IF(0.3&lt;[.AU113];1;0)" office:value-type="float" office:value="1" calcext:value-type="float">
            <text:p>1</text:p>
          </table:table-cell>
          <table:table-cell table:style-name="Default" table:formula="of:=IF(0.3&lt;[.AV113];1;0)" office:value-type="float" office:value="1" calcext:value-type="float">
            <text:p>1</text:p>
          </table:table-cell>
          <table:table-cell table:style-name="Default" table:formula="of:=IF(0.3&lt;[.AW113];1;0)" office:value-type="float" office:value="1" calcext:value-type="float">
            <text:p>1</text:p>
          </table:table-cell>
          <table:table-cell table:style-name="Default" table:formula="of:=IF(0.3&lt;[.AX113];1;0)" office:value-type="float" office:value="1" calcext:value-type="float">
            <text:p>1</text:p>
          </table:table-cell>
          <table:table-cell table:style-name="Default" table:formula="of:=IF(0.3&lt;[.AY113];1;0)" office:value-type="float" office:value="1" calcext:value-type="float">
            <text:p>1</text:p>
          </table:table-cell>
          <table:table-cell table:style-name="Default" table:formula="of:=IF(0.3&lt;[.AZ113];1;0)" office:value-type="float" office:value="0" calcext:value-type="float">
            <text:p>0</text:p>
          </table:table-cell>
          <table:table-cell table:style-name="Default" table:formula="of:=IF(0.3&lt;[.BA113];1;0)" office:value-type="float" office:value="1" calcext:value-type="float">
            <text:p>1</text:p>
          </table:table-cell>
          <table:table-cell table:style-name="Default" table:formula="of:=IF(0.3&lt;[.BB113];1;0)" office:value-type="float" office:value="0" calcext:value-type="float">
            <text:p>0</text:p>
          </table:table-cell>
          <table:table-cell table:style-name="Default" table:formula="of:=IF(0.3&lt;[.BC113];1;0)" office:value-type="float" office:value="1" calcext:value-type="float">
            <text:p>1</text:p>
          </table:table-cell>
          <table:table-cell table:style-name="Default" table:formula="of:=IF(0.3&lt;[.BD113];1;0)" office:value-type="float" office:value="1" calcext:value-type="float">
            <text:p>1</text:p>
          </table:table-cell>
          <table:table-cell table:style-name="Default" table:formula="of:=IF(0.3&lt;[.BE113];1;0)" office:value-type="float" office:value="1" calcext:value-type="float">
            <text:p>1</text:p>
          </table:table-cell>
          <table:table-cell table:style-name="Default" table:formula="of:=IF(0.3&lt;[.BF113];1;0)" office:value-type="float" office:value="1" calcext:value-type="float">
            <text:p>1</text:p>
          </table:table-cell>
          <table:table-cell table:style-name="Default" table:formula="of:=IF(0.3&lt;[.BG113];1;0)" office:value-type="float" office:value="1" calcext:value-type="float">
            <text:p>1</text:p>
          </table:table-cell>
          <table:table-cell table:style-name="Default" table:formula="of:=IF(0.3&lt;[.BH113];1;0)" office:value-type="float" office:value="1" calcext:value-type="float">
            <text:p>1</text:p>
          </table:table-cell>
          <table:table-cell table:style-name="Default" table:formula="of:=IF(0.3&lt;[.BI113];1;0)" office:value-type="float" office:value="1" calcext:value-type="float">
            <text:p>1</text:p>
          </table:table-cell>
          <table:table-cell table:style-name="Default" table:formula="of:=IF(0.3&lt;[.BJ113];1;0)" office:value-type="float" office:value="1" calcext:value-type="float">
            <text:p>1</text:p>
          </table:table-cell>
          <table:table-cell table:style-name="Default" table:formula="of:=IF(0.3&lt;[.BK113];1;0)" office:value-type="float" office:value="1" calcext:value-type="float">
            <text:p>1</text:p>
          </table:table-cell>
          <table:table-cell table:style-name="Default" table:formula="of:=IF(0.3&lt;[.BL113];1;0)" office:value-type="float" office:value="1" calcext:value-type="float">
            <text:p>1</text:p>
          </table:table-cell>
          <table:table-cell table:style-name="Default" table:formula="of:=IF(0.3&lt;[.BM113];1;0)" office:value-type="float" office:value="1" calcext:value-type="float">
            <text:p>1</text:p>
          </table:table-cell>
          <table:table-cell table:style-name="Default" table:formula="of:=IF(0.3&lt;[.BN113];1;0)" office:value-type="float" office:value="1" calcext:value-type="float">
            <text:p>1</text:p>
          </table:table-cell>
          <table:table-cell table:style-name="Default" table:formula="of:=IF(0.3&lt;[.BO113];1;0)" office:value-type="float" office:value="1" calcext:value-type="float">
            <text:p>1</text:p>
          </table:table-cell>
          <table:table-cell table:style-name="Default" table:formula="of:=IF(0.3&lt;[.BP113];1;0)" office:value-type="float" office:value="1" calcext:value-type="float">
            <text:p>1</text:p>
          </table:table-cell>
          <table:table-cell table:style-name="Default" table:formula="of:=IF(0.3&lt;[.BQ113];1;0)" office:value-type="float" office:value="1" calcext:value-type="float">
            <text:p>1</text:p>
          </table:table-cell>
          <table:table-cell table:style-name="Default" table:formula="of:=IF(0.3&lt;[.BR113];1;0)" office:value-type="float" office:value="1" calcext:value-type="float">
            <text:p>1</text:p>
          </table:table-cell>
          <table:table-cell table:style-name="Default" table:formula="of:=IF(0.3&lt;[.BS113];1;0)" office:value-type="float" office:value="1" calcext:value-type="float">
            <text:p>1</text:p>
          </table:table-cell>
          <table:table-cell table:style-name="Default" table:formula="of:=IF(0.3&lt;[.BT113];1;0)" office:value-type="float" office:value="1" calcext:value-type="float">
            <text:p>1</text:p>
          </table:table-cell>
          <table:table-cell table:style-name="Default" table:formula="of:=IF(0.3&lt;[.BU113];1;0)" office:value-type="float" office:value="1" calcext:value-type="float">
            <text:p>1</text:p>
          </table:table-cell>
          <table:table-cell table:style-name="Default" table:formula="of:=IF(0.3&lt;[.BV113];1;0)" office:value-type="float" office:value="1" calcext:value-type="float">
            <text:p>1</text:p>
          </table:table-cell>
          <table:table-cell table:style-name="Default" table:formula="of:=IF(0.3&lt;[.BW113];1;0)" office:value-type="float" office:value="0" calcext:value-type="float">
            <text:p>0</text:p>
          </table:table-cell>
          <table:table-cell table:style-name="Default" table:formula="of:=IF(0.3&lt;[.BX113];1;0)" office:value-type="float" office:value="1" calcext:value-type="float">
            <text:p>1</text:p>
          </table:table-cell>
          <table:table-cell table:style-name="Default" table:formula="of:=IF(0.3&lt;[.BY113];1;0)" office:value-type="float" office:value="1" calcext:value-type="float">
            <text:p>1</text:p>
          </table:table-cell>
          <table:table-cell table:style-name="Default" table:formula="of:=IF(0.3&lt;[.BZ113];1;0)" office:value-type="float" office:value="1" calcext:value-type="float">
            <text:p>1</text:p>
          </table:table-cell>
          <table:table-cell table:style-name="Default" table:formula="of:=IF(0.3&lt;[.CA113];1;0)" office:value-type="float" office:value="1" calcext:value-type="float">
            <text:p>1</text:p>
          </table:table-cell>
          <table:table-cell table:style-name="Default" table:formula="of:=IF(0.3&lt;[.CB113];1;0)" office:value-type="float" office:value="1" calcext:value-type="float">
            <text:p>1</text:p>
          </table:table-cell>
          <table:table-cell table:style-name="Default" table:formula="of:=IF(0.3&lt;[.CC113];1;0)" office:value-type="float" office:value="0" calcext:value-type="float">
            <text:p>0</text:p>
          </table:table-cell>
          <table:table-cell table:style-name="Default" table:formula="of:=IF(0.3&lt;[.CD113];1;0)" office:value-type="float" office:value="1" calcext:value-type="float">
            <text:p>1</text:p>
          </table:table-cell>
          <table:table-cell table:style-name="Default" table:formula="of:=IF(0.3&lt;[.CE113];1;0)" office:value-type="float" office:value="1" calcext:value-type="float">
            <text:p>1</text:p>
          </table:table-cell>
          <table:table-cell table:style-name="Default" table:formula="of:=IF(0.3&lt;[.CF113];1;0)" office:value-type="float" office:value="1" calcext:value-type="float">
            <text:p>1</text:p>
          </table:table-cell>
          <table:table-cell table:style-name="Default" table:formula="of:=IF(0.3&lt;[.CG113];1;0)" office:value-type="float" office:value="1" calcext:value-type="float">
            <text:p>1</text:p>
          </table:table-cell>
          <table:table-cell table:style-name="Default" table:formula="of:=IF(0.3&lt;[.CH113];1;0)" office:value-type="float" office:value="1" calcext:value-type="float">
            <text:p>1</text:p>
          </table:table-cell>
          <table:table-cell table:style-name="Default" table:formula="of:=IF(0.3&lt;[.CI113];1;0)" office:value-type="float" office:value="1" calcext:value-type="float">
            <text:p>1</text:p>
          </table:table-cell>
          <table:table-cell table:style-name="Default" table:formula="of:=IF(0.3&lt;[.CJ113];1;0)" office:value-type="float" office:value="1" calcext:value-type="float">
            <text:p>1</text:p>
          </table:table-cell>
          <table:table-cell table:style-name="Default" table:formula="of:=IF(0.3&lt;[.CK113];1;0)" office:value-type="float" office:value="1" calcext:value-type="float">
            <text:p>1</text:p>
          </table:table-cell>
          <table:table-cell table:style-name="Default" table:formula="of:=IF(0.3&lt;[.CL113];1;0)" office:value-type="float" office:value="1" calcext:value-type="float">
            <text:p>1</text:p>
          </table:table-cell>
          <table:table-cell table:style-name="Default" table:formula="of:=IF(0.3&lt;[.CM113];1;0)" office:value-type="float" office:value="1" calcext:value-type="float">
            <text:p>1</text:p>
          </table:table-cell>
          <table:table-cell table:style-name="Default" table:formula="of:=IF(0.3&lt;[.CN113];1;0)" office:value-type="float" office:value="1" calcext:value-type="float">
            <text:p>1</text:p>
          </table:table-cell>
          <table:table-cell table:style-name="Default" table:formula="of:=IF(0.3&lt;[.CO113];1;0)" office:value-type="float" office:value="1" calcext:value-type="float">
            <text:p>1</text:p>
          </table:table-cell>
          <table:table-cell table:style-name="Default" table:formula="of:=IF(0.3&lt;[.CP113];1;0)" office:value-type="float" office:value="1" calcext:value-type="float">
            <text:p>1</text:p>
          </table:table-cell>
          <table:table-cell table:style-name="Default" table:formula="of:=IF(0.3&lt;[.CQ113];1;0)" office:value-type="float" office:value="1" calcext:value-type="float">
            <text:p>1</text:p>
          </table:table-cell>
          <table:table-cell table:style-name="Default" table:formula="of:=IF(0.3&lt;[.CR113];1;0)" office:value-type="float" office:value="1" calcext:value-type="float">
            <text:p>1</text:p>
          </table:table-cell>
          <table:table-cell table:style-name="Default" table:formula="of:=IF(0.3&lt;[.CS113];1;0)" office:value-type="float" office:value="1" calcext:value-type="float">
            <text:p>1</text:p>
          </table:table-cell>
          <table:table-cell table:style-name="Default" table:formula="of:=IF(0.3&lt;[.CT113];1;0)" office:value-type="float" office:value="1" calcext:value-type="float">
            <text:p>1</text:p>
          </table:table-cell>
          <table:table-cell table:style-name="Default" table:formula="of:=IF(0.3&lt;[.CU113];1;0)" office:value-type="float" office:value="1" calcext:value-type="float">
            <text:p>1</text:p>
          </table:table-cell>
          <table:table-cell table:style-name="Default" table:formula="of:=IF(0.3&lt;[.CV113];1;0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p[A;B]</text:p>
          </table:table-cell>
          <table:table-cell table:style-name="Default" table:number-columns-repeated="99"/>
        </table:table-row>
        <table:table-row table:style-name="ro1">
          <table:table-cell table:style-name="Default" table:formula="of:=IF(([.A115]=1)AND([.A117]=1);1;0)" office:value-type="float" office:value="1" calcext:value-type="float">
            <text:p>1</text:p>
          </table:table-cell>
          <table:table-cell table:style-name="Default" table:formula="of:=IF(([.B115]=1)AND([.B117]=1);1;0)" office:value-type="float" office:value="1" calcext:value-type="float">
            <text:p>1</text:p>
          </table:table-cell>
          <table:table-cell table:style-name="Default" table:formula="of:=IF(([.C115]=1)AND([.C117]=1);1;0)" office:value-type="float" office:value="1" calcext:value-type="float">
            <text:p>1</text:p>
          </table:table-cell>
          <table:table-cell table:style-name="Default" table:formula="of:=IF(([.D115]=1)AND([.D117]=1);1;0)" office:value-type="float" office:value="1" calcext:value-type="float">
            <text:p>1</text:p>
          </table:table-cell>
          <table:table-cell table:style-name="Default" table:formula="of:=IF(([.E115]=1)AND([.E117]=1);1;0)" office:value-type="float" office:value="1" calcext:value-type="float">
            <text:p>1</text:p>
          </table:table-cell>
          <table:table-cell table:style-name="Default" table:formula="of:=IF(([.F115]=1)AND([.F117]=1);1;0)" office:value-type="float" office:value="1" calcext:value-type="float">
            <text:p>1</text:p>
          </table:table-cell>
          <table:table-cell table:style-name="Default" table:formula="of:=IF(([.G115]=1)AND([.G117]=1);1;0)" office:value-type="float" office:value="1" calcext:value-type="float">
            <text:p>1</text:p>
          </table:table-cell>
          <table:table-cell table:style-name="Default" table:formula="of:=IF(([.H115]=1)AND([.H117]=1);1;0)" office:value-type="float" office:value="1" calcext:value-type="float">
            <text:p>1</text:p>
          </table:table-cell>
          <table:table-cell table:style-name="Default" table:formula="of:=IF(([.I115]=1)AND([.I117]=1);1;0)" office:value-type="float" office:value="1" calcext:value-type="float">
            <text:p>1</text:p>
          </table:table-cell>
          <table:table-cell table:style-name="Default" table:formula="of:=IF(([.J115]=1)AND([.J117]=1);1;0)" office:value-type="float" office:value="1" calcext:value-type="float">
            <text:p>1</text:p>
          </table:table-cell>
          <table:table-cell table:style-name="Default" table:formula="of:=IF(([.K115]=1)AND([.K117]=1);1;0)" office:value-type="float" office:value="1" calcext:value-type="float">
            <text:p>1</text:p>
          </table:table-cell>
          <table:table-cell table:style-name="Default" table:formula="of:=IF(([.L115]=1)AND([.L117]=1);1;0)" office:value-type="float" office:value="0" calcext:value-type="float">
            <text:p>0</text:p>
          </table:table-cell>
          <table:table-cell table:style-name="Default" table:formula="of:=IF(([.M115]=1)AND([.M117]=1);1;0)" office:value-type="float" office:value="0" calcext:value-type="float">
            <text:p>0</text:p>
          </table:table-cell>
          <table:table-cell table:style-name="Default" table:formula="of:=IF(([.N115]=1)AND([.N117]=1);1;0)" office:value-type="float" office:value="1" calcext:value-type="float">
            <text:p>1</text:p>
          </table:table-cell>
          <table:table-cell table:style-name="Default" table:formula="of:=IF(([.O115]=1)AND([.O117]=1);1;0)" office:value-type="float" office:value="1" calcext:value-type="float">
            <text:p>1</text:p>
          </table:table-cell>
          <table:table-cell table:style-name="Default" table:formula="of:=IF(([.P115]=1)AND([.P117]=1);1;0)" office:value-type="float" office:value="1" calcext:value-type="float">
            <text:p>1</text:p>
          </table:table-cell>
          <table:table-cell table:style-name="Default" table:formula="of:=IF(([.Q115]=1)AND([.Q117]=1);1;0)" office:value-type="float" office:value="1" calcext:value-type="float">
            <text:p>1</text:p>
          </table:table-cell>
          <table:table-cell table:style-name="Default" table:formula="of:=IF(([.R115]=1)AND([.R117]=1);1;0)" office:value-type="float" office:value="1" calcext:value-type="float">
            <text:p>1</text:p>
          </table:table-cell>
          <table:table-cell table:style-name="Default" table:formula="of:=IF(([.S115]=1)AND([.S117]=1);1;0)" office:value-type="float" office:value="1" calcext:value-type="float">
            <text:p>1</text:p>
          </table:table-cell>
          <table:table-cell table:style-name="Default" table:formula="of:=IF(([.T115]=1)AND([.T117]=1);1;0)" office:value-type="float" office:value="1" calcext:value-type="float">
            <text:p>1</text:p>
          </table:table-cell>
          <table:table-cell table:style-name="Default" table:formula="of:=IF(([.U115]=1)AND([.U117]=1);1;0)" office:value-type="float" office:value="1" calcext:value-type="float">
            <text:p>1</text:p>
          </table:table-cell>
          <table:table-cell table:style-name="Default" table:formula="of:=IF(([.V115]=1)AND([.V117]=1);1;0)" office:value-type="float" office:value="1" calcext:value-type="float">
            <text:p>1</text:p>
          </table:table-cell>
          <table:table-cell table:style-name="Default" table:formula="of:=IF(([.W115]=1)AND([.W117]=1);1;0)" office:value-type="float" office:value="1" calcext:value-type="float">
            <text:p>1</text:p>
          </table:table-cell>
          <table:table-cell table:style-name="Default" table:formula="of:=IF(([.X115]=1)AND([.X117]=1);1;0)" office:value-type="float" office:value="1" calcext:value-type="float">
            <text:p>1</text:p>
          </table:table-cell>
          <table:table-cell table:style-name="Default" table:formula="of:=IF(([.Y115]=1)AND([.Y117]=1);1;0)" office:value-type="float" office:value="1" calcext:value-type="float">
            <text:p>1</text:p>
          </table:table-cell>
          <table:table-cell table:style-name="Default" table:formula="of:=IF(([.Z115]=1)AND([.Z117]=1);1;0)" office:value-type="float" office:value="1" calcext:value-type="float">
            <text:p>1</text:p>
          </table:table-cell>
          <table:table-cell table:style-name="Default" table:formula="of:=IF(([.AA115]=1)AND([.AA117]=1);1;0)" office:value-type="float" office:value="0" calcext:value-type="float">
            <text:p>0</text:p>
          </table:table-cell>
          <table:table-cell table:style-name="Default" table:formula="of:=IF(([.AB115]=1)AND([.AB117]=1);1;0)" office:value-type="float" office:value="0" calcext:value-type="float">
            <text:p>0</text:p>
          </table:table-cell>
          <table:table-cell table:style-name="Default" table:formula="of:=IF(([.AC115]=1)AND([.AC117]=1);1;0)" office:value-type="float" office:value="1" calcext:value-type="float">
            <text:p>1</text:p>
          </table:table-cell>
          <table:table-cell table:style-name="Default" table:formula="of:=IF(([.AD115]=1)AND([.AD117]=1);1;0)" office:value-type="float" office:value="1" calcext:value-type="float">
            <text:p>1</text:p>
          </table:table-cell>
          <table:table-cell table:style-name="Default" table:formula="of:=IF(([.AE115]=1)AND([.AE117]=1);1;0)" office:value-type="float" office:value="1" calcext:value-type="float">
            <text:p>1</text:p>
          </table:table-cell>
          <table:table-cell table:style-name="Default" table:formula="of:=IF(([.AF115]=1)AND([.AF117]=1);1;0)" office:value-type="float" office:value="1" calcext:value-type="float">
            <text:p>1</text:p>
          </table:table-cell>
          <table:table-cell table:style-name="Default" table:formula="of:=IF(([.AG115]=1)AND([.AG117]=1);1;0)" office:value-type="float" office:value="1" calcext:value-type="float">
            <text:p>1</text:p>
          </table:table-cell>
          <table:table-cell table:style-name="Default" table:formula="of:=IF(([.AH115]=1)AND([.AH117]=1);1;0)" office:value-type="float" office:value="1" calcext:value-type="float">
            <text:p>1</text:p>
          </table:table-cell>
          <table:table-cell table:style-name="Default" table:formula="of:=IF(([.AI115]=1)AND([.AI117]=1);1;0)" office:value-type="float" office:value="1" calcext:value-type="float">
            <text:p>1</text:p>
          </table:table-cell>
          <table:table-cell table:style-name="Default" table:formula="of:=IF(([.AJ115]=1)AND([.AJ117]=1);1;0)" office:value-type="float" office:value="1" calcext:value-type="float">
            <text:p>1</text:p>
          </table:table-cell>
          <table:table-cell table:style-name="Default" table:formula="of:=IF(([.AK115]=1)AND([.AK117]=1);1;0)" office:value-type="float" office:value="1" calcext:value-type="float">
            <text:p>1</text:p>
          </table:table-cell>
          <table:table-cell table:style-name="Default" table:formula="of:=IF(([.AL115]=1)AND([.AL117]=1);1;0)" office:value-type="float" office:value="1" calcext:value-type="float">
            <text:p>1</text:p>
          </table:table-cell>
          <table:table-cell table:style-name="Default" table:formula="of:=IF(([.AM115]=1)AND([.AM117]=1);1;0)" office:value-type="float" office:value="1" calcext:value-type="float">
            <text:p>1</text:p>
          </table:table-cell>
          <table:table-cell table:style-name="Default" table:formula="of:=IF(([.AN115]=1)AND([.AN117]=1);1;0)" office:value-type="float" office:value="1" calcext:value-type="float">
            <text:p>1</text:p>
          </table:table-cell>
          <table:table-cell table:style-name="Default" table:formula="of:=IF(([.AO115]=1)AND([.AO117]=1);1;0)" office:value-type="float" office:value="1" calcext:value-type="float">
            <text:p>1</text:p>
          </table:table-cell>
          <table:table-cell table:style-name="Default" table:formula="of:=IF(([.AP115]=1)AND([.AP117]=1);1;0)" office:value-type="float" office:value="1" calcext:value-type="float">
            <text:p>1</text:p>
          </table:table-cell>
          <table:table-cell table:style-name="Default" table:formula="of:=IF(([.AQ115]=1)AND([.AQ117]=1);1;0)" office:value-type="float" office:value="1" calcext:value-type="float">
            <text:p>1</text:p>
          </table:table-cell>
          <table:table-cell table:style-name="Default" table:formula="of:=IF(([.AR115]=1)AND([.AR117]=1);1;0)" office:value-type="float" office:value="1" calcext:value-type="float">
            <text:p>1</text:p>
          </table:table-cell>
          <table:table-cell table:style-name="Default" table:formula="of:=IF(([.AS115]=1)AND([.AS117]=1);1;0)" office:value-type="float" office:value="1" calcext:value-type="float">
            <text:p>1</text:p>
          </table:table-cell>
          <table:table-cell table:style-name="Default" table:formula="of:=IF(([.AT115]=1)AND([.AT117]=1);1;0)" office:value-type="float" office:value="0" calcext:value-type="float">
            <text:p>0</text:p>
          </table:table-cell>
          <table:table-cell table:style-name="Default" table:formula="of:=IF(([.AU115]=1)AND([.AU117]=1);1;0)" office:value-type="float" office:value="1" calcext:value-type="float">
            <text:p>1</text:p>
          </table:table-cell>
          <table:table-cell table:style-name="Default" table:formula="of:=IF(([.AV115]=1)AND([.AV117]=1);1;0)" office:value-type="float" office:value="1" calcext:value-type="float">
            <text:p>1</text:p>
          </table:table-cell>
          <table:table-cell table:style-name="Default" table:formula="of:=IF(([.AW115]=1)AND([.AW117]=1);1;0)" office:value-type="float" office:value="1" calcext:value-type="float">
            <text:p>1</text:p>
          </table:table-cell>
          <table:table-cell table:style-name="Default" table:formula="of:=IF(([.AX115]=1)AND([.AX117]=1);1;0)" office:value-type="float" office:value="1" calcext:value-type="float">
            <text:p>1</text:p>
          </table:table-cell>
          <table:table-cell table:style-name="Default" table:formula="of:=IF(([.AY115]=1)AND([.AY117]=1);1;0)" office:value-type="float" office:value="1" calcext:value-type="float">
            <text:p>1</text:p>
          </table:table-cell>
          <table:table-cell table:style-name="Default" table:formula="of:=IF(([.AZ115]=1)AND([.AZ117]=1);1;0)" office:value-type="float" office:value="0" calcext:value-type="float">
            <text:p>0</text:p>
          </table:table-cell>
          <table:table-cell table:style-name="Default" table:formula="of:=IF(([.BA115]=1)AND([.BA117]=1);1;0)" office:value-type="float" office:value="1" calcext:value-type="float">
            <text:p>1</text:p>
          </table:table-cell>
          <table:table-cell table:style-name="Default" table:formula="of:=IF(([.BB115]=1)AND([.BB117]=1);1;0)" office:value-type="float" office:value="0" calcext:value-type="float">
            <text:p>0</text:p>
          </table:table-cell>
          <table:table-cell table:style-name="Default" table:formula="of:=IF(([.BC115]=1)AND([.BC117]=1);1;0)" office:value-type="float" office:value="1" calcext:value-type="float">
            <text:p>1</text:p>
          </table:table-cell>
          <table:table-cell table:style-name="Default" table:formula="of:=IF(([.BD115]=1)AND([.BD117]=1);1;0)" office:value-type="float" office:value="1" calcext:value-type="float">
            <text:p>1</text:p>
          </table:table-cell>
          <table:table-cell table:style-name="Default" table:formula="of:=IF(([.BE115]=1)AND([.BE117]=1);1;0)" office:value-type="float" office:value="1" calcext:value-type="float">
            <text:p>1</text:p>
          </table:table-cell>
          <table:table-cell table:style-name="Default" table:formula="of:=IF(([.BF115]=1)AND([.BF117]=1);1;0)" office:value-type="float" office:value="1" calcext:value-type="float">
            <text:p>1</text:p>
          </table:table-cell>
          <table:table-cell table:style-name="Default" table:formula="of:=IF(([.BG115]=1)AND([.BG117]=1);1;0)" office:value-type="float" office:value="1" calcext:value-type="float">
            <text:p>1</text:p>
          </table:table-cell>
          <table:table-cell table:style-name="Default" table:formula="of:=IF(([.BH115]=1)AND([.BH117]=1);1;0)" office:value-type="float" office:value="1" calcext:value-type="float">
            <text:p>1</text:p>
          </table:table-cell>
          <table:table-cell table:style-name="Default" table:formula="of:=IF(([.BI115]=1)AND([.BI117]=1);1;0)" office:value-type="float" office:value="1" calcext:value-type="float">
            <text:p>1</text:p>
          </table:table-cell>
          <table:table-cell table:style-name="Default" table:formula="of:=IF(([.BJ115]=1)AND([.BJ117]=1);1;0)" office:value-type="float" office:value="1" calcext:value-type="float">
            <text:p>1</text:p>
          </table:table-cell>
          <table:table-cell table:style-name="Default" table:formula="of:=IF(([.BK115]=1)AND([.BK117]=1);1;0)" office:value-type="float" office:value="1" calcext:value-type="float">
            <text:p>1</text:p>
          </table:table-cell>
          <table:table-cell table:style-name="Default" table:formula="of:=IF(([.BL115]=1)AND([.BL117]=1);1;0)" office:value-type="float" office:value="1" calcext:value-type="float">
            <text:p>1</text:p>
          </table:table-cell>
          <table:table-cell table:style-name="Default" table:formula="of:=IF(([.BM115]=1)AND([.BM117]=1);1;0)" office:value-type="float" office:value="1" calcext:value-type="float">
            <text:p>1</text:p>
          </table:table-cell>
          <table:table-cell table:style-name="Default" table:formula="of:=IF(([.BN115]=1)AND([.BN117]=1);1;0)" office:value-type="float" office:value="1" calcext:value-type="float">
            <text:p>1</text:p>
          </table:table-cell>
          <table:table-cell table:style-name="Default" table:formula="of:=IF(([.BO115]=1)AND([.BO117]=1);1;0)" office:value-type="float" office:value="1" calcext:value-type="float">
            <text:p>1</text:p>
          </table:table-cell>
          <table:table-cell table:style-name="Default" table:formula="of:=IF(([.BP115]=1)AND([.BP117]=1);1;0)" office:value-type="float" office:value="1" calcext:value-type="float">
            <text:p>1</text:p>
          </table:table-cell>
          <table:table-cell table:style-name="Default" table:formula="of:=IF(([.BQ115]=1)AND([.BQ117]=1);1;0)" office:value-type="float" office:value="1" calcext:value-type="float">
            <text:p>1</text:p>
          </table:table-cell>
          <table:table-cell table:style-name="Default" table:formula="of:=IF(([.BR115]=1)AND([.BR117]=1);1;0)" office:value-type="float" office:value="1" calcext:value-type="float">
            <text:p>1</text:p>
          </table:table-cell>
          <table:table-cell table:style-name="Default" table:formula="of:=IF(([.BS115]=1)AND([.BS117]=1);1;0)" office:value-type="float" office:value="1" calcext:value-type="float">
            <text:p>1</text:p>
          </table:table-cell>
          <table:table-cell table:style-name="Default" table:formula="of:=IF(([.BT115]=1)AND([.BT117]=1);1;0)" office:value-type="float" office:value="1" calcext:value-type="float">
            <text:p>1</text:p>
          </table:table-cell>
          <table:table-cell table:style-name="Default" table:formula="of:=IF(([.BU115]=1)AND([.BU117]=1);1;0)" office:value-type="float" office:value="1" calcext:value-type="float">
            <text:p>1</text:p>
          </table:table-cell>
          <table:table-cell table:style-name="Default" table:formula="of:=IF(([.BV115]=1)AND([.BV117]=1);1;0)" office:value-type="float" office:value="1" calcext:value-type="float">
            <text:p>1</text:p>
          </table:table-cell>
          <table:table-cell table:style-name="Default" table:formula="of:=IF(([.BW115]=1)AND([.BW117]=1);1;0)" office:value-type="float" office:value="0" calcext:value-type="float">
            <text:p>0</text:p>
          </table:table-cell>
          <table:table-cell table:style-name="Default" table:formula="of:=IF(([.BX115]=1)AND([.BX117]=1);1;0)" office:value-type="float" office:value="1" calcext:value-type="float">
            <text:p>1</text:p>
          </table:table-cell>
          <table:table-cell table:style-name="Default" table:formula="of:=IF(([.BY115]=1)AND([.BY117]=1);1;0)" office:value-type="float" office:value="1" calcext:value-type="float">
            <text:p>1</text:p>
          </table:table-cell>
          <table:table-cell table:style-name="Default" table:formula="of:=IF(([.BZ115]=1)AND([.BZ117]=1);1;0)" office:value-type="float" office:value="1" calcext:value-type="float">
            <text:p>1</text:p>
          </table:table-cell>
          <table:table-cell table:style-name="Default" table:formula="of:=IF(([.CA115]=1)AND([.CA117]=1);1;0)" office:value-type="float" office:value="1" calcext:value-type="float">
            <text:p>1</text:p>
          </table:table-cell>
          <table:table-cell table:style-name="Default" table:formula="of:=IF(([.CB115]=1)AND([.CB117]=1);1;0)" office:value-type="float" office:value="1" calcext:value-type="float">
            <text:p>1</text:p>
          </table:table-cell>
          <table:table-cell table:style-name="Default" table:formula="of:=IF(([.CC115]=1)AND([.CC117]=1);1;0)" office:value-type="float" office:value="0" calcext:value-type="float">
            <text:p>0</text:p>
          </table:table-cell>
          <table:table-cell table:style-name="Default" table:formula="of:=IF(([.CD115]=1)AND([.CD117]=1);1;0)" office:value-type="float" office:value="1" calcext:value-type="float">
            <text:p>1</text:p>
          </table:table-cell>
          <table:table-cell table:style-name="Default" table:formula="of:=IF(([.CE115]=1)AND([.CE117]=1);1;0)" office:value-type="float" office:value="1" calcext:value-type="float">
            <text:p>1</text:p>
          </table:table-cell>
          <table:table-cell table:style-name="Default" table:formula="of:=IF(([.CF115]=1)AND([.CF117]=1);1;0)" office:value-type="float" office:value="1" calcext:value-type="float">
            <text:p>1</text:p>
          </table:table-cell>
          <table:table-cell table:style-name="Default" table:formula="of:=IF(([.CG115]=1)AND([.CG117]=1);1;0)" office:value-type="float" office:value="1" calcext:value-type="float">
            <text:p>1</text:p>
          </table:table-cell>
          <table:table-cell table:style-name="Default" table:formula="of:=IF(([.CH115]=1)AND([.CH117]=1);1;0)" office:value-type="float" office:value="1" calcext:value-type="float">
            <text:p>1</text:p>
          </table:table-cell>
          <table:table-cell table:style-name="Default" table:formula="of:=IF(([.CI115]=1)AND([.CI117]=1);1;0)" office:value-type="float" office:value="1" calcext:value-type="float">
            <text:p>1</text:p>
          </table:table-cell>
          <table:table-cell table:style-name="Default" table:formula="of:=IF(([.CJ115]=1)AND([.CJ117]=1);1;0)" office:value-type="float" office:value="1" calcext:value-type="float">
            <text:p>1</text:p>
          </table:table-cell>
          <table:table-cell table:style-name="Default" table:formula="of:=IF(([.CK115]=1)AND([.CK117]=1);1;0)" office:value-type="float" office:value="1" calcext:value-type="float">
            <text:p>1</text:p>
          </table:table-cell>
          <table:table-cell table:style-name="Default" table:formula="of:=IF(([.CL115]=1)AND([.CL117]=1);1;0)" office:value-type="float" office:value="1" calcext:value-type="float">
            <text:p>1</text:p>
          </table:table-cell>
          <table:table-cell table:style-name="Default" table:formula="of:=IF(([.CM115]=1)AND([.CM117]=1);1;0)" office:value-type="float" office:value="1" calcext:value-type="float">
            <text:p>1</text:p>
          </table:table-cell>
          <table:table-cell table:style-name="Default" table:formula="of:=IF(([.CN115]=1)AND([.CN117]=1);1;0)" office:value-type="float" office:value="1" calcext:value-type="float">
            <text:p>1</text:p>
          </table:table-cell>
          <table:table-cell table:style-name="Default" table:formula="of:=IF(([.CO115]=1)AND([.CO117]=1);1;0)" office:value-type="float" office:value="1" calcext:value-type="float">
            <text:p>1</text:p>
          </table:table-cell>
          <table:table-cell table:style-name="Default" table:formula="of:=IF(([.CP115]=1)AND([.CP117]=1);1;0)" office:value-type="float" office:value="1" calcext:value-type="float">
            <text:p>1</text:p>
          </table:table-cell>
          <table:table-cell table:style-name="Default" table:formula="of:=IF(([.CQ115]=1)AND([.CQ117]=1);1;0)" office:value-type="float" office:value="1" calcext:value-type="float">
            <text:p>1</text:p>
          </table:table-cell>
          <table:table-cell table:style-name="Default" table:formula="of:=IF(([.CR115]=1)AND([.CR117]=1);1;0)" office:value-type="float" office:value="1" calcext:value-type="float">
            <text:p>1</text:p>
          </table:table-cell>
          <table:table-cell table:style-name="Default" table:formula="of:=IF(([.CS115]=1)AND([.CS117]=1);1;0)" office:value-type="float" office:value="1" calcext:value-type="float">
            <text:p>1</text:p>
          </table:table-cell>
          <table:table-cell table:style-name="Default" table:formula="of:=IF(([.CT115]=1)AND([.CT117]=1);1;0)" office:value-type="float" office:value="1" calcext:value-type="float">
            <text:p>1</text:p>
          </table:table-cell>
          <table:table-cell table:style-name="Default" table:formula="of:=IF(([.CU115]=1)AND([.CU117]=1);1;0)" office:value-type="float" office:value="1" calcext:value-type="float">
            <text:p>1</text:p>
          </table:table-cell>
          <table:table-cell table:style-name="Default" table:formula="of:=IF(([.CV115]=1)AND([.CV117]=1);1;0)" office:value-type="float" office:value="1" calcext:value-type="float">
            <text:p>1</text:p>
          </table:table-cell>
        </table:table-row>
        <table:table-row table:style-name="ro1">
          <table:table-cell table:style-name="Default" table:number-columns-repeated="100"/>
        </table:table-row>
        <table:table-row table:style-name="ro1">
          <table:table-cell table:style-name="Default" table:formula="of:=COUNTIF([.A119:.CV119];1)/100" office:value-type="float" office:value="0.91" calcext:value-type="float">
            <text:p>0,91</text:p>
          </table:table-cell>
          <table:table-cell table:style-name="Default" table:number-columns-repeated="9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14:35:49.899849440</meta:creation-date>
    <dc:date>2023-10-20T15:18:11.302177811</dc:date>
    <meta:editing-duration>PT42M22S</meta:editing-duration>
    <meta:editing-cycles>1</meta:editing-cycles>
    <meta:document-statistic meta:table-count="1" meta:cell-count="11012" meta:object-count="0"/>
    <meta:generator>LibreOffice/7.6.2.1$Linux_X86_64 LibreOffice_project/9d0b4c0791fc17bc4181a67fd90c5aaed576d1c0</meta:generator>
  </office:meta>
</office:document-meta>
</file>